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811 Sheet1.C1:Sheet1.C8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0430807770300346" calcext:value-type="float">
            <text:p>0.04308077703003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/>
          <table:table-cell office:value-type="float" office:value="0.00521592973834069" calcext:value-type="float">
            <text:p>0.00521592973834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/>
          <table:table-cell office:value-type="float" office:value="0.00553050916252648" calcext:value-type="float">
            <text:p>0.00553050916252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/>
          <table:table-cell office:value-type="float" office:value="0.00585692497782665" calcext:value-type="float">
            <text:p>0.0058569249778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/>
          <table:table-cell office:value-type="float" office:value="0.00619542674529603" calcext:value-type="float">
            <text:p>0.0061954267452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/>
          <table:table-cell office:value-type="float" office:value="0.00654634657646434" calcext:value-type="float">
            <text:p>0.0065463465764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0.00690991868675557" calcext:value-type="float">
            <text:p>0.0069099186867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office:value-type="float" office:value="0.00728650492344487" calcext:value-type="float">
            <text:p>0.0072865049234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office:value-type="float" office:value="0.00767632411219535" calcext:value-type="float">
            <text:p>0.00767632411219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office:value-type="float" office:value="0.0080797677795129" calcext:value-type="float">
            <text:p>0.008079767779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849703930860397" calcext:value-type="float">
            <text:p>0.0084970393086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/>
          <table:table-cell office:value-type="float" office:value="0.00892855983732869" calcext:value-type="float">
            <text:p>0.00892855983732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float" office:value="0.00937451724499305" calcext:value-type="float">
            <text:p>0.0093745172449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float" office:value="0.00983536220139913" calcext:value-type="float">
            <text:p>0.00983536220139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/>
          <table:table-cell office:value-type="float" office:value="0.0103112670115957" calcext:value-type="float">
            <text:p>0.01031126701159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float" office:value="0.0108027117862112" calcext:value-type="float">
            <text:p>0.01080271178621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/>
          <table:table-cell office:value-type="float" office:value="0.0113098531766067" calcext:value-type="float">
            <text:p>0.01130985317660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/>
          <table:table-cell office:value-type="float" office:value="0.0118332006312678" calcext:value-type="float">
            <text:p>0.01183320063126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/>
          <table:table-cell office:value-type="float" office:value="0.0123728950592143" calcext:value-type="float">
            <text:p>0.01237289505921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/>
          <table:table-cell office:value-type="float" office:value="0.0129294751318228" calcext:value-type="float">
            <text:p>0.012929475131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0135030659177568" calcext:value-type="float">
            <text:p>0.01350306591775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/>
          <table:table-cell office:value-type="float" office:value="0.0140942351841931" calcext:value-type="float">
            <text:p>0.01409423518419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float" office:value="0.0147030920519373" calcext:value-type="float">
            <text:p>0.01470309205193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float" office:value="0.015330233244626" calcext:value-type="float">
            <text:p>0.01533023324462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/>
          <table:table-cell office:value-type="float" office:value="0.0159757518181038" calcext:value-type="float">
            <text:p>0.01597575181810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office:value-type="float" office:value="0.0166402733007745" calcext:value-type="float">
            <text:p>0.01664027330077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/>
          <table:table-cell office:value-type="float" office:value="0.0173238745567157" calcext:value-type="float">
            <text:p>0.017323874556716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/>
          <table:table-cell office:value-type="float" office:value="0.0180272097549598" calcext:value-type="float">
            <text:p>0.0180272097549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/>
          <table:table-cell office:value-type="float" office:value="0.0187503394312112" calcext:value-type="float">
            <text:p>0.01875033943121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/>
          <table:table-cell office:value-type="float" office:value="0.0194939462184651" calcext:value-type="float">
            <text:p>0.019493946218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020258074177582" calcext:value-type="float">
            <text:p>0.020258074177582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/>
          <table:table-cell office:value-type="float" office:value="0.0210434342162508" calcext:value-type="float">
            <text:p>0.021043434216251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float" office:value="0.0218500537640811" calcext:value-type="float">
            <text:p>0.02185005376408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/>
          <table:table-cell office:value-type="float" office:value="0.0226786718015371" calcext:value-type="float">
            <text:p>0.0226786718015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/>
          <table:table-cell office:value-type="float" office:value="0.0235292989605864" calcext:value-type="float">
            <text:p>0.02352929896058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office:value-type="float" office:value="0.0244027020798572" calcext:value-type="float">
            <text:p>0.02440270207985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/>
          <table:table-cell office:value-type="float" office:value="0.0252988748172584" calcext:value-type="float">
            <text:p>0.02529887481725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/>
          <table:table-cell office:value-type="float" office:value="0.0262186116422532" calcext:value-type="float">
            <text:p>0.02621861164225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/>
          <table:table-cell office:value-type="float" office:value="0.0271618890522359" calcext:value-type="float">
            <text:p>0.027161889052236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/>
          <table:table-cell office:value-type="float" office:value="0.0281295289074394" calcext:value-type="float">
            <text:p>0.028129528907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0291214903482355" calcext:value-type="float">
            <text:p>0.029121490348236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/>
          <table:table-cell office:value-type="float" office:value="0.0301386223728341" calcext:value-type="float">
            <text:p>0.0301386223728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float" office:value="0.0311808665580328" calcext:value-type="float">
            <text:p>0.031180866558033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float" office:value="0.0322490987745103" calcext:value-type="float">
            <text:p>0.0322490987745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/>
          <table:table-cell office:value-type="float" office:value="0.0333432428189176" calcext:value-type="float">
            <text:p>0.0333432428189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/>
          <table:table-cell office:value-type="float" office:value="0.0344642011562207" calcext:value-type="float">
            <text:p>0.034464201156221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/>
          <table:table-cell office:value-type="float" office:value="0.0356118795763585" calcext:value-type="float">
            <text:p>0.03561187957635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/>
          <table:table-cell office:value-type="float" office:value="0.0367872068477716" calcext:value-type="float">
            <text:p>0.03678720684777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/>
          <table:table-cell office:value-type="float" office:value="0.0379900705171928" calcext:value-type="float">
            <text:p>0.03799007051719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/>
          <table:table-cell office:value-type="float" office:value="0.0392214253531527" calcext:value-type="float">
            <text:p>0.0392214253531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404811404128236" calcext:value-type="float">
            <text:p>0.04048114041282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float" office:value="0.0417701961489548" calcext:value-type="float">
            <text:p>0.041770196148955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float" office:value="0.0430884428730159" calcext:value-type="float">
            <text:p>0.04308844287301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float" office:value="0.0444368863937128" calcext:value-type="float">
            <text:p>0.04443688639371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/>
          <table:table-cell office:value-type="float" office:value="0.0458153580109931" calcext:value-type="float">
            <text:p>0.04581535801099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/>
          <table:table-cell office:value-type="float" office:value="0.0472248885489747" calcext:value-type="float">
            <text:p>0.04722488854897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/>
          <table:table-cell office:value-type="float" office:value="0.0486652900206968" calcext:value-type="float">
            <text:p>0.04866529002069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/>
          <table:table-cell office:value-type="float" office:value="0.0501376179129905" calcext:value-type="float">
            <text:p>0.05013761791299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/>
          <table:table-cell office:value-type="float" office:value="0.0516416646671682" calcext:value-type="float">
            <text:p>0.05164166466716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/>
          <table:table-cell office:value-type="float" office:value="0.0531785100680698" calcext:value-type="float">
            <text:p>0.05317851006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547479266911689" calcext:value-type="float">
            <text:p>0.05474792669116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float" office:value="0.0563510182427651" calcext:value-type="float">
            <text:p>0.05635101824276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/>
          <table:table-cell office:value-type="float" office:value="0.057987537129264" calcext:value-type="float">
            <text:p>0.05798753712926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/>
          <table:table-cell office:value-type="float" office:value="0.0596586105901973" calcext:value-type="float">
            <text:p>0.05965861059019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/>
          <table:table-cell office:value-type="float" office:value="0.0613639705507351" calcext:value-type="float">
            <text:p>0.06136397055073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/>
          <table:table-cell office:value-type="float" office:value="0.0631047673839377" calcext:value-type="float">
            <text:p>0.06310476738393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/>
          <table:table-cell office:value-type="float" office:value="0.0648807122128226" calcext:value-type="float">
            <text:p>0.06488071221282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/>
          <table:table-cell office:value-type="float" office:value="0.0666929781330101" calcext:value-type="float">
            <text:p>0.06669297813301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/>
          <table:table-cell office:value-type="float" office:value="0.0685412551359187" calcext:value-type="float">
            <text:p>0.068541255135919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/>
          <table:table-cell office:value-type="float" office:value="0.0704267386177154" calcext:value-type="float">
            <text:p>0.070426738617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723490971004713" calcext:value-type="float">
            <text:p>0.07234909710047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/>
          <table:table-cell office:value-type="float" office:value="0.0743095478480917" calcext:value-type="float">
            <text:p>0.07430954784809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/>
          <table:table-cell office:value-type="float" office:value="0.0763077375674911" calcext:value-type="float">
            <text:p>0.07630773756749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/>
          <table:table-cell office:value-type="float" office:value="0.0783449049469651" calcext:value-type="float">
            <text:p>0.078344904946965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/>
          <table:table-cell office:value-type="float" office:value="0.0804206745246705" calcext:value-type="float">
            <text:p>0.080420674524671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/>
          <table:table-cell office:value-type="float" office:value="0.0825363059596791" calcext:value-type="float">
            <text:p>0.082536305959679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/>
          <table:table-cell office:value-type="float" office:value="0.0846914012602722" calcext:value-type="float">
            <text:p>0.08469140126027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/>
          <table:table-cell office:value-type="float" office:value="0.0868872405927115" calcext:value-type="float">
            <text:p>0.08688724059271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/>
          <table:table-cell office:value-type="float" office:value="0.0891234030670609" calcext:value-type="float">
            <text:p>0.089123403067061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/>
          <table:table-cell office:value-type="float" office:value="0.0914011888835211" calcext:value-type="float">
            <text:p>0.0914011888835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937201538786834" calcext:value-type="float">
            <text:p>0.093720153878683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float" office:value="0.0960816178040926" calcext:value-type="float">
            <text:p>0.09608161780409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/>
          <table:table-cell office:value-type="float" office:value="0.0984851128410229" calcext:value-type="float">
            <text:p>0.09848511284102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float" office:value="0.10093197780077" calcext:value-type="float">
            <text:p>0.1009319778007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/>
          <table:table-cell office:value-type="float" office:value="0.103421720821194" calcext:value-type="float">
            <text:p>0.103421720821194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/>
          <table:table-cell office:value-type="float" office:value="0.105955699273101" calcext:value-type="float">
            <text:p>0.105955699273101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/>
          <table:table-cell office:value-type="float" office:value="0.108533396856949" calcext:value-type="float">
            <text:p>0.10853339685694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/>
          <table:table-cell office:value-type="float" office:value="0.111156188994531" calcext:value-type="float">
            <text:p>0.11115618899453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/>
          <table:table-cell office:value-type="float" office:value="0.113823534549397" calcext:value-type="float">
            <text:p>0.11382353454939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/>
          <table:table-cell office:value-type="float" office:value="0.116536826477907" calcext:value-type="float">
            <text:p>0.1165368264779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119295498402057" calcext:value-type="float">
            <text:p>0.11929549840205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/>
          <table:table-cell office:value-type="float" office:value="0.122100960288868" calcext:value-type="float">
            <text:p>0.12210096028886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/>
          <table:table-cell office:value-type="float" office:value="0.124952620109393" calcext:value-type="float">
            <text:p>0.12495262010939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/>
          <table:table-cell office:value-type="float" office:value="0.12785190431032" calcext:value-type="float">
            <text:p>0.1278519043103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/>
          <table:table-cell office:value-type="float" office:value="0.130798194798055" calcext:value-type="float">
            <text:p>0.130798194798055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/>
          <table:table-cell office:value-type="float" office:value="0.133792933961308" calcext:value-type="float">
            <text:p>0.13379293396130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/>
          <table:table-cell office:value-type="float" office:value="0.136835477224229" calcext:value-type="float">
            <text:p>0.13683547722422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/>
          <table:table-cell office:value-type="float" office:value="0.139927282373692" calcext:value-type="float">
            <text:p>0.13992728237369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/>
          <table:table-cell office:value-type="float" office:value="0.143067677930529" calcext:value-type="float">
            <text:p>0.14306767793052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/>
          <table:table-cell office:value-type="float" office:value="0.146258136530165" calcext:value-type="float">
            <text:p>0.146258136530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149497959366048" calcext:value-type="float">
            <text:p>0.149497959366048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/>
          <table:table-cell office:value-type="float" office:value="0.152788633367246" calcext:value-type="float">
            <text:p>0.15278863336724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/>
          <table:table-cell office:value-type="float" office:value="0.156129431973222" calcext:value-type="float">
            <text:p>0.156129431973222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/>
          <table:table-cell office:value-type="float" office:value="0.159521855846971" calcext:value-type="float">
            <text:p>0.15952185584697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/>
          <table:table-cell office:value-type="float" office:value="0.16296515024531" calcext:value-type="float">
            <text:p>0.16296515024531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/>
          <table:table-cell office:value-type="float" office:value="0.166460829001126" calcext:value-type="float">
            <text:p>0.16646082900112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/>
          <table:table-cell office:value-type="float" office:value="0.170008108758357" calcext:value-type="float">
            <text:p>0.17000810875835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/>
          <table:table-cell office:value-type="float" office:value="0.173608515951935" calcext:value-type="float">
            <text:p>0.17360851595193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/>
          <table:table-cell office:value-type="float" office:value="0.177261238181619" calcext:value-type="float">
            <text:p>0.17726123818161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/>
          <table:table-cell office:value-type="float" office:value="0.180967813913235" calcext:value-type="float">
            <text:p>0.1809678139132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184727401270506" calcext:value-type="float">
            <text:p>0.184727401270506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/>
          <table:table-cell office:value-type="float" office:value="0.188541550176225" calcext:value-type="float">
            <text:p>0.188541550176225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/>
          <table:table-cell office:value-type="float" office:value="0.192409388846192" calcext:value-type="float">
            <text:p>0.192409388846192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/>
          <table:table-cell office:value-type="float" office:value="0.196332478083994" calcext:value-type="float">
            <text:p>0.19633247808399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/>
          <table:table-cell office:value-type="float" office:value="0.200309915766112" calcext:value-type="float">
            <text:p>0.200309915766112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/>
          <table:table-cell office:value-type="float" office:value="0.204343272999069" calcext:value-type="float">
            <text:p>0.204343272999069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/>
          <table:table-cell office:value-type="float" office:value="0.208431616889662" calcext:value-type="float">
            <text:p>0.20843161688966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/>
          <table:table-cell office:value-type="float" office:value="0.212576528268341" calcext:value-type="float">
            <text:p>0.21257652826834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/>
          <table:table-cell office:value-type="float" office:value="0.216777043043448" calcext:value-type="float">
            <text:p>0.21677704304344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/>
          <table:table-cell office:value-type="float" office:value="0.221034751189771" calcext:value-type="float">
            <text:p>0.2210347511897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225348656990557" calcext:value-type="float">
            <text:p>0.225348656990557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/>
          <table:table-cell office:value-type="float" office:value="0.229720358985331" calcext:value-type="float">
            <text:p>0.22972035898533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/>
          <table:table-cell office:value-type="float" office:value="0.23414882940832" calcext:value-type="float">
            <text:p>0.2341488294083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/>
          <table:table-cell office:value-type="float" office:value="0.238635674784747" calcext:value-type="float">
            <text:p>0.23863567478474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/>
          <table:table-cell office:value-type="float" office:value="0.243179834879157" calcext:value-type="float">
            <text:p>0.243179834879157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/>
          <table:table-cell office:value-type="float" office:value="0.24778292362458" calcext:value-type="float">
            <text:p>0.2477829236245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/>
          <table:table-cell office:value-type="float" office:value="0.252443847899077" calcext:value-type="float">
            <text:p>0.252443847899077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/>
          <table:table-cell office:value-type="float" office:value="0.257164228467326" calcext:value-type="float">
            <text:p>0.257164228467326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/>
          <table:table-cell office:value-type="float" office:value="0.261942938908532" calcext:value-type="float">
            <text:p>0.26194293890853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/>
          <table:table-cell office:value-type="float" office:value="0.266781606245191" calcext:value-type="float">
            <text:p>0.2667816062451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27167907035029" calcext:value-type="float">
            <text:p>0.27167907035029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/>
          <table:table-cell office:value-type="float" office:value="0.276636963933242" calcext:value-type="float">
            <text:p>0.276636963933242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/>
          <table:table-cell office:value-type="float" office:value="0.281654092759071" calcext:value-type="float">
            <text:p>0.28165409275907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/>
          <table:table-cell office:value-type="float" office:value="0.286732094656725" calcext:value-type="float">
            <text:p>0.28673209465672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/>
          <table:table-cell office:value-type="float" office:value="0.291869740887717" calcext:value-type="float">
            <text:p>0.291869740887717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/>
          <table:table-cell office:value-type="float" office:value="0.297068673837285" calcext:value-type="float">
            <text:p>0.29706867383728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/>
          <table:table-cell office:value-type="float" office:value="0.302327629874677" calcext:value-type="float">
            <text:p>0.302327629874677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/>
          <table:table-cell office:value-type="float" office:value="0.307648255382912" calcext:value-type="float">
            <text:p>0.30764825538291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/>
          <table:table-cell office:value-type="float" office:value="0.313029251457611" calcext:value-type="float">
            <text:p>0.313029251457611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/>
          <table:table-cell office:value-type="float" office:value="0.318472267926412" calcext:value-type="float">
            <text:p>0.3184722679264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323975970237938" calcext:value-type="float">
            <text:p>0.323975970237938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/>
          <table:table-cell office:value-type="float" office:value="0.329542011117236" calcext:value-type="float">
            <text:p>0.32954201111723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/>
          <table:table-cell office:value-type="float" office:value="0.335169020001152" calcext:value-type="float">
            <text:p>0.335169020001152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/>
          <table:table-cell office:value-type="float" office:value="0.340858651971492" calcext:value-type="float">
            <text:p>0.340858651971492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/>
          <table:table-cell office:value-type="float" office:value="0.346609500097728" calcext:value-type="float">
            <text:p>0.346609500097728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/>
          <table:table-cell office:value-type="float" office:value="0.352423221284953" calcext:value-type="float">
            <text:p>0.35242322128495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/>
          <table:table-cell office:value-type="float" office:value="0.358298371889446" calcext:value-type="float">
            <text:p>0.358298371889446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/>
          <table:table-cell office:value-type="float" office:value="0.36423661011389" calcext:value-type="float">
            <text:p>0.36423661011389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/>
          <table:table-cell office:value-type="float" office:value="0.370236455265934" calcext:value-type="float">
            <text:p>0.37023645526593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/>
          <table:table-cell office:value-type="float" office:value="0.376299566328533" calcext:value-type="float">
            <text:p>0.376299566328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382424425236233" calcext:value-type="float">
            <text:p>0.38242442523623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/>
          <table:table-cell office:value-type="float" office:value="0.388612691243919" calcext:value-type="float">
            <text:p>0.388612691243919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/>
          <table:table-cell office:value-type="float" office:value="0.394862808600123" calcext:value-type="float">
            <text:p>0.394862808600123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/>
          <table:table-cell office:value-type="float" office:value="0.4011764363329" calcext:value-type="float">
            <text:p>0.4011764363329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/>
          <table:table-cell office:value-type="float" office:value="0.40755198070399" calcext:value-type="float">
            <text:p>0.4075519807039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/>
          <table:table-cell office:value-type="float" office:value="0.413991100026025" calcext:value-type="float">
            <text:p>0.413991100026025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/>
          <table:table-cell office:value-type="float" office:value="0.42049216228589" calcext:value-type="float">
            <text:p>0.42049216228589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/>
          <table:table-cell office:value-type="float" office:value="0.427056824602964" calcext:value-type="float">
            <text:p>0.42705682460296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/>
          <table:table-cell office:value-type="float" office:value="0.433683416414495" calcext:value-type="float">
            <text:p>0.43368341641449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/>
          <table:table-cell office:value-type="float" office:value="0.44037359318011" calcext:value-type="float">
            <text:p>0.44037359318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447125645526499" calcext:value-type="float">
            <text:p>0.447125645526499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/>
          <table:table-cell office:value-type="float" office:value="0.453941226798955" calcext:value-type="float">
            <text:p>0.45394122679895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/>
          <table:table-cell office:value-type="float" office:value="0.460818588567091" calcext:value-type="float">
            <text:p>0.460818588567091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/>
          <table:table-cell office:value-type="float" office:value="0.467759381619736" calcext:value-type="float">
            <text:p>0.46775938161973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/>
          <table:table-cell office:value-type="float" office:value="0.474761818237876" calcext:value-type="float">
            <text:p>0.474761818237876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/>
          <table:table-cell office:value-type="float" office:value="0.481827546224805" calcext:value-type="float">
            <text:p>0.481827546224805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/>
          <table:table-cell office:value-type="float" office:value="0.488954738356813" calcext:value-type="float">
            <text:p>0.48895473835681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/>
          <table:table-cell office:value-type="float" office:value="0.49614503903614" calcext:value-type="float">
            <text:p>0.4961450390361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/>
          <table:table-cell office:value-type="float" office:value="0.503396581334354" calcext:value-type="float">
            <text:p>0.50339658133435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/>
          <table:table-cell office:value-type="float" office:value="0.510711005851252" calcext:value-type="float">
            <text:p>0.5107110058512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518086405770183" calcext:value-type="float">
            <text:p>0.518086405770183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/>
          <table:table-cell office:value-type="float" office:value="0.525524417501747" calcext:value-type="float">
            <text:p>0.52552441750174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/>
          <table:table-cell office:value-type="float" office:value="0.533023094174638" calcext:value-type="float">
            <text:p>0.533023094174638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/>
          <table:table-cell office:value-type="float" office:value="0.540584067638656" calcext:value-type="float">
            <text:p>0.54058406763865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/>
          <table:table-cell office:value-type="float" office:value="0.548205350818945" calcext:value-type="float">
            <text:p>0.54820535081894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/>
          <table:table-cell office:value-type="float" office:value="0.555888570648564" calcext:value-type="float">
            <text:p>0.55588857064856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/>
          <table:table-cell office:value-type="float" office:value="0.563631699718236" calcext:value-type="float">
            <text:p>0.56363169971823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/>
          <table:table-cell office:value-type="float" office:value="0.571436359704475" calcext:value-type="float">
            <text:p>0.57143635970447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/>
          <table:table-cell office:value-type="float" office:value="0.579300482751217" calcext:value-type="float">
            <text:p>0.579300482751217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/>
          <table:table-cell office:value-type="float" office:value="0.587225684955234" calcext:value-type="float">
            <text:p>0.587225684955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595209857920265" calcext:value-type="float">
            <text:p>0.595209857920265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/>
          <table:table-cell office:value-type="float" office:value="0.603254611857213" calcext:value-type="float">
            <text:p>0.60325461185721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/>
          <table:table-cell office:value-type="float" office:value="0.611357797755589" calcext:value-type="float">
            <text:p>0.611357797755589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/>
          <table:table-cell office:value-type="float" office:value="0.61952101965184" calcext:value-type="float">
            <text:p>0.6195210196518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/>
          <table:table-cell office:value-type="float" office:value="0.627742087867009" calcext:value-type="float">
            <text:p>0.62774208786700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/>
          <table:table-cell office:value-type="float" office:value="0.636022599992432" calcext:value-type="float">
            <text:p>0.63602259999243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/>
          <table:table-cell office:value-type="float" office:value="0.644360325646685" calcext:value-type="float">
            <text:p>0.64436032564668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/>
          <table:table-cell office:value-type="float" office:value="0.652756855723688" calcext:value-type="float">
            <text:p>0.65275685572368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/>
          <table:table-cell office:value-type="float" office:value="0.66120991912614" calcext:value-type="float">
            <text:p>0.6612099191261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/>
          <table:table-cell office:value-type="float" office:value="0.669721099816992" calcext:value-type="float">
            <text:p>0.6697210998169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678288085990632" calcext:value-type="float">
            <text:p>0.67828808599063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/>
          <table:table-cell office:value-type="float" office:value="0.686912454464607" calcext:value-type="float">
            <text:p>0.68691245446460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/>
          <table:table-cell office:value-type="float" office:value="0.695591852753878" calcext:value-type="float">
            <text:p>0.695591852753878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/>
          <table:table-cell office:value-type="float" office:value="0.704327850335643" calcext:value-type="float">
            <text:p>0.70432785033564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/>
          <table:table-cell office:value-type="float" office:value="0.71311805409597" calcext:value-type="float">
            <text:p>0.71311805409597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/>
          <table:table-cell office:value-type="float" office:value="0.721964025996566" calcext:value-type="float">
            <text:p>0.72196402599656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/>
          <table:table-cell office:value-type="float" office:value="0.73086333236712" calcext:value-type="float">
            <text:p>0.73086333236712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/>
          <table:table-cell office:value-type="float" office:value="0.739817527498827" calcext:value-type="float">
            <text:p>0.73981752749882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/>
          <table:table-cell office:value-type="float" office:value="0.748824137259768" calcext:value-type="float">
            <text:p>0.74882413725976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/>
          <table:table-cell office:value-type="float" office:value="0.757884708136049" calcext:value-type="float">
            <text:p>0.7578847081360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766996725651422" calcext:value-type="float">
            <text:p>0.766996725651422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/>
          <table:table-cell office:value-type="float" office:value="0.776161728373019" calcext:value-type="float">
            <text:p>0.776161728373019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/>
          <table:table-cell office:value-type="float" office:value="0.785377161620343" calcext:value-type="float">
            <text:p>0.785377161620343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/>
          <table:table-cell office:value-type="float" office:value="0.794644555948609" calcext:value-type="float">
            <text:p>0.794644555948609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/>
          <table:table-cell office:value-type="float" office:value="0.803961316636149" calcext:value-type="float">
            <text:p>0.80396131663614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/>
          <table:table-cell office:value-type="float" office:value="0.813328966154509" calcext:value-type="float">
            <text:p>0.81332896615450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/>
          <table:table-cell office:value-type="float" office:value="0.822744869927132" calcext:value-type="float">
            <text:p>0.82274486992713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/>
          <table:table-cell office:value-type="float" office:value="0.832210542291533" calcext:value-type="float">
            <text:p>0.83221054229153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/>
          <table:table-cell office:value-type="float" office:value="0.841723309025939" calcext:value-type="float">
            <text:p>0.841723309025939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/>
          <table:table-cell office:value-type="float" office:value="0.851284676305045" calcext:value-type="float">
            <text:p>0.8512846763050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860891930495079" calcext:value-type="float">
            <text:p>0.860891930495079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/>
          <table:table-cell office:value-type="float" office:value="0.870546569600865" calcext:value-type="float">
            <text:p>0.87054656960086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/>
          <table:table-cell office:value-type="float" office:value="0.880245840833538" calcext:value-type="float">
            <text:p>0.88024584083353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/>
          <table:table-cell office:value-type="float" office:value="0.889991234042861" calcext:value-type="float">
            <text:p>0.88999123404286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/>
          <table:table-cell office:value-type="float" office:value="0.899779957565574" calcext:value-type="float">
            <text:p>0.899779957565574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/>
          <table:table-cell office:value-type="float" office:value="0.909613493133172" calcext:value-type="float">
            <text:p>0.909613493133172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/>
          <table:table-cell office:value-type="float" office:value="0.919489010512582" calcext:value-type="float">
            <text:p>0.919489010512582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/>
          <table:table-cell office:value-type="float" office:value="0.929407983375901" calcext:value-type="float">
            <text:p>0.929407983375901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/>
          <table:table-cell office:value-type="float" office:value="0.939367543248739" calcext:value-type="float">
            <text:p>0.93936754324873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/>
          <table:table-cell office:value-type="float" office:value="0.949369155824818" calcext:value-type="float">
            <text:p>0.9493691558248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594099147409" calcext:value-type="float">
            <text:p>0.959409914740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/>
          <table:table-cell office:value-type="float" office:value="0.969491277815502" calcext:value-type="float">
            <text:p>0.96949127781550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/>
          <table:table-cell office:value-type="float" office:value="0.979610301173017" calcext:value-type="float">
            <text:p>0.97961030117301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/>
          <table:table-cell office:value-type="float" office:value="0.989768434882114" calcext:value-type="float">
            <text:p>0.98976843488211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/>
          <table:table-cell office:value-type="float" office:value="0.999962697955225" calcext:value-type="float">
            <text:p>0.99996269795522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/>
          <table:table-cell office:value-type="float" office:value="1.01019453285872" calcext:value-type="float">
            <text:p>1.01019453285872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/>
          <table:table-cell office:value-type="float" office:value="1.02046092191741" calcext:value-type="float">
            <text:p>1.02046092191741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/>
          <table:table-cell office:value-type="float" office:value="1.03076330016504" calcext:value-type="float">
            <text:p>1.0307633001650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/>
          <table:table-cell office:value-type="float" office:value="1.04109861368699" calcext:value-type="float">
            <text:p>1.04109861368699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/>
          <table:table-cell office:value-type="float" office:value="1.0514682902761" calcext:value-type="float">
            <text:p>1.05146829027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.06186924025029" calcext:value-type="float">
            <text:p>1.06186924025029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/>
          <table:table-cell office:value-type="float" office:value="1.07230288437519" calcext:value-type="float">
            <text:p>1.07230288437519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/>
          <table:table-cell office:value-type="float" office:value="1.08276609769686" calcext:value-type="float">
            <text:p>1.08276609769686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/>
          <table:table-cell office:value-type="float" office:value="1.0932602941893" calcext:value-type="float">
            <text:p>1.093260294189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/>
          <table:table-cell office:value-type="float" office:value="1.10378231414576" calcext:value-type="float">
            <text:p>1.10378231414576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/>
          <table:table-cell office:value-type="float" office:value="1.11433356500589" calcext:value-type="float">
            <text:p>1.1143335650058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/>
          <table:table-cell office:value-type="float" office:value="1.12491085285253" calcext:value-type="float">
            <text:p>1.1249108528525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/>
          <table:table-cell office:value-type="float" office:value="1.13551557886979" calcext:value-type="float">
            <text:p>1.13551557886979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/>
          <table:table-cell office:value-type="float" office:value="1.14614451549562" calcext:value-type="float">
            <text:p>1.1461445154956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/>
          <table:table-cell office:value-type="float" office:value="1.15679905795875" calcext:value-type="float">
            <text:p>1.15679905795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.16747594564064" calcext:value-type="float">
            <text:p>1.16747594564064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/>
          <table:table-cell office:value-type="float" office:value="1.1781765681359" calcext:value-type="float">
            <text:p>1.1781765681359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/>
          <table:table-cell office:value-type="float" office:value="1.18889763238054" calcext:value-type="float">
            <text:p>1.18889763238054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/>
          <table:table-cell office:value-type="float" office:value="1.19964052267722" calcext:value-type="float">
            <text:p>1.1996405226772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/>
          <table:table-cell office:value-type="float" office:value="1.21040191414986" calcext:value-type="float">
            <text:p>1.21040191414986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/>
          <table:table-cell office:value-type="float" office:value="1.22118318617191" calcext:value-type="float">
            <text:p>1.2211831861719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/>
          <table:table-cell office:value-type="float" office:value="1.23198098271066" calcext:value-type="float">
            <text:p>1.23198098271066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/>
          <table:table-cell office:value-type="float" office:value="1.24279667859339" calcext:value-type="float">
            <text:p>1.2427966785933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/>
          <table:table-cell office:value-type="float" office:value="1.2536268873079" calcext:value-type="float">
            <text:p>1.2536268873079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/>
          <table:table-cell office:value-type="float" office:value="1.2644729795383" calcext:value-type="float">
            <text:p>1.26447297953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27533153899141" calcext:value-type="float">
            <text:p>1.27533153899141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/>
          <table:table-cell office:value-type="float" office:value="1.28620393263079" calcext:value-type="float">
            <text:p>1.28620393263079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/>
          <table:table-cell office:value-type="float" office:value="1.29708671510179" calcext:value-type="float">
            <text:p>1.2970867151017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/>
          <table:table-cell office:value-type="float" office:value="1.30798125008923" calcext:value-type="float">
            <text:p>1.3079812500892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/>
          <table:table-cell office:value-type="float" office:value="1.31888406391707" calcext:value-type="float">
            <text:p>1.3188840639170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/>
          <table:table-cell office:value-type="float" office:value="1.32979651745209" calcext:value-type="float">
            <text:p>1.32979651745209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/>
          <table:table-cell office:value-type="float" office:value="1.34071510945702" calcext:value-type="float">
            <text:p>1.34071510945702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/>
          <table:table-cell office:value-type="float" office:value="1.3516411984597" calcext:value-type="float">
            <text:p>1.351641198459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/>
          <table:table-cell office:value-type="float" office:value="1.3625712564415" calcext:value-type="float">
            <text:p>1.3625712564415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/>
          <table:table-cell office:value-type="float" office:value="1.37350664008832" calcext:value-type="float">
            <text:p>1.373506640088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.38444379539928" calcext:value-type="float">
            <text:p>1.38444379539928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/>
          <table:table-cell office:value-type="float" office:value="1.39538407773285" calcext:value-type="float">
            <text:p>1.3953840777328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/>
          <table:table-cell office:value-type="float" office:value="1.40632390792363" calcext:value-type="float">
            <text:p>1.40632390792363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/>
          <table:table-cell office:value-type="float" office:value="1.41726464053413" calcext:value-type="float">
            <text:p>1.4172646405341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/>
          <table:table-cell office:value-type="float" office:value="1.42820267207036" calcext:value-type="float">
            <text:p>1.4282026720703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/>
          <table:table-cell office:value-type="float" office:value="1.43913935684681" calcext:value-type="float">
            <text:p>1.43913935684681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/>
          <table:table-cell office:value-type="float" office:value="1.45007106789442" calcext:value-type="float">
            <text:p>1.45007106789442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/>
          <table:table-cell office:value-type="float" office:value="1.46099915984349" calcext:value-type="float">
            <text:p>1.46099915984349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/>
          <table:table-cell office:value-type="float" office:value="1.47191998312044" calcext:value-type="float">
            <text:p>1.47191998312044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/>
          <table:table-cell office:value-type="float" office:value="1.48283489325056" calcext:value-type="float">
            <text:p>1.482834893250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.49374021894276" calcext:value-type="float">
            <text:p>1.49374021894276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/>
          <table:table-cell office:value-type="float" office:value="1.5046373172112" calcext:value-type="float">
            <text:p>1.504637317211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/>
          <table:table-cell office:value-type="float" office:value="1.51552249595013" calcext:value-type="float">
            <text:p>1.5155224959501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/>
          <table:table-cell office:value-type="float" office:value="1.52639711427063" calcext:value-type="float">
            <text:p>1.52639711427063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/>
          <table:table-cell office:value-type="float" office:value="1.53725746017027" calcext:value-type="float">
            <text:p>1.53725746017027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/>
          <table:table-cell office:value-type="float" office:value="1.54810489547862" calcext:value-type="float">
            <text:p>1.5481048954786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/>
          <table:table-cell office:value-type="float" office:value="1.5589356892291" calcext:value-type="float">
            <text:p>1.5589356892291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/>
          <table:table-cell office:value-type="float" office:value="1.56975120660416" calcext:value-type="float">
            <text:p>1.56975120660416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/>
          <table:table-cell office:value-type="float" office:value="1.58054769861947" calcext:value-type="float">
            <text:p>1.58054769861947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/>
          <table:table-cell office:value-type="float" office:value="1.59132653445695" calcext:value-type="float">
            <text:p>1.591326534456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.60208394807401" calcext:value-type="float">
            <text:p>1.60208394807401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/>
          <table:table-cell office:value-type="float" office:value="1.61282131331016" calcext:value-type="float">
            <text:p>1.61282131331016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/>
          <table:table-cell office:value-type="float" office:value="1.6235348480365" calcext:value-type="float">
            <text:p>1.6235348480365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/>
          <table:table-cell office:value-type="float" office:value="1.63422593141903" calcext:value-type="float">
            <text:p>1.6342259314190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/>
          <table:table-cell office:value-type="float" office:value="1.64489076622618" calcext:value-type="float">
            <text:p>1.64489076622618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/>
          <table:table-cell office:value-type="float" office:value="1.65553073762939" calcext:value-type="float">
            <text:p>1.65553073762939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/>
          <table:table-cell office:value-type="float" office:value="1.66614203428904" calcext:value-type="float">
            <text:p>1.66614203428904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/>
          <table:table-cell office:value-type="float" office:value="1.67672604807032" calcext:value-type="float">
            <text:p>1.6767260480703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/>
          <table:table-cell office:value-type="float" office:value="1.68727895453032" calcext:value-type="float">
            <text:p>1.6872789545303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/>
          <table:table-cell office:value-type="float" office:value="1.69780215292486" calcext:value-type="float">
            <text:p>1.697802152924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.70829180672194" calcext:value-type="float">
            <text:p>1.70829180672194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/>
          <table:table-cell office:value-type="float" office:value="1.71874932327273" calcext:value-type="float">
            <text:p>1.7187493232727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/>
          <table:table-cell office:value-type="float" office:value="1.72917085497894" calcext:value-type="float">
            <text:p>1.72917085497894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/>
          <table:table-cell office:value-type="float" office:value="1.73955781799877" calcext:value-type="float">
            <text:p>1.73955781799877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/>
          <table:table-cell office:value-type="float" office:value="1.74990635469829" calcext:value-type="float">
            <text:p>1.7499063546982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/>
          <table:table-cell office:value-type="float" office:value="1.7602178907607" calcext:value-type="float">
            <text:p>1.7602178907607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/>
          <table:table-cell office:value-type="float" office:value="1.77048855955402" calcext:value-type="float">
            <text:p>1.7704885595540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/>
          <table:table-cell office:value-type="float" office:value="1.78071979700983" calcext:value-type="float">
            <text:p>1.7807197970098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/>
          <table:table-cell office:value-type="float" office:value="1.79090772854188" calcext:value-type="float">
            <text:p>1.79090772854188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/>
          <table:table-cell office:value-type="float" office:value="1.80105380105811" calcext:value-type="float">
            <text:p>1.801053801058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.81115413306709" calcext:value-type="float">
            <text:p>1.81115413306709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/>
          <table:table-cell office:value-type="float" office:value="1.82121018318494" calcext:value-type="float">
            <text:p>1.8212101831849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/>
          <table:table-cell office:value-type="float" office:value="1.83121806406854" calcext:value-type="float">
            <text:p>1.83121806406854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/>
          <table:table-cell office:value-type="float" office:value="1.84117924677694" calcext:value-type="float">
            <text:p>1.84117924677694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/>
          <table:table-cell office:value-type="float" office:value="1.8510898391725" calcext:value-type="float">
            <text:p>1.8510898391725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/>
          <table:table-cell office:value-type="float" office:value="1.86095132549404" calcext:value-type="float">
            <text:p>1.86095132549404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/>
          <table:table-cell office:value-type="float" office:value="1.87075980986927" calcext:value-type="float">
            <text:p>1.8707598098692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/>
          <table:table-cell office:value-type="float" office:value="1.88051679045487" calcext:value-type="float">
            <text:p>1.88051679045487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/>
          <table:table-cell office:value-type="float" office:value="1.89021836870568" calcext:value-type="float">
            <text:p>1.89021836870568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/>
          <table:table-cell office:value-type="float" office:value="1.89986605743471" calcext:value-type="float">
            <text:p>1.899866057434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.90945595648664" calcext:value-type="float">
            <text:p>1.90945595648664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/>
          <table:table-cell office:value-type="float" office:value="1.91898959406889" calcext:value-type="float">
            <text:p>1.91898959406889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/>
          <table:table-cell office:value-type="float" office:value="1.92846306947879" calcext:value-type="float">
            <text:p>1.92846306947879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/>
          <table:table-cell office:value-type="float" office:value="1.93787792705483" calcext:value-type="float">
            <text:p>1.93787792705483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/>
          <table:table-cell office:value-type="float" office:value="1.94723026660905" calcext:value-type="float">
            <text:p>1.94723026660905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/>
          <table:table-cell office:value-type="float" office:value="1.95652164934552" calcext:value-type="float">
            <text:p>1.9565216493455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/>
          <table:table-cell office:value-type="float" office:value="1.96574817665134" calcext:value-type="float">
            <text:p>1.96574817665134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/>
          <table:table-cell office:value-type="float" office:value="1.97491142732755" calcext:value-type="float">
            <text:p>1.97491142732755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/>
          <table:table-cell office:value-type="float" office:value="1.98400750539408" calcext:value-type="float">
            <text:p>1.98400750539408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/>
          <table:table-cell office:value-type="float" office:value="1.99303800797644" calcext:value-type="float">
            <text:p>1.99303800797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.00199904278171" calcext:value-type="float">
            <text:p>2.00199904278171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/>
          <table:table-cell office:value-type="float" office:value="2.01089222598246" calcext:value-type="float">
            <text:p>2.01089222598246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/>
          <table:table-cell office:value-type="float" office:value="2.0197136700229" calcext:value-type="float">
            <text:p>2.0197136700229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/>
          <table:table-cell office:value-type="float" office:value="2.02846501083963" calcext:value-type="float">
            <text:p>2.02846501083963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/>
          <table:table-cell office:value-type="float" office:value="2.03714236665864" calcext:value-type="float">
            <text:p>2.03714236665864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/>
          <table:table-cell office:value-type="float" office:value="2.04574739389093" calcext:value-type="float">
            <text:p>2.04574739389093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/>
          <table:table-cell office:value-type="float" office:value="2.05427621758287" calcext:value-type="float">
            <text:p>2.05427621758287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/>
          <table:table-cell office:value-type="float" office:value="2.06273051532278" calcext:value-type="float">
            <text:p>2.0627305153227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/>
          <table:table-cell office:value-type="float" office:value="2.07110642000892" calcext:value-type="float">
            <text:p>2.07110642000892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/>
          <table:table-cell office:value-type="float" office:value="2.07940563110158" calcext:value-type="float">
            <text:p>2.079405631101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.08762429037452" calcext:value-type="float">
            <text:p>2.08762429037452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/>
          <table:table-cell office:value-type="float" office:value="2.09576411984548" calcext:value-type="float">
            <text:p>2.09576411984548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/>
          <table:table-cell office:value-type="float" office:value="2.10382127117858" calcext:value-type="float">
            <text:p>2.10382127117858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/>
          <table:table-cell office:value-type="float" office:value="2.11179748962444" calcext:value-type="float">
            <text:p>2.11179748962444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/>
          <table:table-cell office:value-type="float" office:value="2.11968893774272" calcext:value-type="float">
            <text:p>2.1196889377427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/>
          <table:table-cell office:value-type="float" office:value="2.12749738468155" calcext:value-type="float">
            <text:p>2.1274973846815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/>
          <table:table-cell office:value-type="float" office:value="2.13521900489077" calcext:value-type="float">
            <text:p>2.13521900489077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/>
          <table:table-cell office:value-type="float" office:value="2.14285559206894" calcext:value-type="float">
            <text:p>2.14285559206894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/>
          <table:table-cell office:value-type="float" office:value="2.1504033335394" calcext:value-type="float">
            <text:p>2.1504033335394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/>
          <table:table-cell office:value-type="float" office:value="2.15786404819151" calcext:value-type="float">
            <text:p>2.157864048191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.16523393719317" calcext:value-type="float">
            <text:p>2.16523393719317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/>
          <table:table-cell office:value-type="float" office:value="2.17251484525159" calcext:value-type="float">
            <text:p>2.17251484525159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/>
          <table:table-cell office:value-type="float" office:value="2.17970298833731" calcext:value-type="float">
            <text:p>2.17970298833731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/>
          <table:table-cell office:value-type="float" office:value="2.1868002375883" calcext:value-type="float">
            <text:p>2.1868002375883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/>
          <table:table-cell office:value-type="float" office:value="2.19380282472186" calcext:value-type="float">
            <text:p>2.19380282472186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/>
          <table:table-cell office:value-type="float" office:value="2.20071264790469" calcext:value-type="float">
            <text:p>2.20071264790469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/>
          <table:table-cell office:value-type="float" office:value="2.20752595553036" calcext:value-type="float">
            <text:p>2.20752595553036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/>
          <table:table-cell office:value-type="float" office:value="2.21424467337653" calcext:value-type="float">
            <text:p>2.21424467337653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/>
          <table:table-cell office:value-type="float" office:value="2.22086506742709" calcext:value-type="float">
            <text:p>2.2208650674270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/>
          <table:table-cell office:value-type="float" office:value="2.2273890916364" calcext:value-type="float">
            <text:p>2.2273890916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.23381303047644" calcext:value-type="float">
            <text:p>2.23381303047644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/>
          <table:table-cell office:value-type="float" office:value="2.24013886662679" calcext:value-type="float">
            <text:p>2.2401388666267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/>
          <table:table-cell office:value-type="float" office:value="2.24636290392828" calcext:value-type="float">
            <text:p>2.24636290392828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/>
          <table:table-cell office:value-type="float" office:value="2.25248715431623" calcext:value-type="float">
            <text:p>2.25248715431623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/>
          <table:table-cell office:value-type="float" office:value="2.25850794186332" calcext:value-type="float">
            <text:p>2.2585079418633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/>
          <table:table-cell office:value-type="float" office:value="2.26442730827248" calcext:value-type="float">
            <text:p>2.26442730827248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/>
          <table:table-cell office:value-type="float" office:value="2.27024159869273" calcext:value-type="float">
            <text:p>2.27024159869273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/>
          <table:table-cell office:value-type="float" office:value="2.27595288508701" calcext:value-type="float">
            <text:p>2.27595288508701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/>
          <table:table-cell office:value-type="float" office:value="2.28155753450604" calcext:value-type="float">
            <text:p>2.28155753450604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/>
          <table:table-cell office:value-type="float" office:value="2.28705764964513" calcext:value-type="float">
            <text:p>2.287057649645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.29244962026208" calcext:value-type="float">
            <text:p>2.29244962026208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/>
          <table:table-cell office:value-type="float" office:value="2.29773558023616" calcext:value-type="float">
            <text:p>2.29773558023616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/>
          <table:table-cell office:value-type="float" office:value="2.30291194281712" calcext:value-type="float">
            <text:p>2.3029119428171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/>
          <table:table-cell office:value-type="float" office:value="2.30798087349843" calcext:value-type="float">
            <text:p>2.30798087349843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/>
          <table:table-cell office:value-type="float" office:value="2.31293880978536" calcext:value-type="float">
            <text:p>2.31293880978536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/>
          <table:table-cell office:value-type="float" office:value="2.31778794919383" calcext:value-type="float">
            <text:p>2.31778794919383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/>
          <table:table-cell office:value-type="float" office:value="2.3225247542264" calcext:value-type="float">
            <text:p>2.3225247542264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/>
          <table:table-cell office:value-type="float" office:value="2.32715145480701" calcext:value-type="float">
            <text:p>2.32715145480701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/>
          <table:table-cell office:value-type="float" office:value="2.33166453915481" calcext:value-type="float">
            <text:p>2.33166453915481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/>
          <table:table-cell office:value-type="float" office:value="2.33606626996422" calcext:value-type="float">
            <text:p>2.336066269964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.3403531618672" calcext:value-type="float">
            <text:p>2.3403531618672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/>
          <table:table-cell office:value-type="float" office:value="2.34452751066732" calcext:value-type="float">
            <text:p>2.34452751066732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/>
          <table:table-cell office:value-type="float" office:value="2.34858585808201" calcext:value-type="float">
            <text:p>2.34858585808201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/>
          <table:table-cell office:value-type="float" office:value="2.35253053333844" calcext:value-type="float">
            <text:p>2.35253053333844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/>
          <table:table-cell office:value-type="float" office:value="2.35635810588793" calcext:value-type="float">
            <text:p>2.35635810588793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/>
          <table:table-cell office:value-type="float" office:value="2.3600709386709" calcext:value-type="float">
            <text:p>2.3600709386709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/>
          <table:table-cell office:value-type="float" office:value="2.36366562949643" calcext:value-type="float">
            <text:p>2.3636656294964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/>
          <table:table-cell office:value-type="float" office:value="2.36714457528258" calcext:value-type="float">
            <text:p>2.36714457528258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/>
          <table:table-cell office:value-type="float" office:value="2.37050440279484" calcext:value-type="float">
            <text:p>2.37050440279484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/>
          <table:table-cell office:value-type="float" office:value="2.37374754316762" calcext:value-type="float">
            <text:p>2.373747543167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.37687065269585" calcext:value-type="float">
            <text:p>2.3768706526958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/>
          <table:table-cell office:value-type="float" office:value="2.37987619694287" calcext:value-type="float">
            <text:p>2.37987619694287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/>
          <table:table-cell office:value-type="float" office:value="2.38276086228013" calcext:value-type="float">
            <text:p>2.38276086228013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/>
          <table:table-cell office:value-type="float" office:value="2.38552714888589" calcext:value-type="float">
            <text:p>2.3855271488858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/>
          <table:table-cell office:value-type="float" office:value="2.38817177372864" calcext:value-type="float">
            <text:p>2.38817177372864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/>
          <table:table-cell office:value-type="float" office:value="2.39069727176078" calcext:value-type="float">
            <text:p>2.3906972717607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/>
          <table:table-cell office:value-type="float" office:value="2.39310039104155" calcext:value-type="float">
            <text:p>2.3931003910415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/>
          <table:table-cell office:value-type="float" office:value="2.39538370142936" calcext:value-type="float">
            <text:p>2.39538370142936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/>
          <table:table-cell office:value-type="float" office:value="2.39754398254079" calcext:value-type="float">
            <text:p>2.39754398254079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/>
          <table:table-cell office:value-type="float" office:value="2.39958383924461" calcext:value-type="float">
            <text:p>2.399583839244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.40150008315377" calcext:value-type="float">
            <text:p>2.40150008315377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/>
          <table:table-cell office:value-type="float" office:value="2.40329535422391" calcext:value-type="float">
            <text:p>2.40329535422391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/>
          <table:table-cell office:value-type="float" office:value="2.40496649647561" calcext:value-type="float">
            <text:p>2.40496649647561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/>
          <table:table-cell office:value-type="float" office:value="2.4065161849998" calcext:value-type="float">
            <text:p>2.4065161849998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/>
          <table:table-cell office:value-type="float" office:value="2.40794129660791" calcext:value-type="float">
            <text:p>2.4079412966079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/>
          <table:table-cell office:value-type="float" office:value="2.40924454154617" calcext:value-type="float">
            <text:p>2.40924454154617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/>
          <table:table-cell office:value-type="float" office:value="2.4104228297718" calcext:value-type="float">
            <text:p>2.4104228297718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/>
          <table:table-cell office:value-type="float" office:value="2.41147890667796" calcext:value-type="float">
            <text:p>2.41147890667796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/>
          <table:table-cell office:value-type="float" office:value="2.41240971569405" calcext:value-type="float">
            <text:p>2.41240971569405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/>
          <table:table-cell office:value-type="float" office:value="2.41321803732296" calcext:value-type="float">
            <text:p>2.41321803732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.41390084876409" calcext:value-type="float">
            <text:p>2.41390084876409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/>
          <table:table-cell office:value-type="float" office:value="2.41446096556413" calcext:value-type="float">
            <text:p>2.41446096556413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/>
          <table:table-cell office:value-type="float" office:value="2.4148953989614" calcext:value-type="float">
            <text:p>2.4148953989614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/>
          <table:table-cell office:value-type="float" office:value="2.41520699945149" calcext:value-type="float">
            <text:p>2.41520699945149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/>
          <table:table-cell office:value-type="float" office:value="2.41539281255172" calcext:value-type="float">
            <text:p>2.4153928125517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/>
          <table:table-cell office:value-type="float" office:value="2.41545572358268" calcext:value-type="float">
            <text:p>2.41545572358268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/>
          <table:table-cell office:value-type="float" office:value="2.41539281255172" calcext:value-type="float">
            <text:p>2.41539281255172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/>
          <table:table-cell office:value-type="float" office:value="2.41520699945149" calcext:value-type="float">
            <text:p>2.41520699945149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/>
          <table:table-cell office:value-type="float" office:value="2.4148953989614" calcext:value-type="float">
            <text:p>2.4148953989614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/>
          <table:table-cell office:value-type="float" office:value="2.41446096556413" calcext:value-type="float">
            <text:p>2.414460965564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.41390084876409" calcext:value-type="float">
            <text:p>2.41390084876409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/>
          <table:table-cell office:value-type="float" office:value="2.41321803732296" calcext:value-type="float">
            <text:p>2.41321803732296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/>
          <table:table-cell office:value-type="float" office:value="2.41240971569405" calcext:value-type="float">
            <text:p>2.41240971569405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/>
          <table:table-cell office:value-type="float" office:value="2.41147890667796" calcext:value-type="float">
            <text:p>2.41147890667796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/>
          <table:table-cell office:value-type="float" office:value="2.4104228297718" calcext:value-type="float">
            <text:p>2.4104228297718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/>
          <table:table-cell office:value-type="float" office:value="2.40924454154617" calcext:value-type="float">
            <text:p>2.4092445415461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/>
          <table:table-cell office:value-type="float" office:value="2.40794129660791" calcext:value-type="float">
            <text:p>2.40794129660791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/>
          <table:table-cell office:value-type="float" office:value="2.4065161849998" calcext:value-type="float">
            <text:p>2.4065161849998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/>
          <table:table-cell office:value-type="float" office:value="2.40496649647561" calcext:value-type="float">
            <text:p>2.40496649647561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/>
          <table:table-cell office:value-type="float" office:value="2.40329535422391" calcext:value-type="float">
            <text:p>2.403295354223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.40150008315377" calcext:value-type="float">
            <text:p>2.40150008315377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/>
          <table:table-cell office:value-type="float" office:value="2.39958383924461" calcext:value-type="float">
            <text:p>2.39958383924461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/>
          <table:table-cell office:value-type="float" office:value="2.39754398254079" calcext:value-type="float">
            <text:p>2.39754398254079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/>
          <table:table-cell office:value-type="float" office:value="2.39538370142936" calcext:value-type="float">
            <text:p>2.39538370142936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/>
          <table:table-cell office:value-type="float" office:value="2.39310039104155" calcext:value-type="float">
            <text:p>2.39310039104155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/>
          <table:table-cell office:value-type="float" office:value="2.39069727176078" calcext:value-type="float">
            <text:p>2.39069727176078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/>
          <table:table-cell office:value-type="float" office:value="2.38817177372864" calcext:value-type="float">
            <text:p>2.38817177372864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/>
          <table:table-cell office:value-type="float" office:value="2.38552714888589" calcext:value-type="float">
            <text:p>2.38552714888589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/>
          <table:table-cell office:value-type="float" office:value="2.38276086228013" calcext:value-type="float">
            <text:p>2.38276086228013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/>
          <table:table-cell office:value-type="float" office:value="2.37987619694287" calcext:value-type="float">
            <text:p>2.379876196942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.37687065269585" calcext:value-type="float">
            <text:p>2.37687065269585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/>
          <table:table-cell office:value-type="float" office:value="2.37374754316762" calcext:value-type="float">
            <text:p>2.3737475431676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/>
          <table:table-cell office:value-type="float" office:value="2.37050440279484" calcext:value-type="float">
            <text:p>2.37050440279484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/>
          <table:table-cell office:value-type="float" office:value="2.36714457528258" calcext:value-type="float">
            <text:p>2.36714457528258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/>
          <table:table-cell office:value-type="float" office:value="2.36366562949643" calcext:value-type="float">
            <text:p>2.3636656294964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/>
          <table:table-cell office:value-type="float" office:value="2.3600709386709" calcext:value-type="float">
            <text:p>2.3600709386709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/>
          <table:table-cell office:value-type="float" office:value="2.35635810588793" calcext:value-type="float">
            <text:p>2.35635810588793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/>
          <table:table-cell office:value-type="float" office:value="2.35253053333844" calcext:value-type="float">
            <text:p>2.35253053333844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/>
          <table:table-cell office:value-type="float" office:value="2.34858585808201" calcext:value-type="float">
            <text:p>2.34858585808201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/>
          <table:table-cell office:value-type="float" office:value="2.34452751066732" calcext:value-type="float">
            <text:p>2.344527510667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.3403531618672" calcext:value-type="float">
            <text:p>2.3403531618672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/>
          <table:table-cell office:value-type="float" office:value="2.33606626996422" calcext:value-type="float">
            <text:p>2.33606626996422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/>
          <table:table-cell office:value-type="float" office:value="2.33166453915481" calcext:value-type="float">
            <text:p>2.33166453915481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/>
          <table:table-cell office:value-type="float" office:value="2.32715145480701" calcext:value-type="float">
            <text:p>2.32715145480701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/>
          <table:table-cell office:value-type="float" office:value="2.3225247542264" calcext:value-type="float">
            <text:p>2.3225247542264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/>
          <table:table-cell office:value-type="float" office:value="2.31778794919383" calcext:value-type="float">
            <text:p>2.31778794919383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/>
          <table:table-cell office:value-type="float" office:value="2.31293880978536" calcext:value-type="float">
            <text:p>2.31293880978536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/>
          <table:table-cell office:value-type="float" office:value="2.30798087349843" calcext:value-type="float">
            <text:p>2.30798087349843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/>
          <table:table-cell office:value-type="float" office:value="2.30291194281712" calcext:value-type="float">
            <text:p>2.30291194281712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/>
          <table:table-cell office:value-type="float" office:value="2.29773558023616" calcext:value-type="float">
            <text:p>2.297735580236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.29244962026208" calcext:value-type="float">
            <text:p>2.29244962026208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/>
          <table:table-cell office:value-type="float" office:value="2.28705764964513" calcext:value-type="float">
            <text:p>2.28705764964513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/>
          <table:table-cell office:value-type="float" office:value="2.28155753450604" calcext:value-type="float">
            <text:p>2.28155753450604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/>
          <table:table-cell office:value-type="float" office:value="2.27595288508701" calcext:value-type="float">
            <text:p>2.27595288508701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/>
          <table:table-cell office:value-type="float" office:value="2.27024159869273" calcext:value-type="float">
            <text:p>2.27024159869273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/>
          <table:table-cell office:value-type="float" office:value="2.26442730827248" calcext:value-type="float">
            <text:p>2.26442730827248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/>
          <table:table-cell office:value-type="float" office:value="2.25850794186332" calcext:value-type="float">
            <text:p>2.25850794186332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/>
          <table:table-cell office:value-type="float" office:value="2.25248715431623" calcext:value-type="float">
            <text:p>2.25248715431623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/>
          <table:table-cell office:value-type="float" office:value="2.24636290392828" calcext:value-type="float">
            <text:p>2.24636290392828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/>
          <table:table-cell office:value-type="float" office:value="2.24013886662679" calcext:value-type="float">
            <text:p>2.240138866626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.23381303047644" calcext:value-type="float">
            <text:p>2.23381303047644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/>
          <table:table-cell office:value-type="float" office:value="2.2273890916364" calcext:value-type="float">
            <text:p>2.2273890916364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/>
          <table:table-cell office:value-type="float" office:value="2.22086506742709" calcext:value-type="float">
            <text:p>2.22086506742709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/>
          <table:table-cell office:value-type="float" office:value="2.21424467337653" calcext:value-type="float">
            <text:p>2.21424467337653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/>
          <table:table-cell office:value-type="float" office:value="2.20752595553036" calcext:value-type="float">
            <text:p>2.20752595553036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/>
          <table:table-cell office:value-type="float" office:value="2.20071264790469" calcext:value-type="float">
            <text:p>2.20071264790469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/>
          <table:table-cell office:value-type="float" office:value="2.19380282472186" calcext:value-type="float">
            <text:p>2.19380282472186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/>
          <table:table-cell office:value-type="float" office:value="2.1868002375883" calcext:value-type="float">
            <text:p>2.1868002375883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/>
          <table:table-cell office:value-type="float" office:value="2.17970298833731" calcext:value-type="float">
            <text:p>2.17970298833731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/>
          <table:table-cell office:value-type="float" office:value="2.17251484525159" calcext:value-type="float">
            <text:p>2.172514845251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.16523393719317" calcext:value-type="float">
            <text:p>2.16523393719317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/>
          <table:table-cell office:value-type="float" office:value="2.15786404819151" calcext:value-type="float">
            <text:p>2.15786404819151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/>
          <table:table-cell office:value-type="float" office:value="2.1504033335394" calcext:value-type="float">
            <text:p>2.1504033335394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/>
          <table:table-cell office:value-type="float" office:value="2.14285559206894" calcext:value-type="float">
            <text:p>2.14285559206894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/>
          <table:table-cell office:value-type="float" office:value="2.13521900489077" calcext:value-type="float">
            <text:p>2.13521900489077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/>
          <table:table-cell office:value-type="float" office:value="2.12749738468155" calcext:value-type="float">
            <text:p>2.12749738468155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/>
          <table:table-cell office:value-type="float" office:value="2.11968893774272" calcext:value-type="float">
            <text:p>2.11968893774272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/>
          <table:table-cell office:value-type="float" office:value="2.11179748962444" calcext:value-type="float">
            <text:p>2.11179748962444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/>
          <table:table-cell office:value-type="float" office:value="2.10382127117858" calcext:value-type="float">
            <text:p>2.10382127117858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/>
          <table:table-cell office:value-type="float" office:value="2.09576411984548" calcext:value-type="float">
            <text:p>2.095764119845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.08762429037452" calcext:value-type="float">
            <text:p>2.08762429037452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/>
          <table:table-cell office:value-type="float" office:value="2.07940563110158" calcext:value-type="float">
            <text:p>2.07940563110158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/>
          <table:table-cell office:value-type="float" office:value="2.07110642000892" calcext:value-type="float">
            <text:p>2.07110642000892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/>
          <table:table-cell office:value-type="float" office:value="2.06273051532278" calcext:value-type="float">
            <text:p>2.06273051532278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/>
          <table:table-cell office:value-type="float" office:value="2.05427621758287" calcext:value-type="float">
            <text:p>2.05427621758287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/>
          <table:table-cell office:value-type="float" office:value="2.04574739389093" calcext:value-type="float">
            <text:p>2.04574739389093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/>
          <table:table-cell office:value-type="float" office:value="2.03714236665864" calcext:value-type="float">
            <text:p>2.03714236665864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/>
          <table:table-cell office:value-type="float" office:value="2.02846501083963" calcext:value-type="float">
            <text:p>2.02846501083963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/>
          <table:table-cell office:value-type="float" office:value="2.0197136700229" calcext:value-type="float">
            <text:p>2.0197136700229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/>
          <table:table-cell office:value-type="float" office:value="2.01089222598246" calcext:value-type="float">
            <text:p>2.010892225982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.00199904278171" calcext:value-type="float">
            <text:p>2.00199904278171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/>
          <table:table-cell office:value-type="float" office:value="1.99303800797644" calcext:value-type="float">
            <text:p>1.99303800797644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/>
          <table:table-cell office:value-type="float" office:value="1.98400750539408" calcext:value-type="float">
            <text:p>1.98400750539408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/>
          <table:table-cell office:value-type="float" office:value="1.97491142732755" calcext:value-type="float">
            <text:p>1.97491142732755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/>
          <table:table-cell office:value-type="float" office:value="1.96574817665134" calcext:value-type="float">
            <text:p>1.96574817665134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/>
          <table:table-cell office:value-type="float" office:value="1.95652164934552" calcext:value-type="float">
            <text:p>1.95652164934552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/>
          <table:table-cell office:value-type="float" office:value="1.94723026660905" calcext:value-type="float">
            <text:p>1.94723026660905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/>
          <table:table-cell office:value-type="float" office:value="1.93787792705483" calcext:value-type="float">
            <text:p>1.93787792705483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/>
          <table:table-cell office:value-type="float" office:value="1.92846306947879" calcext:value-type="float">
            <text:p>1.92846306947879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/>
          <table:table-cell office:value-type="float" office:value="1.91898959406889" calcext:value-type="float">
            <text:p>1.91898959406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.90945595648664" calcext:value-type="float">
            <text:p>1.90945595648664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/>
          <table:table-cell office:value-type="float" office:value="1.89986605743471" calcext:value-type="float">
            <text:p>1.89986605743471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/>
          <table:table-cell office:value-type="float" office:value="1.89021836870568" calcext:value-type="float">
            <text:p>1.89021836870568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/>
          <table:table-cell office:value-type="float" office:value="1.88051679045487" calcext:value-type="float">
            <text:p>1.8805167904548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/>
          <table:table-cell office:value-type="float" office:value="1.87075980986927" calcext:value-type="float">
            <text:p>1.8707598098692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/>
          <table:table-cell office:value-type="float" office:value="1.86095132549404" calcext:value-type="float">
            <text:p>1.86095132549404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/>
          <table:table-cell office:value-type="float" office:value="1.8510898391725" calcext:value-type="float">
            <text:p>1.8510898391725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/>
          <table:table-cell office:value-type="float" office:value="1.84117924677694" calcext:value-type="float">
            <text:p>1.84117924677694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/>
          <table:table-cell office:value-type="float" office:value="1.83121806406854" calcext:value-type="float">
            <text:p>1.83121806406854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/>
          <table:table-cell office:value-type="float" office:value="1.82121018318494" calcext:value-type="float">
            <text:p>1.821210183184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.81115413306709" calcext:value-type="float">
            <text:p>1.81115413306709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/>
          <table:table-cell office:value-type="float" office:value="1.80105380105811" calcext:value-type="float">
            <text:p>1.80105380105811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/>
          <table:table-cell office:value-type="float" office:value="1.79090772854188" calcext:value-type="float">
            <text:p>1.79090772854188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/>
          <table:table-cell office:value-type="float" office:value="1.78071979700983" calcext:value-type="float">
            <text:p>1.78071979700983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/>
          <table:table-cell office:value-type="float" office:value="1.77048855955402" calcext:value-type="float">
            <text:p>1.77048855955402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/>
          <table:table-cell office:value-type="float" office:value="1.7602178907607" calcext:value-type="float">
            <text:p>1.7602178907607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/>
          <table:table-cell office:value-type="float" office:value="1.74990635469829" calcext:value-type="float">
            <text:p>1.74990635469829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/>
          <table:table-cell office:value-type="float" office:value="1.73955781799877" calcext:value-type="float">
            <text:p>1.73955781799877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/>
          <table:table-cell office:value-type="float" office:value="1.72917085497894" calcext:value-type="float">
            <text:p>1.72917085497894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/>
          <table:table-cell office:value-type="float" office:value="1.71874932327273" calcext:value-type="float">
            <text:p>1.718749323272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.70829180672194" calcext:value-type="float">
            <text:p>1.70829180672194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/>
          <table:table-cell office:value-type="float" office:value="1.69780215292486" calcext:value-type="float">
            <text:p>1.6978021529248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/>
          <table:table-cell office:value-type="float" office:value="1.68727895453032" calcext:value-type="float">
            <text:p>1.68727895453032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/>
          <table:table-cell office:value-type="float" office:value="1.67672604807032" calcext:value-type="float">
            <text:p>1.67672604807032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/>
          <table:table-cell office:value-type="float" office:value="1.66614203428904" calcext:value-type="float">
            <text:p>1.66614203428904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/>
          <table:table-cell office:value-type="float" office:value="1.65553073762939" calcext:value-type="float">
            <text:p>1.65553073762939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/>
          <table:table-cell office:value-type="float" office:value="1.64489076622618" calcext:value-type="float">
            <text:p>1.64489076622618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/>
          <table:table-cell office:value-type="float" office:value="1.63422593141903" calcext:value-type="float">
            <text:p>1.63422593141903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/>
          <table:table-cell office:value-type="float" office:value="1.6235348480365" calcext:value-type="float">
            <text:p>1.6235348480365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/>
          <table:table-cell office:value-type="float" office:value="1.61282131331016" calcext:value-type="float">
            <text:p>1.61282131331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.60208394807401" calcext:value-type="float">
            <text:p>1.60208394807401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/>
          <table:table-cell office:value-type="float" office:value="1.59132653445695" calcext:value-type="float">
            <text:p>1.59132653445695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/>
          <table:table-cell office:value-type="float" office:value="1.58054769861947" calcext:value-type="float">
            <text:p>1.58054769861947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/>
          <table:table-cell office:value-type="float" office:value="1.56975120660416" calcext:value-type="float">
            <text:p>1.56975120660416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/>
          <table:table-cell office:value-type="float" office:value="1.5589356892291" calcext:value-type="float">
            <text:p>1.5589356892291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/>
          <table:table-cell office:value-type="float" office:value="1.54810489547862" calcext:value-type="float">
            <text:p>1.54810489547862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/>
          <table:table-cell office:value-type="float" office:value="1.53725746017027" calcext:value-type="float">
            <text:p>1.53725746017027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/>
          <table:table-cell office:value-type="float" office:value="1.52639711427063" calcext:value-type="float">
            <text:p>1.52639711427063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/>
          <table:table-cell office:value-type="float" office:value="1.51552249595013" calcext:value-type="float">
            <text:p>1.51552249595013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/>
          <table:table-cell office:value-type="float" office:value="1.5046373172112" calcext:value-type="float">
            <text:p>1.50463731721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.49374021894276" calcext:value-type="float">
            <text:p>1.49374021894276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/>
          <table:table-cell office:value-type="float" office:value="1.48283489325056" calcext:value-type="float">
            <text:p>1.48283489325056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/>
          <table:table-cell office:value-type="float" office:value="1.47191998312044" calcext:value-type="float">
            <text:p>1.47191998312044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/>
          <table:table-cell office:value-type="float" office:value="1.46099915984349" calcext:value-type="float">
            <text:p>1.46099915984349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/>
          <table:table-cell office:value-type="float" office:value="1.45007106789442" calcext:value-type="float">
            <text:p>1.45007106789442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/>
          <table:table-cell office:value-type="float" office:value="1.43913935684681" calcext:value-type="float">
            <text:p>1.43913935684681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/>
          <table:table-cell office:value-type="float" office:value="1.42820267207036" calcext:value-type="float">
            <text:p>1.42820267207036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/>
          <table:table-cell office:value-type="float" office:value="1.41726464053413" calcext:value-type="float">
            <text:p>1.41726464053413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/>
          <table:table-cell office:value-type="float" office:value="1.40632390792363" calcext:value-type="float">
            <text:p>1.40632390792363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/>
          <table:table-cell office:value-type="float" office:value="1.39538407773285" calcext:value-type="float">
            <text:p>1.395384077732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.38444379539928" calcext:value-type="float">
            <text:p>1.38444379539928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/>
          <table:table-cell office:value-type="float" office:value="1.37350664008832" calcext:value-type="float">
            <text:p>1.3735066400883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/>
          <table:table-cell office:value-type="float" office:value="1.3625712564415" calcext:value-type="float">
            <text:p>1.3625712564415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/>
          <table:table-cell office:value-type="float" office:value="1.3516411984597" calcext:value-type="float">
            <text:p>1.3516411984597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/>
          <table:table-cell office:value-type="float" office:value="1.34071510945702" calcext:value-type="float">
            <text:p>1.34071510945702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/>
          <table:table-cell office:value-type="float" office:value="1.32979651745209" calcext:value-type="float">
            <text:p>1.32979651745209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/>
          <table:table-cell office:value-type="float" office:value="1.31888406391707" calcext:value-type="float">
            <text:p>1.31888406391707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/>
          <table:table-cell office:value-type="float" office:value="1.30798125008923" calcext:value-type="float">
            <text:p>1.30798125008923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/>
          <table:table-cell office:value-type="float" office:value="1.29708671510179" calcext:value-type="float">
            <text:p>1.29708671510179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/>
          <table:table-cell office:value-type="float" office:value="1.28620393263079" calcext:value-type="float">
            <text:p>1.286203932630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.27533153899141" calcext:value-type="float">
            <text:p>1.27533153899141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/>
          <table:table-cell office:value-type="float" office:value="1.2644729795383" calcext:value-type="float">
            <text:p>1.2644729795383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/>
          <table:table-cell office:value-type="float" office:value="1.2536268873079" calcext:value-type="float">
            <text:p>1.2536268873079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/>
          <table:table-cell office:value-type="float" office:value="1.24279667859339" calcext:value-type="float">
            <text:p>1.24279667859339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/>
          <table:table-cell office:value-type="float" office:value="1.23198098271066" calcext:value-type="float">
            <text:p>1.23198098271066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/>
          <table:table-cell office:value-type="float" office:value="1.22118318617191" calcext:value-type="float">
            <text:p>1.22118318617191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/>
          <table:table-cell office:value-type="float" office:value="1.21040191414986" calcext:value-type="float">
            <text:p>1.21040191414986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/>
          <table:table-cell office:value-type="float" office:value="1.19964052267722" calcext:value-type="float">
            <text:p>1.19964052267722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/>
          <table:table-cell office:value-type="float" office:value="1.18889763238054" calcext:value-type="float">
            <text:p>1.18889763238054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/>
          <table:table-cell office:value-type="float" office:value="1.1781765681359" calcext:value-type="float">
            <text:p>1.17817656813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.16747594564064" calcext:value-type="float">
            <text:p>1.16747594564064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/>
          <table:table-cell office:value-type="float" office:value="1.15679905795875" calcext:value-type="float">
            <text:p>1.15679905795875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/>
          <table:table-cell office:value-type="float" office:value="1.14614451549562" calcext:value-type="float">
            <text:p>1.14614451549562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/>
          <table:table-cell office:value-type="float" office:value="1.13551557886979" calcext:value-type="float">
            <text:p>1.13551557886979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/>
          <table:table-cell office:value-type="float" office:value="1.12491085285253" calcext:value-type="float">
            <text:p>1.12491085285253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office:value-type="float" office:value="1.11433356500589" calcext:value-type="float">
            <text:p>1.11433356500589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/>
          <table:table-cell office:value-type="float" office:value="1.10378231414576" calcext:value-type="float">
            <text:p>1.10378231414576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/>
          <table:table-cell office:value-type="float" office:value="1.0932602941893" calcext:value-type="float">
            <text:p>1.0932602941893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/>
          <table:table-cell office:value-type="float" office:value="1.08276609769686" calcext:value-type="float">
            <text:p>1.08276609769686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/>
          <table:table-cell office:value-type="float" office:value="1.07230288437519" calcext:value-type="float">
            <text:p>1.072302884375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.06186924025029" calcext:value-type="float">
            <text:p>1.06186924025029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/>
          <table:table-cell office:value-type="float" office:value="1.0514682902761" calcext:value-type="float">
            <text:p>1.0514682902761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/>
          <table:table-cell office:value-type="float" office:value="1.04109861368699" calcext:value-type="float">
            <text:p>1.04109861368699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/>
          <table:table-cell office:value-type="float" office:value="1.03076330016504" calcext:value-type="float">
            <text:p>1.0307633001650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/>
          <table:table-cell office:value-type="float" office:value="1.02046092191741" calcext:value-type="float">
            <text:p>1.02046092191741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/>
          <table:table-cell office:value-type="float" office:value="1.01019453285872" calcext:value-type="float">
            <text:p>1.01019453285872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/>
          <table:table-cell office:value-type="float" office:value="0.999962697955225" calcext:value-type="float">
            <text:p>0.999962697955225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/>
          <table:table-cell office:value-type="float" office:value="0.989768434882114" calcext:value-type="float">
            <text:p>0.989768434882114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/>
          <table:table-cell office:value-type="float" office:value="0.979610301173017" calcext:value-type="float">
            <text:p>0.979610301173017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/>
          <table:table-cell office:value-type="float" office:value="0.969491277815502" calcext:value-type="float">
            <text:p>0.96949127781550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9594099147409" calcext:value-type="float">
            <text:p>0.9594099147409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/>
          <table:table-cell office:value-type="float" office:value="0.949369155824818" calcext:value-type="float">
            <text:p>0.949369155824818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/>
          <table:table-cell office:value-type="float" office:value="0.939367543248739" calcext:value-type="float">
            <text:p>0.939367543248739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/>
          <table:table-cell office:value-type="float" office:value="0.929407983375901" calcext:value-type="float">
            <text:p>0.929407983375901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/>
          <table:table-cell office:value-type="float" office:value="0.919489010512582" calcext:value-type="float">
            <text:p>0.919489010512582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/>
          <table:table-cell office:value-type="float" office:value="0.909613493133172" calcext:value-type="float">
            <text:p>0.909613493133172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/>
          <table:table-cell office:value-type="float" office:value="0.899779957565574" calcext:value-type="float">
            <text:p>0.899779957565574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/>
          <table:table-cell office:value-type="float" office:value="0.889991234042861" calcext:value-type="float">
            <text:p>0.889991234042861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/>
          <table:table-cell office:value-type="float" office:value="0.880245840833538" calcext:value-type="float">
            <text:p>0.880245840833538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/>
          <table:table-cell office:value-type="float" office:value="0.870546569600865" calcext:value-type="float">
            <text:p>0.8705465696008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.860891930495079" calcext:value-type="float">
            <text:p>0.860891930495079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/>
          <table:table-cell office:value-type="float" office:value="0.851284676305045" calcext:value-type="float">
            <text:p>0.851284676305045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/>
          <table:table-cell office:value-type="float" office:value="0.841723309025939" calcext:value-type="float">
            <text:p>0.841723309025939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/>
          <table:table-cell office:value-type="float" office:value="0.832210542291533" calcext:value-type="float">
            <text:p>0.832210542291533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/>
          <table:table-cell office:value-type="float" office:value="0.822744869927132" calcext:value-type="float">
            <text:p>0.822744869927132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/>
          <table:table-cell office:value-type="float" office:value="0.813328966154509" calcext:value-type="float">
            <text:p>0.813328966154509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/>
          <table:table-cell office:value-type="float" office:value="0.803961316636149" calcext:value-type="float">
            <text:p>0.803961316636149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/>
          <table:table-cell office:value-type="float" office:value="0.794644555948609" calcext:value-type="float">
            <text:p>0.794644555948609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/>
          <table:table-cell office:value-type="float" office:value="0.785377161620343" calcext:value-type="float">
            <text:p>0.785377161620343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/>
          <table:table-cell office:value-type="float" office:value="0.776161728373019" calcext:value-type="float">
            <text:p>0.7761617283730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.766996725651422" calcext:value-type="float">
            <text:p>0.766996725651422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/>
          <table:table-cell office:value-type="float" office:value="0.757884708136049" calcext:value-type="float">
            <text:p>0.757884708136049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/>
          <table:table-cell office:value-type="float" office:value="0.748824137259768" calcext:value-type="float">
            <text:p>0.748824137259768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/>
          <table:table-cell office:value-type="float" office:value="0.739817527498827" calcext:value-type="float">
            <text:p>0.739817527498827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/>
          <table:table-cell office:value-type="float" office:value="0.73086333236712" calcext:value-type="float">
            <text:p>0.73086333236712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/>
          <table:table-cell office:value-type="float" office:value="0.721964025996566" calcext:value-type="float">
            <text:p>0.721964025996566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/>
          <table:table-cell office:value-type="float" office:value="0.71311805409597" calcext:value-type="float">
            <text:p>0.71311805409597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/>
          <table:table-cell office:value-type="float" office:value="0.704327850335643" calcext:value-type="float">
            <text:p>0.704327850335643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/>
          <table:table-cell office:value-type="float" office:value="0.695591852753878" calcext:value-type="float">
            <text:p>0.695591852753878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/>
          <table:table-cell office:value-type="float" office:value="0.686912454464607" calcext:value-type="float">
            <text:p>0.6869124544646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.678288085990632" calcext:value-type="float">
            <text:p>0.678288085990632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/>
          <table:table-cell office:value-type="float" office:value="0.669721099816992" calcext:value-type="float">
            <text:p>0.669721099816992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/>
          <table:table-cell office:value-type="float" office:value="0.66120991912614" calcext:value-type="float">
            <text:p>0.66120991912614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/>
          <table:table-cell office:value-type="float" office:value="0.652756855723688" calcext:value-type="float">
            <text:p>0.652756855723688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/>
          <table:table-cell office:value-type="float" office:value="0.644360325646685" calcext:value-type="float">
            <text:p>0.644360325646685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/>
          <table:table-cell office:value-type="float" office:value="0.636022599992432" calcext:value-type="float">
            <text:p>0.636022599992432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/>
          <table:table-cell office:value-type="float" office:value="0.627742087867009" calcext:value-type="float">
            <text:p>0.627742087867009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/>
          <table:table-cell office:value-type="float" office:value="0.61952101965184" calcext:value-type="float">
            <text:p>0.61952101965184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/>
          <table:table-cell office:value-type="float" office:value="0.611357797755589" calcext:value-type="float">
            <text:p>0.611357797755589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/>
          <table:table-cell office:value-type="float" office:value="0.603254611857213" calcext:value-type="float">
            <text:p>0.6032546118572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.595209857920265" calcext:value-type="float">
            <text:p>0.595209857920265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/>
          <table:table-cell office:value-type="float" office:value="0.587225684955234" calcext:value-type="float">
            <text:p>0.587225684955234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/>
          <table:table-cell office:value-type="float" office:value="0.579300482751217" calcext:value-type="float">
            <text:p>0.579300482751217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/>
          <table:table-cell office:value-type="float" office:value="0.571436359704475" calcext:value-type="float">
            <text:p>0.571436359704475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/>
          <table:table-cell office:value-type="float" office:value="0.563631699718236" calcext:value-type="float">
            <text:p>0.563631699718236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/>
          <table:table-cell office:value-type="float" office:value="0.555888570648564" calcext:value-type="float">
            <text:p>0.555888570648564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/>
          <table:table-cell office:value-type="float" office:value="0.548205350818945" calcext:value-type="float">
            <text:p>0.548205350818945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/>
          <table:table-cell office:value-type="float" office:value="0.540584067638656" calcext:value-type="float">
            <text:p>0.540584067638656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/>
          <table:table-cell office:value-type="float" office:value="0.533023094174638" calcext:value-type="float">
            <text:p>0.533023094174638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/>
          <table:table-cell office:value-type="float" office:value="0.525524417501747" calcext:value-type="float">
            <text:p>0.5255244175017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18086405770183" calcext:value-type="float">
            <text:p>0.518086405770183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/>
          <table:table-cell office:value-type="float" office:value="0.510711005851252" calcext:value-type="float">
            <text:p>0.510711005851252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/>
          <table:table-cell office:value-type="float" office:value="0.503396581334354" calcext:value-type="float">
            <text:p>0.503396581334354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/>
          <table:table-cell office:value-type="float" office:value="0.49614503903614" calcext:value-type="float">
            <text:p>0.49614503903614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/>
          <table:table-cell office:value-type="float" office:value="0.488954738356813" calcext:value-type="float">
            <text:p>0.488954738356813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/>
          <table:table-cell office:value-type="float" office:value="0.481827546224805" calcext:value-type="float">
            <text:p>0.481827546224805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/>
          <table:table-cell office:value-type="float" office:value="0.474761818237876" calcext:value-type="float">
            <text:p>0.474761818237876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/>
          <table:table-cell office:value-type="float" office:value="0.467759381619736" calcext:value-type="float">
            <text:p>0.467759381619736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/>
          <table:table-cell office:value-type="float" office:value="0.460818588567091" calcext:value-type="float">
            <text:p>0.460818588567091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/>
          <table:table-cell office:value-type="float" office:value="0.453941226798955" calcext:value-type="float">
            <text:p>0.4539412267989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0.447125645526499" calcext:value-type="float">
            <text:p>0.447125645526499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/>
          <table:table-cell office:value-type="float" office:value="0.44037359318011" calcext:value-type="float">
            <text:p>0.44037359318011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/>
          <table:table-cell office:value-type="float" office:value="0.433683416414495" calcext:value-type="float">
            <text:p>0.433683416414495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/>
          <table:table-cell office:value-type="float" office:value="0.427056824602964" calcext:value-type="float">
            <text:p>0.427056824602964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/>
          <table:table-cell office:value-type="float" office:value="0.42049216228589" calcext:value-type="float">
            <text:p>0.42049216228589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/>
          <table:table-cell office:value-type="float" office:value="0.413991100026025" calcext:value-type="float">
            <text:p>0.413991100026025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/>
          <table:table-cell office:value-type="float" office:value="0.40755198070399" calcext:value-type="float">
            <text:p>0.40755198070399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/>
          <table:table-cell office:value-type="float" office:value="0.4011764363329" calcext:value-type="float">
            <text:p>0.4011764363329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/>
          <table:table-cell office:value-type="float" office:value="0.394862808600123" calcext:value-type="float">
            <text:p>0.394862808600123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/>
          <table:table-cell office:value-type="float" office:value="0.388612691243919" calcext:value-type="float">
            <text:p>0.3886126912439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0.382424425236233" calcext:value-type="float">
            <text:p>0.382424425236233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/>
          <table:table-cell office:value-type="float" office:value="0.376299566328533" calcext:value-type="float">
            <text:p>0.376299566328533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/>
          <table:table-cell office:value-type="float" office:value="0.370236455265934" calcext:value-type="float">
            <text:p>0.370236455265934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/>
          <table:table-cell office:value-type="float" office:value="0.36423661011389" calcext:value-type="float">
            <text:p>0.36423661011389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/>
          <table:table-cell office:value-type="float" office:value="0.358298371889446" calcext:value-type="float">
            <text:p>0.358298371889446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/>
          <table:table-cell office:value-type="float" office:value="0.352423221284953" calcext:value-type="float">
            <text:p>0.35242322128495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/>
          <table:table-cell office:value-type="float" office:value="0.346609500097728" calcext:value-type="float">
            <text:p>0.346609500097728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/>
          <table:table-cell office:value-type="float" office:value="0.340858651971492" calcext:value-type="float">
            <text:p>0.340858651971492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/>
          <table:table-cell office:value-type="float" office:value="0.335169020001152" calcext:value-type="float">
            <text:p>0.335169020001152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/>
          <table:table-cell office:value-type="float" office:value="0.329542011117236" calcext:value-type="float">
            <text:p>0.3295420111172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0.323975970237938" calcext:value-type="float">
            <text:p>0.323975970237938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/>
          <table:table-cell office:value-type="float" office:value="0.318472267926412" calcext:value-type="float">
            <text:p>0.318472267926412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/>
          <table:table-cell office:value-type="float" office:value="0.313029251457611" calcext:value-type="float">
            <text:p>0.313029251457611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/>
          <table:table-cell office:value-type="float" office:value="0.307648255382912" calcext:value-type="float">
            <text:p>0.307648255382912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/>
          <table:table-cell office:value-type="float" office:value="0.302327629874677" calcext:value-type="float">
            <text:p>0.302327629874677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/>
          <table:table-cell office:value-type="float" office:value="0.297068673837285" calcext:value-type="float">
            <text:p>0.297068673837285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/>
          <table:table-cell office:value-type="float" office:value="0.291869740887717" calcext:value-type="float">
            <text:p>0.291869740887717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/>
          <table:table-cell office:value-type="float" office:value="0.286732094656725" calcext:value-type="float">
            <text:p>0.286732094656725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/>
          <table:table-cell office:value-type="float" office:value="0.281654092759071" calcext:value-type="float">
            <text:p>0.281654092759071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/>
          <table:table-cell office:value-type="float" office:value="0.276636963933242" calcext:value-type="float">
            <text:p>0.2766369639332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0.27167907035029" calcext:value-type="float">
            <text:p>0.27167907035029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/>
          <table:table-cell office:value-type="float" office:value="0.266781606245191" calcext:value-type="float">
            <text:p>0.266781606245191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/>
          <table:table-cell office:value-type="float" office:value="0.261942938908532" calcext:value-type="float">
            <text:p>0.261942938908532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/>
          <table:table-cell office:value-type="float" office:value="0.257164228467326" calcext:value-type="float">
            <text:p>0.257164228467326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/>
          <table:table-cell office:value-type="float" office:value="0.252443847899077" calcext:value-type="float">
            <text:p>0.252443847899077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/>
          <table:table-cell office:value-type="float" office:value="0.24778292362458" calcext:value-type="float">
            <text:p>0.24778292362458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/>
          <table:table-cell office:value-type="float" office:value="0.243179834879157" calcext:value-type="float">
            <text:p>0.243179834879157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/>
          <table:table-cell office:value-type="float" office:value="0.238635674784747" calcext:value-type="float">
            <text:p>0.238635674784747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/>
          <table:table-cell office:value-type="float" office:value="0.23414882940832" calcext:value-type="float">
            <text:p>0.23414882940832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/>
          <table:table-cell office:value-type="float" office:value="0.229720358985331" calcext:value-type="float">
            <text:p>0.2297203589853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0.225348656990557" calcext:value-type="float">
            <text:p>0.225348656990557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/>
          <table:table-cell office:value-type="float" office:value="0.221034751189771" calcext:value-type="float">
            <text:p>0.221034751189771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/>
          <table:table-cell office:value-type="float" office:value="0.216777043043448" calcext:value-type="float">
            <text:p>0.216777043043448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/>
          <table:table-cell office:value-type="float" office:value="0.212576528268341" calcext:value-type="float">
            <text:p>0.212576528268341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/>
          <table:table-cell office:value-type="float" office:value="0.208431616889662" calcext:value-type="float">
            <text:p>0.208431616889662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/>
          <table:table-cell office:value-type="float" office:value="0.204343272999069" calcext:value-type="float">
            <text:p>0.204343272999069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/>
          <table:table-cell office:value-type="float" office:value="0.200309915766112" calcext:value-type="float">
            <text:p>0.200309915766112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/>
          <table:table-cell office:value-type="float" office:value="0.196332478083994" calcext:value-type="float">
            <text:p>0.196332478083994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/>
          <table:table-cell office:value-type="float" office:value="0.192409388846192" calcext:value-type="float">
            <text:p>0.192409388846192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/>
          <table:table-cell office:value-type="float" office:value="0.188541550176225" calcext:value-type="float">
            <text:p>0.1885415501762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.184727401270506" calcext:value-type="float">
            <text:p>0.184727401270506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/>
          <table:table-cell office:value-type="float" office:value="0.180967813913235" calcext:value-type="float">
            <text:p>0.180967813913235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/>
          <table:table-cell office:value-type="float" office:value="0.177261238181619" calcext:value-type="float">
            <text:p>0.177261238181619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/>
          <table:table-cell office:value-type="float" office:value="0.173608515951935" calcext:value-type="float">
            <text:p>0.173608515951935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/>
          <table:table-cell office:value-type="float" office:value="0.170008108758357" calcext:value-type="float">
            <text:p>0.170008108758357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/>
          <table:table-cell office:value-type="float" office:value="0.166460829001126" calcext:value-type="float">
            <text:p>0.166460829001126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/>
          <table:table-cell office:value-type="float" office:value="0.16296515024531" calcext:value-type="float">
            <text:p>0.16296515024531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/>
          <table:table-cell office:value-type="float" office:value="0.159521855846971" calcext:value-type="float">
            <text:p>0.159521855846971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/>
          <table:table-cell office:value-type="float" office:value="0.156129431973222" calcext:value-type="float">
            <text:p>0.156129431973222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/>
          <table:table-cell office:value-type="float" office:value="0.152788633367246" calcext:value-type="float">
            <text:p>0.1527886333672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0.149497959366048" calcext:value-type="float">
            <text:p>0.149497959366048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/>
          <table:table-cell office:value-type="float" office:value="0.146258136530165" calcext:value-type="float">
            <text:p>0.146258136530165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/>
          <table:table-cell office:value-type="float" office:value="0.143067677930529" calcext:value-type="float">
            <text:p>0.143067677930529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/>
          <table:table-cell office:value-type="float" office:value="0.139927282373692" calcext:value-type="float">
            <text:p>0.139927282373692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/>
          <table:table-cell office:value-type="float" office:value="0.136835477224229" calcext:value-type="float">
            <text:p>0.136835477224229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/>
          <table:table-cell office:value-type="float" office:value="0.133792933961308" calcext:value-type="float">
            <text:p>0.133792933961308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/>
          <table:table-cell office:value-type="float" office:value="0.130798194798055" calcext:value-type="float">
            <text:p>0.130798194798055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/>
          <table:table-cell office:value-type="float" office:value="0.12785190431032" calcext:value-type="float">
            <text:p>0.12785190431032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/>
          <table:table-cell office:value-type="float" office:value="0.124952620109393" calcext:value-type="float">
            <text:p>0.124952620109393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/>
          <table:table-cell office:value-type="float" office:value="0.122100960288868" calcext:value-type="float">
            <text:p>0.1221009602888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0.119295498402057" calcext:value-type="float">
            <text:p>0.119295498402057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/>
          <table:table-cell office:value-type="float" office:value="0.116536826477907" calcext:value-type="float">
            <text:p>0.116536826477907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/>
          <table:table-cell office:value-type="float" office:value="0.113823534549397" calcext:value-type="float">
            <text:p>0.113823534549397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/>
          <table:table-cell office:value-type="float" office:value="0.111156188994531" calcext:value-type="float">
            <text:p>0.111156188994531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/>
          <table:table-cell office:value-type="float" office:value="0.108533396856949" calcext:value-type="float">
            <text:p>0.108533396856949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/>
          <table:table-cell office:value-type="float" office:value="0.105955699273101" calcext:value-type="float">
            <text:p>0.105955699273101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/>
          <table:table-cell office:value-type="float" office:value="0.103421720821194" calcext:value-type="float">
            <text:p>0.103421720821194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/>
          <table:table-cell office:value-type="float" office:value="0.10093197780077" calcext:value-type="float">
            <text:p>0.10093197780077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/>
          <table:table-cell office:value-type="float" office:value="0.0984851128410229" calcext:value-type="float">
            <text:p>0.098485112841023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/>
          <table:table-cell office:value-type="float" office:value="0.0960816178040926" calcext:value-type="float">
            <text:p>0.0960816178040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0.0937201538786834" calcext:value-type="float">
            <text:p>0.093720153878683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/>
          <table:table-cell office:value-type="float" office:value="0.0914011888835211" calcext:value-type="float">
            <text:p>0.091401188883521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/>
          <table:table-cell office:value-type="float" office:value="0.0891234030670609" calcext:value-type="float">
            <text:p>0.089123403067061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/>
          <table:table-cell office:value-type="float" office:value="0.0868872405927115" calcext:value-type="float">
            <text:p>0.086887240592712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/>
          <table:table-cell office:value-type="float" office:value="0.0846914012602722" calcext:value-type="float">
            <text:p>0.08469140126027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/>
          <table:table-cell office:value-type="float" office:value="0.0825363059596791" calcext:value-type="float">
            <text:p>0.082536305959679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/>
          <table:table-cell office:value-type="float" office:value="0.0804206745246705" calcext:value-type="float">
            <text:p>0.080420674524671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/>
          <table:table-cell office:value-type="float" office:value="0.0783449049469651" calcext:value-type="float">
            <text:p>0.078344904946965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/>
          <table:table-cell office:value-type="float" office:value="0.0763077375674911" calcext:value-type="float">
            <text:p>0.076307737567491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/>
          <table:table-cell office:value-type="float" office:value="0.0743095478480917" calcext:value-type="float">
            <text:p>0.0743095478480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0.0723490971004713" calcext:value-type="float">
            <text:p>0.072349097100471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/>
          <table:table-cell office:value-type="float" office:value="0.0704267386177154" calcext:value-type="float">
            <text:p>0.070426738617715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/>
          <table:table-cell office:value-type="float" office:value="0.0685412551359187" calcext:value-type="float">
            <text:p>0.068541255135919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/>
          <table:table-cell office:value-type="float" office:value="0.0666929781330101" calcext:value-type="float">
            <text:p>0.06669297813301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/>
          <table:table-cell office:value-type="float" office:value="0.0648807122128226" calcext:value-type="float">
            <text:p>0.064880712212823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/>
          <table:table-cell office:value-type="float" office:value="0.0631047673839377" calcext:value-type="float">
            <text:p>0.063104767383938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/>
          <table:table-cell office:value-type="float" office:value="0.0613639705507351" calcext:value-type="float">
            <text:p>0.061363970550735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/>
          <table:table-cell office:value-type="float" office:value="0.0596586105901973" calcext:value-type="float">
            <text:p>0.059658610590197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/>
          <table:table-cell office:value-type="float" office:value="0.057987537129264" calcext:value-type="float">
            <text:p>0.057987537129264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/>
          <table:table-cell office:value-type="float" office:value="0.0563510182427651" calcext:value-type="float">
            <text:p>0.0563510182427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0.0547479266911689" calcext:value-type="float">
            <text:p>0.054747926691169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/>
          <table:table-cell office:value-type="float" office:value="0.0531785100680698" calcext:value-type="float">
            <text:p>0.05317851006807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/>
          <table:table-cell office:value-type="float" office:value="0.0516416646671682" calcext:value-type="float">
            <text:p>0.051641664667168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/>
          <table:table-cell office:value-type="float" office:value="0.0501376179129905" calcext:value-type="float">
            <text:p>0.050137617912991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/>
          <table:table-cell office:value-type="float" office:value="0.0486652900206968" calcext:value-type="float">
            <text:p>0.048665290020697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/>
          <table:table-cell office:value-type="float" office:value="0.0472248885489747" calcext:value-type="float">
            <text:p>0.047224888548975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/>
          <table:table-cell office:value-type="float" office:value="0.0458153580109931" calcext:value-type="float">
            <text:p>0.045815358010993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/>
          <table:table-cell office:value-type="float" office:value="0.0444368863937128" calcext:value-type="float">
            <text:p>0.044436886393713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/>
          <table:table-cell office:value-type="float" office:value="0.0430884428730159" calcext:value-type="float">
            <text:p>0.043088442873016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/>
          <table:table-cell office:value-type="float" office:value="0.0417701961489548" calcext:value-type="float">
            <text:p>0.0417701961489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.0404811404128236" calcext:value-type="float">
            <text:p>0.040481140412824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/>
          <table:table-cell office:value-type="float" office:value="0.0392214253531527" calcext:value-type="float">
            <text:p>0.039221425353153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/>
          <table:table-cell office:value-type="float" office:value="0.0379900705171928" calcext:value-type="float">
            <text:p>0.037990070517193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/>
          <table:table-cell office:value-type="float" office:value="0.0367872068477716" calcext:value-type="float">
            <text:p>0.036787206847772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/>
          <table:table-cell office:value-type="float" office:value="0.0356118795763585" calcext:value-type="float">
            <text:p>0.035611879576359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/>
          <table:table-cell office:value-type="float" office:value="0.0344642011562207" calcext:value-type="float">
            <text:p>0.034464201156221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/>
          <table:table-cell office:value-type="float" office:value="0.0333432428189176" calcext:value-type="float">
            <text:p>0.033343242818918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/>
          <table:table-cell office:value-type="float" office:value="0.0322490987745103" calcext:value-type="float">
            <text:p>0.03224909877451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/>
          <table:table-cell office:value-type="float" office:value="0.0311808665580328" calcext:value-type="float">
            <text:p>0.031180866558033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/>
          <table:table-cell office:value-type="float" office:value="0.0301386223728341" calcext:value-type="float">
            <text:p>0.0301386223728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0.0291214903482355" calcext:value-type="float">
            <text:p>0.029121490348236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/>
          <table:table-cell office:value-type="float" office:value="0.0281295289074394" calcext:value-type="float">
            <text:p>0.028129528907439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/>
          <table:table-cell office:value-type="float" office:value="0.0271618890522359" calcext:value-type="float">
            <text:p>0.027161889052236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/>
          <table:table-cell office:value-type="float" office:value="0.0262186116422532" calcext:value-type="float">
            <text:p>0.026218611642253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/>
          <table:table-cell office:value-type="float" office:value="0.0252988748172584" calcext:value-type="float">
            <text:p>0.025298874817258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/>
          <table:table-cell office:value-type="float" office:value="0.0244027020798572" calcext:value-type="float">
            <text:p>0.024402702079857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/>
          <table:table-cell office:value-type="float" office:value="0.0235292989605864" calcext:value-type="float">
            <text:p>0.023529298960587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/>
          <table:table-cell office:value-type="float" office:value="0.0226786718015371" calcext:value-type="float">
            <text:p>0.022678671801537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/>
          <table:table-cell office:value-type="float" office:value="0.0218500537640811" calcext:value-type="float">
            <text:p>0.021850053764081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/>
          <table:table-cell office:value-type="float" office:value="0.0210434342162508" calcext:value-type="float">
            <text:p>0.0210434342162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0.020258074177582" calcext:value-type="float">
            <text:p>0.020258074177582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/>
          <table:table-cell office:value-type="float" office:value="0.0194939462184651" calcext:value-type="float">
            <text:p>0.019493946218465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/>
          <table:table-cell office:value-type="float" office:value="0.0187503394312112" calcext:value-type="float">
            <text:p>0.018750339431211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/>
          <table:table-cell office:value-type="float" office:value="0.0180272097549598" calcext:value-type="float">
            <text:p>0.01802720975496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/>
          <table:table-cell office:value-type="float" office:value="0.0173238745567157" calcext:value-type="float">
            <text:p>0.017323874556716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/>
          <table:table-cell office:value-type="float" office:value="0.0166402733007745" calcext:value-type="float">
            <text:p>0.016640273300775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/>
          <table:table-cell office:value-type="float" office:value="0.0159757518181038" calcext:value-type="float">
            <text:p>0.015975751818104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/>
          <table:table-cell office:value-type="float" office:value="0.015330233244626" calcext:value-type="float">
            <text:p>0.015330233244626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/>
          <table:table-cell office:value-type="float" office:value="0.0147030920519373" calcext:value-type="float">
            <text:p>0.014703092051937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/>
          <table:table-cell office:value-type="float" office:value="0.0140942351841931" calcext:value-type="float">
            <text:p>0.0140942351841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0.0135030659177568" calcext:value-type="float">
            <text:p>0.013503065917757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/>
          <table:table-cell office:value-type="float" office:value="0.0129294751318228" calcext:value-type="float">
            <text:p>0.012929475131823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/>
          <table:table-cell office:value-type="float" office:value="0.0123728950592143" calcext:value-type="float">
            <text:p>0.012372895059214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/>
          <table:table-cell office:value-type="float" office:value="0.0118332006312678" calcext:value-type="float">
            <text:p>0.011833200631268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/>
          <table:table-cell office:value-type="float" office:value="0.0113098531766067" calcext:value-type="float">
            <text:p>0.011309853176607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/>
          <table:table-cell office:value-type="float" office:value="0.0108027117862112" calcext:value-type="float">
            <text:p>0.010802711786211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/>
          <table:table-cell office:value-type="float" office:value="0.0103112670115957" calcext:value-type="float">
            <text:p>0.010311267011596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/>
          <table:table-cell office:value-type="float" office:value="0.00983536220139913" calcext:value-type="float">
            <text:p>0.009835362201399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/>
          <table:table-cell office:value-type="float" office:value="0.00937451724499305" calcext:value-type="float">
            <text:p>0.009374517244993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/>
          <table:table-cell office:value-type="float" office:value="0.00892855983732869" calcext:value-type="float">
            <text:p>0.0089285598373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.00849703930860397" calcext:value-type="float">
            <text:p>0.008497039308604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/>
          <table:table-cell office:value-type="float" office:value="0.0080797677795129" calcext:value-type="float">
            <text:p>0.008079767779513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/>
          <table:table-cell office:value-type="float" office:value="0.00767632411219535" calcext:value-type="float">
            <text:p>0.007676324112195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/>
          <table:table-cell office:value-type="float" office:value="0.00728650492344487" calcext:value-type="float">
            <text:p>0.007286504923445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/>
          <table:table-cell office:value-type="float" office:value="0.00690991868675557" calcext:value-type="float">
            <text:p>0.006909918686756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/>
          <table:table-cell office:value-type="float" office:value="0.00654634657646434" calcext:value-type="float">
            <text:p>0.006546346576464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/>
          <table:table-cell office:value-type="float" office:value="0.00619542674529603" calcext:value-type="float">
            <text:p>0.006195426745296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/>
          <table:table-cell office:value-type="float" office:value="0.00585692497782665" calcext:value-type="float">
            <text:p>0.005856924977827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/>
          <table:table-cell office:value-type="float" office:value="0.00553050916252648" calcext:value-type="float">
            <text:p>0.005530509162526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/>
          <table:table-cell office:value-type="float" office:value="0.00521592973834069" calcext:value-type="float">
            <text:p>0.0052159297383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.0430807770300346" calcext:value-type="float">
            <text:p>0.043080777030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21:57:02.940111911</meta:creation-date>
    <meta:generator>LibreOffice/6.4.6.2$Linux_X86_64 LibreOffice_project/40$Build-2</meta:generator>
    <dc:date>2020-11-18T22:01:16.988025564</dc:date>
    <meta:editing-duration>PT4M14S</meta:editing-duration>
    <meta:editing-cycles>1</meta:editing-cycles>
    <meta:document-statistic meta:table-count="1" meta:cell-count="16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811 Sheet1.C1:Sheet1.C811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811" chart:class="chart:scatter">
            <chart:domain table:cell-range-address="Sheet1.A1:Sheet1.A811"/>
            <chart:data-point chart:repeated="8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811</svg:desc>
                </draw:g>
              </table:table-cell>
              <table:table-cell office:value-type="float" office:value="0.0430807770300346">
                <text:p>0.0430807770300346</text:p>
                <draw:g>
                  <svg:desc>Sheet1.C1:Sheet1.C8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521592973834069">
                <text:p>0.00521592973834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0553050916252648">
                <text:p>0.00553050916252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0585692497782665">
                <text:p>0.00585692497782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619542674529603">
                <text:p>0.00619542674529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654634657646434">
                <text:p>0.00654634657646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00690991868675557">
                <text:p>0.00690991868675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00728650492344487">
                <text:p>0.00728650492344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00767632411219535">
                <text:p>0.00767632411219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0080797677795129">
                <text:p>0.0080797677795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0849703930860397">
                <text:p>0.0084970393086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00892855983732869">
                <text:p>0.00892855983732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00937451724499305">
                <text:p>0.00937451724499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00983536220139913">
                <text:p>0.00983536220139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0103112670115957">
                <text:p>0.0103112670115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0108027117862112">
                <text:p>0.0108027117862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0113098531766067">
                <text:p>0.01130985317660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0118332006312678">
                <text:p>0.0118332006312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0123728950592143">
                <text:p>0.0123728950592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0129294751318228">
                <text:p>0.0129294751318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135030659177568">
                <text:p>0.01350306591775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0140942351841931">
                <text:p>0.0140942351841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0147030920519373">
                <text:p>0.01470309205193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015330233244626">
                <text:p>0.015330233244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0159757518181038">
                <text:p>0.0159757518181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0166402733007745">
                <text:p>0.0166402733007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0173238745567157">
                <text:p>0.0173238745567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0180272097549598">
                <text:p>0.0180272097549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187503394312112">
                <text:p>0.0187503394312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194939462184651">
                <text:p>0.01949394621846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20258074177582">
                <text:p>0.0202580741775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.0210434342162508">
                <text:p>0.0210434342162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.0218500537640811">
                <text:p>0.02185005376408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.0226786718015371">
                <text:p>0.0226786718015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.0235292989605864">
                <text:p>0.0235292989605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.0244027020798572">
                <text:p>0.0244027020798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.0252988748172584">
                <text:p>0.02529887481725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.0262186116422532">
                <text:p>0.0262186116422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.0271618890522359">
                <text:p>0.0271618890522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.0281295289074394">
                <text:p>0.0281295289074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.0291214903482355">
                <text:p>0.0291214903482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.0301386223728341">
                <text:p>0.03013862237283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.0311808665580328">
                <text:p>0.03118086655803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.0322490987745103">
                <text:p>0.0322490987745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.0333432428189176">
                <text:p>0.0333432428189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.0344642011562207">
                <text:p>0.0344642011562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0356118795763585">
                <text:p>0.0356118795763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.0367872068477716">
                <text:p>0.0367872068477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.0379900705171928">
                <text:p>0.0379900705171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.0392214253531527">
                <text:p>0.0392214253531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0404811404128236">
                <text:p>0.04048114041282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.0417701961489548">
                <text:p>0.0417701961489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.0430884428730159">
                <text:p>0.04308844287301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.0444368863937128">
                <text:p>0.0444368863937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.0458153580109931">
                <text:p>0.04581535801099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.0472248885489747">
                <text:p>0.04722488854897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.0486652900206968">
                <text:p>0.0486652900206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.0501376179129905">
                <text:p>0.05013761791299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.0516416646671682">
                <text:p>0.0516416646671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.0531785100680698">
                <text:p>0.0531785100680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.0547479266911689">
                <text:p>0.05474792669116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.0563510182427651">
                <text:p>0.0563510182427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.057987537129264">
                <text:p>0.057987537129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.0596586105901973">
                <text:p>0.05965861059019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.0613639705507351">
                <text:p>0.06136397055073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.0631047673839377">
                <text:p>0.0631047673839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.0648807122128226">
                <text:p>0.06488071221282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.0666929781330101">
                <text:p>0.06669297813301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.0685412551359187">
                <text:p>0.0685412551359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.0704267386177154">
                <text:p>0.0704267386177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.0723490971004713">
                <text:p>0.0723490971004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.0743095478480917">
                <text:p>0.07430954784809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.0763077375674911">
                <text:p>0.07630773756749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.0783449049469651">
                <text:p>0.0783449049469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.0804206745246705">
                <text:p>0.0804206745246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.0825363059596791">
                <text:p>0.08253630595967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.0846914012602722">
                <text:p>0.0846914012602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.0868872405927115">
                <text:p>0.08688724059271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.0891234030670609">
                <text:p>0.08912340306706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.0914011888835211">
                <text:p>0.0914011888835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.0937201538786834">
                <text:p>0.0937201538786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.0960816178040926">
                <text:p>0.0960816178040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.0984851128410229">
                <text:p>0.09848511284102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.10093197780077">
                <text:p>0.100931977800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.103421720821194">
                <text:p>0.103421720821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.105955699273101">
                <text:p>0.105955699273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.108533396856949">
                <text:p>0.1085333968569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.111156188994531">
                <text:p>0.1111561889945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.113823534549397">
                <text:p>0.1138235345493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.116536826477907">
                <text:p>0.1165368264779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.119295498402057">
                <text:p>0.1192954984020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.122100960288868">
                <text:p>0.1221009602888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.124952620109393">
                <text:p>0.1249526201093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.12785190431032">
                <text:p>0.127851904310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30798194798055">
                <text:p>0.1307981947980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.133792933961308">
                <text:p>0.1337929339613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.136835477224229">
                <text:p>0.1368354772242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.139927282373692">
                <text:p>0.1399272823736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.143067677930529">
                <text:p>0.143067677930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.146258136530165">
                <text:p>0.146258136530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.149497959366048">
                <text:p>0.1494979593660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152788633367246">
                <text:p>0.152788633367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156129431973222">
                <text:p>0.1561294319732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159521855846971">
                <text:p>0.1595218558469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16296515024531">
                <text:p>0.162965150245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166460829001126">
                <text:p>0.1664608290011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170008108758357">
                <text:p>0.1700081087583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173608515951935">
                <text:p>0.1736085159519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177261238181619">
                <text:p>0.1772612381816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180967813913235">
                <text:p>0.180967813913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184727401270506">
                <text:p>0.1847274012705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188541550176225">
                <text:p>0.188541550176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192409388846192">
                <text:p>0.1924093888461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196332478083994">
                <text:p>0.1963324780839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200309915766112">
                <text:p>0.2003099157661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204343272999069">
                <text:p>0.204343272999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208431616889662">
                <text:p>0.2084316168896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212576528268341">
                <text:p>0.2125765282683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216777043043448">
                <text:p>0.216777043043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221034751189771">
                <text:p>0.2210347511897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225348656990557">
                <text:p>0.2253486569905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229720358985331">
                <text:p>0.2297203589853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23414882940832">
                <text:p>0.234148829408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238635674784747">
                <text:p>0.238635674784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243179834879157">
                <text:p>0.2431798348791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24778292362458">
                <text:p>0.24778292362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252443847899077">
                <text:p>0.2524438478990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257164228467326">
                <text:p>0.2571642284673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261942938908532">
                <text:p>0.2619429389085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266781606245191">
                <text:p>0.266781606245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27167907035029">
                <text:p>0.271679070350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276636963933242">
                <text:p>0.2766369639332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281654092759071">
                <text:p>0.2816540927590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286732094656725">
                <text:p>0.286732094656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291869740887717">
                <text:p>0.2918697408877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297068673837285">
                <text:p>0.2970686738372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302327629874677">
                <text:p>0.3023276298746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307648255382912">
                <text:p>0.307648255382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313029251457611">
                <text:p>0.3130292514576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318472267926412">
                <text:p>0.3184722679264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323975970237938">
                <text:p>0.3239759702379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329542011117236">
                <text:p>0.3295420111172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335169020001152">
                <text:p>0.3351690200011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340858651971492">
                <text:p>0.3408586519714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346609500097728">
                <text:p>0.3466095000977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352423221284953">
                <text:p>0.3524232212849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358298371889446">
                <text:p>0.3582983718894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36423661011389">
                <text:p>0.364236610113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370236455265934">
                <text:p>0.3702364552659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376299566328533">
                <text:p>0.3762995663285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382424425236233">
                <text:p>0.3824244252362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388612691243919">
                <text:p>0.3886126912439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394862808600123">
                <text:p>0.3948628086001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4011764363329">
                <text:p>0.4011764363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40755198070399">
                <text:p>0.40755198070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413991100026025">
                <text:p>0.4139911000260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42049216228589">
                <text:p>0.420492162285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427056824602964">
                <text:p>0.4270568246029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433683416414495">
                <text:p>0.433683416414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44037359318011">
                <text:p>0.440373593180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447125645526499">
                <text:p>0.447125645526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453941226798955">
                <text:p>0.4539412267989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460818588567091">
                <text:p>0.4608185885670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467759381619736">
                <text:p>0.467759381619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474761818237876">
                <text:p>0.4747618182378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481827546224805">
                <text:p>0.4818275462248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488954738356813">
                <text:p>0.488954738356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49614503903614">
                <text:p>0.496145039036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503396581334354">
                <text:p>0.5033965813343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510711005851252">
                <text:p>0.5107110058512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518086405770183">
                <text:p>0.5180864057701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525524417501747">
                <text:p>0.525524417501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533023094174638">
                <text:p>0.5330230941746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540584067638656">
                <text:p>0.540584067638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548205350818945">
                <text:p>0.5482053508189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555888570648564">
                <text:p>0.5558885706485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563631699718236">
                <text:p>0.5636316997182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571436359704475">
                <text:p>0.5714363597044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579300482751217">
                <text:p>0.5793004827512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587225684955234">
                <text:p>0.5872256849552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595209857920265">
                <text:p>0.5952098579202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603254611857213">
                <text:p>0.6032546118572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611357797755589">
                <text:p>0.6113577977555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61952101965184">
                <text:p>0.619521019651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627742087867009">
                <text:p>0.6277420878670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636022599992432">
                <text:p>0.6360225999924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644360325646685">
                <text:p>0.644360325646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652756855723688">
                <text:p>0.652756855723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66120991912614">
                <text:p>0.66120991912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669721099816992">
                <text:p>0.6697210998169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678288085990632">
                <text:p>0.678288085990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686912454464607">
                <text:p>0.686912454464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695591852753878">
                <text:p>0.6955918527538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704327850335643">
                <text:p>0.7043278503356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71311805409597">
                <text:p>0.713118054095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">
                <text:p>19.5</text:p>
              </table:table-cell>
              <table:table-cell office:value-type="float" office:value="0.721964025996566">
                <text:p>0.7219640259965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">
                <text:p>19.6</text:p>
              </table:table-cell>
              <table:table-cell office:value-type="float" office:value="0.73086333236712">
                <text:p>0.730863332367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">
                <text:p>19.7</text:p>
              </table:table-cell>
              <table:table-cell office:value-type="float" office:value="0.739817527498827">
                <text:p>0.7398175274988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">
                <text:p>19.8</text:p>
              </table:table-cell>
              <table:table-cell office:value-type="float" office:value="0.748824137259768">
                <text:p>0.7488241372597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">
                <text:p>19.9</text:p>
              </table:table-cell>
              <table:table-cell office:value-type="float" office:value="0.757884708136049">
                <text:p>0.7578847081360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0.766996725651422">
                <text:p>0.7669967256514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">
                <text:p>20.1</text:p>
              </table:table-cell>
              <table:table-cell office:value-type="float" office:value="0.776161728373019">
                <text:p>0.7761617283730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">
                <text:p>20.2</text:p>
              </table:table-cell>
              <table:table-cell office:value-type="float" office:value="0.785377161620343">
                <text:p>0.7853771616203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">
                <text:p>20.3</text:p>
              </table:table-cell>
              <table:table-cell office:value-type="float" office:value="0.794644555948609">
                <text:p>0.79464455594860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">
                <text:p>20.4</text:p>
              </table:table-cell>
              <table:table-cell office:value-type="float" office:value="0.803961316636149">
                <text:p>0.8039613166361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">
                <text:p>20.5</text:p>
              </table:table-cell>
              <table:table-cell office:value-type="float" office:value="0.813328966154509">
                <text:p>0.8133289661545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">
                <text:p>20.6</text:p>
              </table:table-cell>
              <table:table-cell office:value-type="float" office:value="0.822744869927132">
                <text:p>0.8227448699271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">
                <text:p>20.7</text:p>
              </table:table-cell>
              <table:table-cell office:value-type="float" office:value="0.832210542291533">
                <text:p>0.8322105422915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">
                <text:p>20.8</text:p>
              </table:table-cell>
              <table:table-cell office:value-type="float" office:value="0.841723309025939">
                <text:p>0.8417233090259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">
                <text:p>20.9</text:p>
              </table:table-cell>
              <table:table-cell office:value-type="float" office:value="0.851284676305045">
                <text:p>0.851284676305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">
                <text:p>21</text:p>
              </table:table-cell>
              <table:table-cell office:value-type="float" office:value="0.860891930495079">
                <text:p>0.8608919304950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">
                <text:p>21.1</text:p>
              </table:table-cell>
              <table:table-cell office:value-type="float" office:value="0.870546569600865">
                <text:p>0.8705465696008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">
                <text:p>21.2</text:p>
              </table:table-cell>
              <table:table-cell office:value-type="float" office:value="0.880245840833538">
                <text:p>0.8802458408335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">
                <text:p>21.3</text:p>
              </table:table-cell>
              <table:table-cell office:value-type="float" office:value="0.889991234042861">
                <text:p>0.8899912340428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">
                <text:p>21.4</text:p>
              </table:table-cell>
              <table:table-cell office:value-type="float" office:value="0.899779957565574">
                <text:p>0.8997799575655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">
                <text:p>21.5</text:p>
              </table:table-cell>
              <table:table-cell office:value-type="float" office:value="0.909613493133172">
                <text:p>0.9096134931331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">
                <text:p>21.6</text:p>
              </table:table-cell>
              <table:table-cell office:value-type="float" office:value="0.919489010512582">
                <text:p>0.9194890105125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">
                <text:p>21.7</text:p>
              </table:table-cell>
              <table:table-cell office:value-type="float" office:value="0.929407983375901">
                <text:p>0.9294079833759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">
                <text:p>21.8</text:p>
              </table:table-cell>
              <table:table-cell office:value-type="float" office:value="0.939367543248739">
                <text:p>0.9393675432487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">
                <text:p>21.9</text:p>
              </table:table-cell>
              <table:table-cell office:value-type="float" office:value="0.949369155824818">
                <text:p>0.9493691558248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0.9594099147409">
                <text:p>0.95940991474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">
                <text:p>22.1</text:p>
              </table:table-cell>
              <table:table-cell office:value-type="float" office:value="0.969491277815502">
                <text:p>0.9694912778155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">
                <text:p>22.2</text:p>
              </table:table-cell>
              <table:table-cell office:value-type="float" office:value="0.979610301173017">
                <text:p>0.9796103011730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">
                <text:p>22.3</text:p>
              </table:table-cell>
              <table:table-cell office:value-type="float" office:value="0.989768434882114">
                <text:p>0.9897684348821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">
                <text:p>22.4</text:p>
              </table:table-cell>
              <table:table-cell office:value-type="float" office:value="0.999962697955225">
                <text:p>0.9999626979552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">
                <text:p>22.5</text:p>
              </table:table-cell>
              <table:table-cell office:value-type="float" office:value="1.01019453285872">
                <text:p>1.010194532858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">
                <text:p>22.6</text:p>
              </table:table-cell>
              <table:table-cell office:value-type="float" office:value="1.02046092191741">
                <text:p>1.020460921917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">
                <text:p>22.7</text:p>
              </table:table-cell>
              <table:table-cell office:value-type="float" office:value="1.03076330016504">
                <text:p>1.03076330016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">
                <text:p>22.8</text:p>
              </table:table-cell>
              <table:table-cell office:value-type="float" office:value="1.04109861368699">
                <text:p>1.041098613686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">
                <text:p>22.9</text:p>
              </table:table-cell>
              <table:table-cell office:value-type="float" office:value="1.0514682902761">
                <text:p>1.05146829027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">
                <text:p>23</text:p>
              </table:table-cell>
              <table:table-cell office:value-type="float" office:value="1.06186924025029">
                <text:p>1.061869240250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">
                <text:p>23.1</text:p>
              </table:table-cell>
              <table:table-cell office:value-type="float" office:value="1.07230288437519">
                <text:p>1.072302884375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">
                <text:p>23.2</text:p>
              </table:table-cell>
              <table:table-cell office:value-type="float" office:value="1.08276609769686">
                <text:p>1.082766097696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">
                <text:p>23.3</text:p>
              </table:table-cell>
              <table:table-cell office:value-type="float" office:value="1.0932602941893">
                <text:p>1.09326029418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">
                <text:p>23.4</text:p>
              </table:table-cell>
              <table:table-cell office:value-type="float" office:value="1.10378231414576">
                <text:p>1.103782314145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">
                <text:p>23.5</text:p>
              </table:table-cell>
              <table:table-cell office:value-type="float" office:value="1.11433356500589">
                <text:p>1.114333565005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">
                <text:p>23.6</text:p>
              </table:table-cell>
              <table:table-cell office:value-type="float" office:value="1.12491085285253">
                <text:p>1.124910852852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">
                <text:p>23.7</text:p>
              </table:table-cell>
              <table:table-cell office:value-type="float" office:value="1.13551557886979">
                <text:p>1.135515578869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">
                <text:p>23.8</text:p>
              </table:table-cell>
              <table:table-cell office:value-type="float" office:value="1.14614451549562">
                <text:p>1.146144515495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">
                <text:p>23.9</text:p>
              </table:table-cell>
              <table:table-cell office:value-type="float" office:value="1.15679905795875">
                <text:p>1.15679905795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">
                <text:p>24</text:p>
              </table:table-cell>
              <table:table-cell office:value-type="float" office:value="1.16747594564064">
                <text:p>1.167475945640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">
                <text:p>24.1</text:p>
              </table:table-cell>
              <table:table-cell office:value-type="float" office:value="1.1781765681359">
                <text:p>1.17817656813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">
                <text:p>24.2</text:p>
              </table:table-cell>
              <table:table-cell office:value-type="float" office:value="1.18889763238054">
                <text:p>1.188897632380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">
                <text:p>24.3</text:p>
              </table:table-cell>
              <table:table-cell office:value-type="float" office:value="1.19964052267722">
                <text:p>1.199640522677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">
                <text:p>24.4</text:p>
              </table:table-cell>
              <table:table-cell office:value-type="float" office:value="1.21040191414986">
                <text:p>1.210401914149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">
                <text:p>24.5</text:p>
              </table:table-cell>
              <table:table-cell office:value-type="float" office:value="1.22118318617191">
                <text:p>1.221183186171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">
                <text:p>24.6</text:p>
              </table:table-cell>
              <table:table-cell office:value-type="float" office:value="1.23198098271066">
                <text:p>1.231980982710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">
                <text:p>24.7</text:p>
              </table:table-cell>
              <table:table-cell office:value-type="float" office:value="1.24279667859339">
                <text:p>1.242796678593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">
                <text:p>24.8</text:p>
              </table:table-cell>
              <table:table-cell office:value-type="float" office:value="1.2536268873079">
                <text:p>1.25362688730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">
                <text:p>24.9</text:p>
              </table:table-cell>
              <table:table-cell office:value-type="float" office:value="1.2644729795383">
                <text:p>1.26447297953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">
                <text:p>25</text:p>
              </table:table-cell>
              <table:table-cell office:value-type="float" office:value="1.27533153899141">
                <text:p>1.275331538991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">
                <text:p>25.1</text:p>
              </table:table-cell>
              <table:table-cell office:value-type="float" office:value="1.28620393263079">
                <text:p>1.286203932630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">
                <text:p>25.2</text:p>
              </table:table-cell>
              <table:table-cell office:value-type="float" office:value="1.29708671510179">
                <text:p>1.297086715101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">
                <text:p>25.3</text:p>
              </table:table-cell>
              <table:table-cell office:value-type="float" office:value="1.30798125008923">
                <text:p>1.307981250089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">
                <text:p>25.4</text:p>
              </table:table-cell>
              <table:table-cell office:value-type="float" office:value="1.31888406391707">
                <text:p>1.318884063917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">
                <text:p>25.5</text:p>
              </table:table-cell>
              <table:table-cell office:value-type="float" office:value="1.32979651745209">
                <text:p>1.329796517452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">
                <text:p>25.6</text:p>
              </table:table-cell>
              <table:table-cell office:value-type="float" office:value="1.34071510945702">
                <text:p>1.340715109457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">
                <text:p>25.7</text:p>
              </table:table-cell>
              <table:table-cell office:value-type="float" office:value="1.3516411984597">
                <text:p>1.351641198459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">
                <text:p>25.8</text:p>
              </table:table-cell>
              <table:table-cell office:value-type="float" office:value="1.3625712564415">
                <text:p>1.36257125644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">
                <text:p>25.9</text:p>
              </table:table-cell>
              <table:table-cell office:value-type="float" office:value="1.37350664008832">
                <text:p>1.373506640088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">
                <text:p>26</text:p>
              </table:table-cell>
              <table:table-cell office:value-type="float" office:value="1.38444379539928">
                <text:p>1.384443795399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">
                <text:p>26.1</text:p>
              </table:table-cell>
              <table:table-cell office:value-type="float" office:value="1.39538407773285">
                <text:p>1.395384077732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">
                <text:p>26.2</text:p>
              </table:table-cell>
              <table:table-cell office:value-type="float" office:value="1.40632390792363">
                <text:p>1.40632390792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">
                <text:p>26.3</text:p>
              </table:table-cell>
              <table:table-cell office:value-type="float" office:value="1.41726464053413">
                <text:p>1.41726464053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">
                <text:p>26.4</text:p>
              </table:table-cell>
              <table:table-cell office:value-type="float" office:value="1.42820267207036">
                <text:p>1.428202672070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">
                <text:p>26.5</text:p>
              </table:table-cell>
              <table:table-cell office:value-type="float" office:value="1.43913935684681">
                <text:p>1.43913935684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">
                <text:p>26.6</text:p>
              </table:table-cell>
              <table:table-cell office:value-type="float" office:value="1.45007106789442">
                <text:p>1.450071067894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">
                <text:p>26.7</text:p>
              </table:table-cell>
              <table:table-cell office:value-type="float" office:value="1.46099915984349">
                <text:p>1.460999159843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">
                <text:p>26.8</text:p>
              </table:table-cell>
              <table:table-cell office:value-type="float" office:value="1.47191998312044">
                <text:p>1.471919983120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">
                <text:p>26.9</text:p>
              </table:table-cell>
              <table:table-cell office:value-type="float" office:value="1.48283489325056">
                <text:p>1.482834893250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">
                <text:p>27</text:p>
              </table:table-cell>
              <table:table-cell office:value-type="float" office:value="1.49374021894276">
                <text:p>1.493740218942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">
                <text:p>27.1</text:p>
              </table:table-cell>
              <table:table-cell office:value-type="float" office:value="1.5046373172112">
                <text:p>1.50463731721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">
                <text:p>27.2</text:p>
              </table:table-cell>
              <table:table-cell office:value-type="float" office:value="1.51552249595013">
                <text:p>1.515522495950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">
                <text:p>27.3</text:p>
              </table:table-cell>
              <table:table-cell office:value-type="float" office:value="1.52639711427063">
                <text:p>1.52639711427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">
                <text:p>27.4</text:p>
              </table:table-cell>
              <table:table-cell office:value-type="float" office:value="1.53725746017027">
                <text:p>1.537257460170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">
                <text:p>27.5</text:p>
              </table:table-cell>
              <table:table-cell office:value-type="float" office:value="1.54810489547862">
                <text:p>1.548104895478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">
                <text:p>27.6</text:p>
              </table:table-cell>
              <table:table-cell office:value-type="float" office:value="1.5589356892291">
                <text:p>1.55893568922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">
                <text:p>27.7</text:p>
              </table:table-cell>
              <table:table-cell office:value-type="float" office:value="1.56975120660416">
                <text:p>1.569751206604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">
                <text:p>27.8</text:p>
              </table:table-cell>
              <table:table-cell office:value-type="float" office:value="1.58054769861947">
                <text:p>1.580547698619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">
                <text:p>27.9</text:p>
              </table:table-cell>
              <table:table-cell office:value-type="float" office:value="1.59132653445695">
                <text:p>1.591326534456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">
                <text:p>28</text:p>
              </table:table-cell>
              <table:table-cell office:value-type="float" office:value="1.60208394807401">
                <text:p>1.602083948074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">
                <text:p>28.1</text:p>
              </table:table-cell>
              <table:table-cell office:value-type="float" office:value="1.61282131331016">
                <text:p>1.61282131331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">
                <text:p>28.2</text:p>
              </table:table-cell>
              <table:table-cell office:value-type="float" office:value="1.6235348480365">
                <text:p>1.62353484803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">
                <text:p>28.3</text:p>
              </table:table-cell>
              <table:table-cell office:value-type="float" office:value="1.63422593141903">
                <text:p>1.634225931419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">
                <text:p>28.4</text:p>
              </table:table-cell>
              <table:table-cell office:value-type="float" office:value="1.64489076622618">
                <text:p>1.644890766226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">
                <text:p>28.5</text:p>
              </table:table-cell>
              <table:table-cell office:value-type="float" office:value="1.65553073762939">
                <text:p>1.655530737629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">
                <text:p>28.6</text:p>
              </table:table-cell>
              <table:table-cell office:value-type="float" office:value="1.66614203428904">
                <text:p>1.666142034289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">
                <text:p>28.7</text:p>
              </table:table-cell>
              <table:table-cell office:value-type="float" office:value="1.67672604807032">
                <text:p>1.676726048070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">
                <text:p>28.8</text:p>
              </table:table-cell>
              <table:table-cell office:value-type="float" office:value="1.68727895453032">
                <text:p>1.687278954530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">
                <text:p>28.9</text:p>
              </table:table-cell>
              <table:table-cell office:value-type="float" office:value="1.69780215292486">
                <text:p>1.697802152924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">
                <text:p>29</text:p>
              </table:table-cell>
              <table:table-cell office:value-type="float" office:value="1.70829180672194">
                <text:p>1.70829180672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">
                <text:p>29.1</text:p>
              </table:table-cell>
              <table:table-cell office:value-type="float" office:value="1.71874932327273">
                <text:p>1.7187493232727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">
                <text:p>29.2</text:p>
              </table:table-cell>
              <table:table-cell office:value-type="float" office:value="1.72917085497894">
                <text:p>1.729170854978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">
                <text:p>29.3</text:p>
              </table:table-cell>
              <table:table-cell office:value-type="float" office:value="1.73955781799877">
                <text:p>1.739557817998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">
                <text:p>29.4</text:p>
              </table:table-cell>
              <table:table-cell office:value-type="float" office:value="1.74990635469829">
                <text:p>1.749906354698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">
                <text:p>29.5</text:p>
              </table:table-cell>
              <table:table-cell office:value-type="float" office:value="1.7602178907607">
                <text:p>1.7602178907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">
                <text:p>29.6</text:p>
              </table:table-cell>
              <table:table-cell office:value-type="float" office:value="1.77048855955402">
                <text:p>1.770488559554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">
                <text:p>29.7</text:p>
              </table:table-cell>
              <table:table-cell office:value-type="float" office:value="1.78071979700983">
                <text:p>1.780719797009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">
                <text:p>29.8</text:p>
              </table:table-cell>
              <table:table-cell office:value-type="float" office:value="1.79090772854188">
                <text:p>1.790907728541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">
                <text:p>29.9</text:p>
              </table:table-cell>
              <table:table-cell office:value-type="float" office:value="1.80105380105811">
                <text:p>1.801053801058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">
                <text:p>30</text:p>
              </table:table-cell>
              <table:table-cell office:value-type="float" office:value="1.81115413306709">
                <text:p>1.811154133067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">
                <text:p>30.1</text:p>
              </table:table-cell>
              <table:table-cell office:value-type="float" office:value="1.82121018318494">
                <text:p>1.821210183184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">
                <text:p>30.2</text:p>
              </table:table-cell>
              <table:table-cell office:value-type="float" office:value="1.83121806406854">
                <text:p>1.831218064068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">
                <text:p>30.3</text:p>
              </table:table-cell>
              <table:table-cell office:value-type="float" office:value="1.84117924677694">
                <text:p>1.841179246776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">
                <text:p>30.4</text:p>
              </table:table-cell>
              <table:table-cell office:value-type="float" office:value="1.8510898391725">
                <text:p>1.85108983917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">
                <text:p>30.5</text:p>
              </table:table-cell>
              <table:table-cell office:value-type="float" office:value="1.86095132549404">
                <text:p>1.860951325494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">
                <text:p>30.6</text:p>
              </table:table-cell>
              <table:table-cell office:value-type="float" office:value="1.87075980986927">
                <text:p>1.870759809869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">
                <text:p>30.7</text:p>
              </table:table-cell>
              <table:table-cell office:value-type="float" office:value="1.88051679045487">
                <text:p>1.880516790454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">
                <text:p>30.8</text:p>
              </table:table-cell>
              <table:table-cell office:value-type="float" office:value="1.89021836870568">
                <text:p>1.890218368705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">
                <text:p>30.9</text:p>
              </table:table-cell>
              <table:table-cell office:value-type="float" office:value="1.89986605743471">
                <text:p>1.899866057434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">
                <text:p>31</text:p>
              </table:table-cell>
              <table:table-cell office:value-type="float" office:value="1.90945595648664">
                <text:p>1.909455956486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">
                <text:p>31.1</text:p>
              </table:table-cell>
              <table:table-cell office:value-type="float" office:value="1.91898959406889">
                <text:p>1.918989594068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">
                <text:p>31.2</text:p>
              </table:table-cell>
              <table:table-cell office:value-type="float" office:value="1.92846306947879">
                <text:p>1.928463069478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">
                <text:p>31.3</text:p>
              </table:table-cell>
              <table:table-cell office:value-type="float" office:value="1.93787792705483">
                <text:p>1.937877927054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">
                <text:p>31.4</text:p>
              </table:table-cell>
              <table:table-cell office:value-type="float" office:value="1.94723026660905">
                <text:p>1.947230266609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">
                <text:p>31.5</text:p>
              </table:table-cell>
              <table:table-cell office:value-type="float" office:value="1.95652164934552">
                <text:p>1.956521649345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">
                <text:p>31.6</text:p>
              </table:table-cell>
              <table:table-cell office:value-type="float" office:value="1.96574817665134">
                <text:p>1.965748176651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">
                <text:p>31.7</text:p>
              </table:table-cell>
              <table:table-cell office:value-type="float" office:value="1.97491142732755">
                <text:p>1.974911427327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">
                <text:p>31.8</text:p>
              </table:table-cell>
              <table:table-cell office:value-type="float" office:value="1.98400750539408">
                <text:p>1.984007505394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">
                <text:p>31.9</text:p>
              </table:table-cell>
              <table:table-cell office:value-type="float" office:value="1.99303800797644">
                <text:p>1.99303800797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  <table:table-cell office:value-type="float" office:value="2.00199904278171">
                <text:p>2.001999042781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">
                <text:p>32.1</text:p>
              </table:table-cell>
              <table:table-cell office:value-type="float" office:value="2.01089222598246">
                <text:p>2.010892225982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">
                <text:p>32.2</text:p>
              </table:table-cell>
              <table:table-cell office:value-type="float" office:value="2.0197136700229">
                <text:p>2.01971367002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">
                <text:p>32.3</text:p>
              </table:table-cell>
              <table:table-cell office:value-type="float" office:value="2.02846501083963">
                <text:p>2.0284650108396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">
                <text:p>32.4</text:p>
              </table:table-cell>
              <table:table-cell office:value-type="float" office:value="2.03714236665864">
                <text:p>2.037142366658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">
                <text:p>32.5</text:p>
              </table:table-cell>
              <table:table-cell office:value-type="float" office:value="2.04574739389093">
                <text:p>2.045747393890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">
                <text:p>32.6</text:p>
              </table:table-cell>
              <table:table-cell office:value-type="float" office:value="2.05427621758287">
                <text:p>2.054276217582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">
                <text:p>32.7</text:p>
              </table:table-cell>
              <table:table-cell office:value-type="float" office:value="2.06273051532278">
                <text:p>2.062730515322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">
                <text:p>32.8</text:p>
              </table:table-cell>
              <table:table-cell office:value-type="float" office:value="2.07110642000892">
                <text:p>2.071106420008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">
                <text:p>32.9</text:p>
              </table:table-cell>
              <table:table-cell office:value-type="float" office:value="2.07940563110158">
                <text:p>2.079405631101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">
                <text:p>33</text:p>
              </table:table-cell>
              <table:table-cell office:value-type="float" office:value="2.08762429037452">
                <text:p>2.087624290374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">
                <text:p>33.1</text:p>
              </table:table-cell>
              <table:table-cell office:value-type="float" office:value="2.09576411984548">
                <text:p>2.095764119845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">
                <text:p>33.2</text:p>
              </table:table-cell>
              <table:table-cell office:value-type="float" office:value="2.10382127117858">
                <text:p>2.1038212711785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">
                <text:p>33.3</text:p>
              </table:table-cell>
              <table:table-cell office:value-type="float" office:value="2.11179748962444">
                <text:p>2.111797489624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">
                <text:p>33.4</text:p>
              </table:table-cell>
              <table:table-cell office:value-type="float" office:value="2.11968893774272">
                <text:p>2.119688937742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">
                <text:p>33.5</text:p>
              </table:table-cell>
              <table:table-cell office:value-type="float" office:value="2.12749738468155">
                <text:p>2.127497384681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">
                <text:p>33.6</text:p>
              </table:table-cell>
              <table:table-cell office:value-type="float" office:value="2.13521900489077">
                <text:p>2.13521900489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">
                <text:p>33.7</text:p>
              </table:table-cell>
              <table:table-cell office:value-type="float" office:value="2.14285559206894">
                <text:p>2.142855592068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">
                <text:p>33.8</text:p>
              </table:table-cell>
              <table:table-cell office:value-type="float" office:value="2.1504033335394">
                <text:p>2.15040333353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">
                <text:p>33.9</text:p>
              </table:table-cell>
              <table:table-cell office:value-type="float" office:value="2.15786404819151">
                <text:p>2.157864048191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">
                <text:p>34</text:p>
              </table:table-cell>
              <table:table-cell office:value-type="float" office:value="2.16523393719317">
                <text:p>2.16523393719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">
                <text:p>34.1</text:p>
              </table:table-cell>
              <table:table-cell office:value-type="float" office:value="2.17251484525159">
                <text:p>2.172514845251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">
                <text:p>34.2</text:p>
              </table:table-cell>
              <table:table-cell office:value-type="float" office:value="2.17970298833731">
                <text:p>2.179702988337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">
                <text:p>34.3</text:p>
              </table:table-cell>
              <table:table-cell office:value-type="float" office:value="2.1868002375883">
                <text:p>2.18680023758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">
                <text:p>34.4</text:p>
              </table:table-cell>
              <table:table-cell office:value-type="float" office:value="2.19380282472186">
                <text:p>2.193802824721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">
                <text:p>34.5</text:p>
              </table:table-cell>
              <table:table-cell office:value-type="float" office:value="2.20071264790469">
                <text:p>2.200712647904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">
                <text:p>34.6</text:p>
              </table:table-cell>
              <table:table-cell office:value-type="float" office:value="2.20752595553036">
                <text:p>2.207525955530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">
                <text:p>34.7</text:p>
              </table:table-cell>
              <table:table-cell office:value-type="float" office:value="2.21424467337653">
                <text:p>2.214244673376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">
                <text:p>34.8</text:p>
              </table:table-cell>
              <table:table-cell office:value-type="float" office:value="2.22086506742709">
                <text:p>2.220865067427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">
                <text:p>34.9</text:p>
              </table:table-cell>
              <table:table-cell office:value-type="float" office:value="2.2273890916364">
                <text:p>2.22738909163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">
                <text:p>35</text:p>
              </table:table-cell>
              <table:table-cell office:value-type="float" office:value="2.23381303047644">
                <text:p>2.23381303047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">
                <text:p>35.1</text:p>
              </table:table-cell>
              <table:table-cell office:value-type="float" office:value="2.24013886662679">
                <text:p>2.240138866626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">
                <text:p>35.2</text:p>
              </table:table-cell>
              <table:table-cell office:value-type="float" office:value="2.24636290392828">
                <text:p>2.246362903928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">
                <text:p>35.3</text:p>
              </table:table-cell>
              <table:table-cell office:value-type="float" office:value="2.25248715431623">
                <text:p>2.252487154316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">
                <text:p>35.4</text:p>
              </table:table-cell>
              <table:table-cell office:value-type="float" office:value="2.25850794186332">
                <text:p>2.258507941863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">
                <text:p>35.5</text:p>
              </table:table-cell>
              <table:table-cell office:value-type="float" office:value="2.26442730827248">
                <text:p>2.264427308272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">
                <text:p>35.6</text:p>
              </table:table-cell>
              <table:table-cell office:value-type="float" office:value="2.27024159869273">
                <text:p>2.270241598692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">
                <text:p>35.7</text:p>
              </table:table-cell>
              <table:table-cell office:value-type="float" office:value="2.27595288508701">
                <text:p>2.275952885087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">
                <text:p>35.8</text:p>
              </table:table-cell>
              <table:table-cell office:value-type="float" office:value="2.28155753450604">
                <text:p>2.281557534506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">
                <text:p>35.9</text:p>
              </table:table-cell>
              <table:table-cell office:value-type="float" office:value="2.28705764964513">
                <text:p>2.287057649645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">
                <text:p>36</text:p>
              </table:table-cell>
              <table:table-cell office:value-type="float" office:value="2.29244962026208">
                <text:p>2.292449620262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">
                <text:p>36.1</text:p>
              </table:table-cell>
              <table:table-cell office:value-type="float" office:value="2.29773558023616">
                <text:p>2.297735580236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">
                <text:p>36.2</text:p>
              </table:table-cell>
              <table:table-cell office:value-type="float" office:value="2.30291194281712">
                <text:p>2.302911942817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">
                <text:p>36.3</text:p>
              </table:table-cell>
              <table:table-cell office:value-type="float" office:value="2.30798087349843">
                <text:p>2.307980873498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">
                <text:p>36.4</text:p>
              </table:table-cell>
              <table:table-cell office:value-type="float" office:value="2.31293880978536">
                <text:p>2.312938809785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">
                <text:p>36.5</text:p>
              </table:table-cell>
              <table:table-cell office:value-type="float" office:value="2.31778794919383">
                <text:p>2.317787949193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">
                <text:p>36.6</text:p>
              </table:table-cell>
              <table:table-cell office:value-type="float" office:value="2.3225247542264">
                <text:p>2.32252475422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">
                <text:p>36.7</text:p>
              </table:table-cell>
              <table:table-cell office:value-type="float" office:value="2.32715145480701">
                <text:p>2.327151454807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">
                <text:p>36.8</text:p>
              </table:table-cell>
              <table:table-cell office:value-type="float" office:value="2.33166453915481">
                <text:p>2.331664539154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">
                <text:p>36.9</text:p>
              </table:table-cell>
              <table:table-cell office:value-type="float" office:value="2.33606626996422">
                <text:p>2.336066269964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">
                <text:p>37</text:p>
              </table:table-cell>
              <table:table-cell office:value-type="float" office:value="2.3403531618672">
                <text:p>2.34035316186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">
                <text:p>37.1</text:p>
              </table:table-cell>
              <table:table-cell office:value-type="float" office:value="2.34452751066732">
                <text:p>2.344527510667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">
                <text:p>37.2</text:p>
              </table:table-cell>
              <table:table-cell office:value-type="float" office:value="2.34858585808201">
                <text:p>2.348585858082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">
                <text:p>37.3</text:p>
              </table:table-cell>
              <table:table-cell office:value-type="float" office:value="2.35253053333844">
                <text:p>2.352530533338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">
                <text:p>37.4</text:p>
              </table:table-cell>
              <table:table-cell office:value-type="float" office:value="2.35635810588793">
                <text:p>2.356358105887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">
                <text:p>37.5</text:p>
              </table:table-cell>
              <table:table-cell office:value-type="float" office:value="2.3600709386709">
                <text:p>2.36007093867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">
                <text:p>37.6</text:p>
              </table:table-cell>
              <table:table-cell office:value-type="float" office:value="2.36366562949643">
                <text:p>2.363665629496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">
                <text:p>37.7</text:p>
              </table:table-cell>
              <table:table-cell office:value-type="float" office:value="2.36714457528258">
                <text:p>2.3671445752825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">
                <text:p>37.8</text:p>
              </table:table-cell>
              <table:table-cell office:value-type="float" office:value="2.37050440279484">
                <text:p>2.370504402794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">
                <text:p>37.9</text:p>
              </table:table-cell>
              <table:table-cell office:value-type="float" office:value="2.37374754316762">
                <text:p>2.373747543167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">
                <text:p>38</text:p>
              </table:table-cell>
              <table:table-cell office:value-type="float" office:value="2.37687065269585">
                <text:p>2.376870652695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">
                <text:p>38.1</text:p>
              </table:table-cell>
              <table:table-cell office:value-type="float" office:value="2.37987619694287">
                <text:p>2.3798761969428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">
                <text:p>38.2</text:p>
              </table:table-cell>
              <table:table-cell office:value-type="float" office:value="2.38276086228013">
                <text:p>2.382760862280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">
                <text:p>38.3</text:p>
              </table:table-cell>
              <table:table-cell office:value-type="float" office:value="2.38552714888589">
                <text:p>2.385527148885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">
                <text:p>38.4</text:p>
              </table:table-cell>
              <table:table-cell office:value-type="float" office:value="2.38817177372864">
                <text:p>2.388171773728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">
                <text:p>38.5</text:p>
              </table:table-cell>
              <table:table-cell office:value-type="float" office:value="2.39069727176078">
                <text:p>2.390697271760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">
                <text:p>38.6</text:p>
              </table:table-cell>
              <table:table-cell office:value-type="float" office:value="2.39310039104155">
                <text:p>2.393100391041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">
                <text:p>38.7</text:p>
              </table:table-cell>
              <table:table-cell office:value-type="float" office:value="2.39538370142936">
                <text:p>2.395383701429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">
                <text:p>38.8</text:p>
              </table:table-cell>
              <table:table-cell office:value-type="float" office:value="2.39754398254079">
                <text:p>2.397543982540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">
                <text:p>38.9</text:p>
              </table:table-cell>
              <table:table-cell office:value-type="float" office:value="2.39958383924461">
                <text:p>2.399583839244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">
                <text:p>39</text:p>
              </table:table-cell>
              <table:table-cell office:value-type="float" office:value="2.40150008315377">
                <text:p>2.401500083153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">
                <text:p>39.1</text:p>
              </table:table-cell>
              <table:table-cell office:value-type="float" office:value="2.40329535422391">
                <text:p>2.40329535422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">
                <text:p>39.2</text:p>
              </table:table-cell>
              <table:table-cell office:value-type="float" office:value="2.40496649647561">
                <text:p>2.404966496475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">
                <text:p>39.3</text:p>
              </table:table-cell>
              <table:table-cell office:value-type="float" office:value="2.4065161849998">
                <text:p>2.40651618499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">
                <text:p>39.4</text:p>
              </table:table-cell>
              <table:table-cell office:value-type="float" office:value="2.40794129660791">
                <text:p>2.407941296607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">
                <text:p>39.5</text:p>
              </table:table-cell>
              <table:table-cell office:value-type="float" office:value="2.40924454154617">
                <text:p>2.409244541546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">
                <text:p>39.6</text:p>
              </table:table-cell>
              <table:table-cell office:value-type="float" office:value="2.4104228297718">
                <text:p>2.41042282977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">
                <text:p>39.7</text:p>
              </table:table-cell>
              <table:table-cell office:value-type="float" office:value="2.41147890667796">
                <text:p>2.411478906677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">
                <text:p>39.8</text:p>
              </table:table-cell>
              <table:table-cell office:value-type="float" office:value="2.41240971569405">
                <text:p>2.412409715694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">
                <text:p>39.9</text:p>
              </table:table-cell>
              <table:table-cell office:value-type="float" office:value="2.41321803732296">
                <text:p>2.413218037322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">
                <text:p>40</text:p>
              </table:table-cell>
              <table:table-cell office:value-type="float" office:value="2.41390084876409">
                <text:p>2.413900848764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">
                <text:p>40.1</text:p>
              </table:table-cell>
              <table:table-cell office:value-type="float" office:value="2.41446096556413">
                <text:p>2.414460965564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">
                <text:p>40.2</text:p>
              </table:table-cell>
              <table:table-cell office:value-type="float" office:value="2.4148953989614">
                <text:p>2.41489539896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">
                <text:p>40.3</text:p>
              </table:table-cell>
              <table:table-cell office:value-type="float" office:value="2.41520699945149">
                <text:p>2.415206999451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">
                <text:p>40.4</text:p>
              </table:table-cell>
              <table:table-cell office:value-type="float" office:value="2.41539281255172">
                <text:p>2.415392812551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">
                <text:p>40.5</text:p>
              </table:table-cell>
              <table:table-cell office:value-type="float" office:value="2.41545572358268">
                <text:p>2.415455723582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">
                <text:p>40.6</text:p>
              </table:table-cell>
              <table:table-cell office:value-type="float" office:value="2.41539281255172">
                <text:p>2.415392812551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">
                <text:p>40.7</text:p>
              </table:table-cell>
              <table:table-cell office:value-type="float" office:value="2.41520699945149">
                <text:p>2.415206999451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">
                <text:p>40.8</text:p>
              </table:table-cell>
              <table:table-cell office:value-type="float" office:value="2.4148953989614">
                <text:p>2.41489539896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">
                <text:p>40.9</text:p>
              </table:table-cell>
              <table:table-cell office:value-type="float" office:value="2.41446096556413">
                <text:p>2.41446096556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">
                <text:p>41</text:p>
              </table:table-cell>
              <table:table-cell office:value-type="float" office:value="2.41390084876409">
                <text:p>2.413900848764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">
                <text:p>41.1</text:p>
              </table:table-cell>
              <table:table-cell office:value-type="float" office:value="2.41321803732296">
                <text:p>2.413218037322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">
                <text:p>41.2</text:p>
              </table:table-cell>
              <table:table-cell office:value-type="float" office:value="2.41240971569405">
                <text:p>2.412409715694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">
                <text:p>41.3</text:p>
              </table:table-cell>
              <table:table-cell office:value-type="float" office:value="2.41147890667796">
                <text:p>2.411478906677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">
                <text:p>41.4</text:p>
              </table:table-cell>
              <table:table-cell office:value-type="float" office:value="2.4104228297718">
                <text:p>2.41042282977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">
                <text:p>41.5</text:p>
              </table:table-cell>
              <table:table-cell office:value-type="float" office:value="2.40924454154617">
                <text:p>2.409244541546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">
                <text:p>41.6</text:p>
              </table:table-cell>
              <table:table-cell office:value-type="float" office:value="2.40794129660791">
                <text:p>2.40794129660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">
                <text:p>41.7</text:p>
              </table:table-cell>
              <table:table-cell office:value-type="float" office:value="2.4065161849998">
                <text:p>2.40651618499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">
                <text:p>41.8</text:p>
              </table:table-cell>
              <table:table-cell office:value-type="float" office:value="2.40496649647561">
                <text:p>2.4049664964756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">
                <text:p>41.9</text:p>
              </table:table-cell>
              <table:table-cell office:value-type="float" office:value="2.40329535422391">
                <text:p>2.4032953542239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">
                <text:p>42</text:p>
              </table:table-cell>
              <table:table-cell office:value-type="float" office:value="2.40150008315377">
                <text:p>2.401500083153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">
                <text:p>42.1</text:p>
              </table:table-cell>
              <table:table-cell office:value-type="float" office:value="2.39958383924461">
                <text:p>2.399583839244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">
                <text:p>42.2</text:p>
              </table:table-cell>
              <table:table-cell office:value-type="float" office:value="2.39754398254079">
                <text:p>2.397543982540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">
                <text:p>42.3</text:p>
              </table:table-cell>
              <table:table-cell office:value-type="float" office:value="2.39538370142936">
                <text:p>2.3953837014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">
                <text:p>42.4</text:p>
              </table:table-cell>
              <table:table-cell office:value-type="float" office:value="2.39310039104155">
                <text:p>2.393100391041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">
                <text:p>42.5</text:p>
              </table:table-cell>
              <table:table-cell office:value-type="float" office:value="2.39069727176078">
                <text:p>2.390697271760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">
                <text:p>42.6</text:p>
              </table:table-cell>
              <table:table-cell office:value-type="float" office:value="2.38817177372864">
                <text:p>2.388171773728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">
                <text:p>42.7</text:p>
              </table:table-cell>
              <table:table-cell office:value-type="float" office:value="2.38552714888589">
                <text:p>2.385527148885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">
                <text:p>42.8</text:p>
              </table:table-cell>
              <table:table-cell office:value-type="float" office:value="2.38276086228013">
                <text:p>2.382760862280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">
                <text:p>42.9</text:p>
              </table:table-cell>
              <table:table-cell office:value-type="float" office:value="2.37987619694287">
                <text:p>2.379876196942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">
                <text:p>43</text:p>
              </table:table-cell>
              <table:table-cell office:value-type="float" office:value="2.37687065269585">
                <text:p>2.376870652695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">
                <text:p>43.1</text:p>
              </table:table-cell>
              <table:table-cell office:value-type="float" office:value="2.37374754316762">
                <text:p>2.373747543167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">
                <text:p>43.2</text:p>
              </table:table-cell>
              <table:table-cell office:value-type="float" office:value="2.37050440279484">
                <text:p>2.370504402794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">
                <text:p>43.3</text:p>
              </table:table-cell>
              <table:table-cell office:value-type="float" office:value="2.36714457528258">
                <text:p>2.367144575282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">
                <text:p>43.4</text:p>
              </table:table-cell>
              <table:table-cell office:value-type="float" office:value="2.36366562949643">
                <text:p>2.363665629496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">
                <text:p>43.5</text:p>
              </table:table-cell>
              <table:table-cell office:value-type="float" office:value="2.3600709386709">
                <text:p>2.36007093867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">
                <text:p>43.6</text:p>
              </table:table-cell>
              <table:table-cell office:value-type="float" office:value="2.35635810588793">
                <text:p>2.356358105887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">
                <text:p>43.7</text:p>
              </table:table-cell>
              <table:table-cell office:value-type="float" office:value="2.35253053333844">
                <text:p>2.352530533338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">
                <text:p>43.8</text:p>
              </table:table-cell>
              <table:table-cell office:value-type="float" office:value="2.34858585808201">
                <text:p>2.34858585808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">
                <text:p>43.9</text:p>
              </table:table-cell>
              <table:table-cell office:value-type="float" office:value="2.34452751066732">
                <text:p>2.3445275106673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">
                <text:p>44</text:p>
              </table:table-cell>
              <table:table-cell office:value-type="float" office:value="2.3403531618672">
                <text:p>2.34035316186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">
                <text:p>44.1</text:p>
              </table:table-cell>
              <table:table-cell office:value-type="float" office:value="2.33606626996422">
                <text:p>2.336066269964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">
                <text:p>44.2</text:p>
              </table:table-cell>
              <table:table-cell office:value-type="float" office:value="2.33166453915481">
                <text:p>2.331664539154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">
                <text:p>44.3</text:p>
              </table:table-cell>
              <table:table-cell office:value-type="float" office:value="2.32715145480701">
                <text:p>2.327151454807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">
                <text:p>44.4</text:p>
              </table:table-cell>
              <table:table-cell office:value-type="float" office:value="2.3225247542264">
                <text:p>2.32252475422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">
                <text:p>44.5</text:p>
              </table:table-cell>
              <table:table-cell office:value-type="float" office:value="2.31778794919383">
                <text:p>2.3177879491938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">
                <text:p>44.6</text:p>
              </table:table-cell>
              <table:table-cell office:value-type="float" office:value="2.31293880978536">
                <text:p>2.312938809785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">
                <text:p>44.7</text:p>
              </table:table-cell>
              <table:table-cell office:value-type="float" office:value="2.30798087349843">
                <text:p>2.307980873498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">
                <text:p>44.8</text:p>
              </table:table-cell>
              <table:table-cell office:value-type="float" office:value="2.30291194281712">
                <text:p>2.302911942817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">
                <text:p>44.9</text:p>
              </table:table-cell>
              <table:table-cell office:value-type="float" office:value="2.29773558023616">
                <text:p>2.297735580236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">
                <text:p>45</text:p>
              </table:table-cell>
              <table:table-cell office:value-type="float" office:value="2.29244962026208">
                <text:p>2.292449620262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">
                <text:p>45.1</text:p>
              </table:table-cell>
              <table:table-cell office:value-type="float" office:value="2.28705764964513">
                <text:p>2.287057649645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">
                <text:p>45.2</text:p>
              </table:table-cell>
              <table:table-cell office:value-type="float" office:value="2.28155753450604">
                <text:p>2.281557534506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">
                <text:p>45.3</text:p>
              </table:table-cell>
              <table:table-cell office:value-type="float" office:value="2.27595288508701">
                <text:p>2.275952885087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">
                <text:p>45.4</text:p>
              </table:table-cell>
              <table:table-cell office:value-type="float" office:value="2.27024159869273">
                <text:p>2.270241598692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">
                <text:p>45.5</text:p>
              </table:table-cell>
              <table:table-cell office:value-type="float" office:value="2.26442730827248">
                <text:p>2.264427308272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">
                <text:p>45.6</text:p>
              </table:table-cell>
              <table:table-cell office:value-type="float" office:value="2.25850794186332">
                <text:p>2.258507941863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">
                <text:p>45.7</text:p>
              </table:table-cell>
              <table:table-cell office:value-type="float" office:value="2.25248715431623">
                <text:p>2.252487154316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">
                <text:p>45.8</text:p>
              </table:table-cell>
              <table:table-cell office:value-type="float" office:value="2.24636290392828">
                <text:p>2.246362903928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">
                <text:p>45.9</text:p>
              </table:table-cell>
              <table:table-cell office:value-type="float" office:value="2.24013886662679">
                <text:p>2.240138866626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">
                <text:p>46</text:p>
              </table:table-cell>
              <table:table-cell office:value-type="float" office:value="2.23381303047644">
                <text:p>2.233813030476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">
                <text:p>46.1</text:p>
              </table:table-cell>
              <table:table-cell office:value-type="float" office:value="2.2273890916364">
                <text:p>2.22738909163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">
                <text:p>46.2</text:p>
              </table:table-cell>
              <table:table-cell office:value-type="float" office:value="2.22086506742709">
                <text:p>2.220865067427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">
                <text:p>46.3</text:p>
              </table:table-cell>
              <table:table-cell office:value-type="float" office:value="2.21424467337653">
                <text:p>2.214244673376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">
                <text:p>46.4</text:p>
              </table:table-cell>
              <table:table-cell office:value-type="float" office:value="2.20752595553036">
                <text:p>2.207525955530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">
                <text:p>46.5</text:p>
              </table:table-cell>
              <table:table-cell office:value-type="float" office:value="2.20071264790469">
                <text:p>2.200712647904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">
                <text:p>46.6</text:p>
              </table:table-cell>
              <table:table-cell office:value-type="float" office:value="2.19380282472186">
                <text:p>2.193802824721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">
                <text:p>46.7</text:p>
              </table:table-cell>
              <table:table-cell office:value-type="float" office:value="2.1868002375883">
                <text:p>2.18680023758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">
                <text:p>46.8</text:p>
              </table:table-cell>
              <table:table-cell office:value-type="float" office:value="2.17970298833731">
                <text:p>2.179702988337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">
                <text:p>46.9</text:p>
              </table:table-cell>
              <table:table-cell office:value-type="float" office:value="2.17251484525159">
                <text:p>2.172514845251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">
                <text:p>47</text:p>
              </table:table-cell>
              <table:table-cell office:value-type="float" office:value="2.16523393719317">
                <text:p>2.165233937193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">
                <text:p>47.1</text:p>
              </table:table-cell>
              <table:table-cell office:value-type="float" office:value="2.15786404819151">
                <text:p>2.157864048191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">
                <text:p>47.2</text:p>
              </table:table-cell>
              <table:table-cell office:value-type="float" office:value="2.1504033335394">
                <text:p>2.15040333353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">
                <text:p>47.3</text:p>
              </table:table-cell>
              <table:table-cell office:value-type="float" office:value="2.14285559206894">
                <text:p>2.142855592068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">
                <text:p>47.4</text:p>
              </table:table-cell>
              <table:table-cell office:value-type="float" office:value="2.13521900489077">
                <text:p>2.135219004890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">
                <text:p>47.5</text:p>
              </table:table-cell>
              <table:table-cell office:value-type="float" office:value="2.12749738468155">
                <text:p>2.127497384681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">
                <text:p>47.6</text:p>
              </table:table-cell>
              <table:table-cell office:value-type="float" office:value="2.11968893774272">
                <text:p>2.119688937742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">
                <text:p>47.7</text:p>
              </table:table-cell>
              <table:table-cell office:value-type="float" office:value="2.11179748962444">
                <text:p>2.111797489624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">
                <text:p>47.8</text:p>
              </table:table-cell>
              <table:table-cell office:value-type="float" office:value="2.10382127117858">
                <text:p>2.103821271178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">
                <text:p>47.9</text:p>
              </table:table-cell>
              <table:table-cell office:value-type="float" office:value="2.09576411984548">
                <text:p>2.0957641198454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">
                <text:p>48</text:p>
              </table:table-cell>
              <table:table-cell office:value-type="float" office:value="2.08762429037452">
                <text:p>2.087624290374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">
                <text:p>48.1</text:p>
              </table:table-cell>
              <table:table-cell office:value-type="float" office:value="2.07940563110158">
                <text:p>2.079405631101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">
                <text:p>48.2</text:p>
              </table:table-cell>
              <table:table-cell office:value-type="float" office:value="2.07110642000892">
                <text:p>2.071106420008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">
                <text:p>48.3</text:p>
              </table:table-cell>
              <table:table-cell office:value-type="float" office:value="2.06273051532278">
                <text:p>2.062730515322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">
                <text:p>48.4</text:p>
              </table:table-cell>
              <table:table-cell office:value-type="float" office:value="2.05427621758287">
                <text:p>2.054276217582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">
                <text:p>48.5</text:p>
              </table:table-cell>
              <table:table-cell office:value-type="float" office:value="2.04574739389093">
                <text:p>2.045747393890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">
                <text:p>48.6</text:p>
              </table:table-cell>
              <table:table-cell office:value-type="float" office:value="2.03714236665864">
                <text:p>2.037142366658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">
                <text:p>48.7</text:p>
              </table:table-cell>
              <table:table-cell office:value-type="float" office:value="2.02846501083963">
                <text:p>2.028465010839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">
                <text:p>48.8</text:p>
              </table:table-cell>
              <table:table-cell office:value-type="float" office:value="2.0197136700229">
                <text:p>2.01971367002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">
                <text:p>48.9</text:p>
              </table:table-cell>
              <table:table-cell office:value-type="float" office:value="2.01089222598246">
                <text:p>2.010892225982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">
                <text:p>49</text:p>
              </table:table-cell>
              <table:table-cell office:value-type="float" office:value="2.00199904278171">
                <text:p>2.001999042781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">
                <text:p>49.1</text:p>
              </table:table-cell>
              <table:table-cell office:value-type="float" office:value="1.99303800797644">
                <text:p>1.993038007976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">
                <text:p>49.2</text:p>
              </table:table-cell>
              <table:table-cell office:value-type="float" office:value="1.98400750539408">
                <text:p>1.984007505394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">
                <text:p>49.3</text:p>
              </table:table-cell>
              <table:table-cell office:value-type="float" office:value="1.97491142732755">
                <text:p>1.974911427327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">
                <text:p>49.4</text:p>
              </table:table-cell>
              <table:table-cell office:value-type="float" office:value="1.96574817665134">
                <text:p>1.965748176651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">
                <text:p>49.5</text:p>
              </table:table-cell>
              <table:table-cell office:value-type="float" office:value="1.95652164934552">
                <text:p>1.956521649345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">
                <text:p>49.6</text:p>
              </table:table-cell>
              <table:table-cell office:value-type="float" office:value="1.94723026660905">
                <text:p>1.947230266609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">
                <text:p>49.7</text:p>
              </table:table-cell>
              <table:table-cell office:value-type="float" office:value="1.93787792705483">
                <text:p>1.937877927054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">
                <text:p>49.8</text:p>
              </table:table-cell>
              <table:table-cell office:value-type="float" office:value="1.92846306947879">
                <text:p>1.928463069478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">
                <text:p>49.9</text:p>
              </table:table-cell>
              <table:table-cell office:value-type="float" office:value="1.91898959406889">
                <text:p>1.9189895940688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">
                <text:p>50</text:p>
              </table:table-cell>
              <table:table-cell office:value-type="float" office:value="1.90945595648664">
                <text:p>1.909455956486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">
                <text:p>50.1</text:p>
              </table:table-cell>
              <table:table-cell office:value-type="float" office:value="1.89986605743471">
                <text:p>1.899866057434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">
                <text:p>50.2</text:p>
              </table:table-cell>
              <table:table-cell office:value-type="float" office:value="1.89021836870568">
                <text:p>1.890218368705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">
                <text:p>50.3</text:p>
              </table:table-cell>
              <table:table-cell office:value-type="float" office:value="1.88051679045487">
                <text:p>1.880516790454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">
                <text:p>50.4</text:p>
              </table:table-cell>
              <table:table-cell office:value-type="float" office:value="1.87075980986927">
                <text:p>1.870759809869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">
                <text:p>50.5</text:p>
              </table:table-cell>
              <table:table-cell office:value-type="float" office:value="1.86095132549404">
                <text:p>1.860951325494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">
                <text:p>50.6</text:p>
              </table:table-cell>
              <table:table-cell office:value-type="float" office:value="1.8510898391725">
                <text:p>1.85108983917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">
                <text:p>50.7</text:p>
              </table:table-cell>
              <table:table-cell office:value-type="float" office:value="1.84117924677694">
                <text:p>1.841179246776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">
                <text:p>50.8</text:p>
              </table:table-cell>
              <table:table-cell office:value-type="float" office:value="1.83121806406854">
                <text:p>1.8312180640685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">
                <text:p>50.9</text:p>
              </table:table-cell>
              <table:table-cell office:value-type="float" office:value="1.82121018318494">
                <text:p>1.821210183184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">
                <text:p>51</text:p>
              </table:table-cell>
              <table:table-cell office:value-type="float" office:value="1.81115413306709">
                <text:p>1.811154133067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">
                <text:p>51.1</text:p>
              </table:table-cell>
              <table:table-cell office:value-type="float" office:value="1.80105380105811">
                <text:p>1.801053801058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">
                <text:p>51.2</text:p>
              </table:table-cell>
              <table:table-cell office:value-type="float" office:value="1.79090772854188">
                <text:p>1.790907728541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">
                <text:p>51.3</text:p>
              </table:table-cell>
              <table:table-cell office:value-type="float" office:value="1.78071979700983">
                <text:p>1.780719797009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">
                <text:p>51.4</text:p>
              </table:table-cell>
              <table:table-cell office:value-type="float" office:value="1.77048855955402">
                <text:p>1.770488559554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">
                <text:p>51.5</text:p>
              </table:table-cell>
              <table:table-cell office:value-type="float" office:value="1.7602178907607">
                <text:p>1.76021789076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">
                <text:p>51.6</text:p>
              </table:table-cell>
              <table:table-cell office:value-type="float" office:value="1.74990635469829">
                <text:p>1.749906354698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">
                <text:p>51.7</text:p>
              </table:table-cell>
              <table:table-cell office:value-type="float" office:value="1.73955781799877">
                <text:p>1.739557817998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">
                <text:p>51.8</text:p>
              </table:table-cell>
              <table:table-cell office:value-type="float" office:value="1.72917085497894">
                <text:p>1.729170854978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">
                <text:p>51.9</text:p>
              </table:table-cell>
              <table:table-cell office:value-type="float" office:value="1.71874932327273">
                <text:p>1.7187493232727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">
                <text:p>52</text:p>
              </table:table-cell>
              <table:table-cell office:value-type="float" office:value="1.70829180672194">
                <text:p>1.708291806721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">
                <text:p>52.1</text:p>
              </table:table-cell>
              <table:table-cell office:value-type="float" office:value="1.69780215292486">
                <text:p>1.697802152924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">
                <text:p>52.2</text:p>
              </table:table-cell>
              <table:table-cell office:value-type="float" office:value="1.68727895453032">
                <text:p>1.6872789545303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">
                <text:p>52.3</text:p>
              </table:table-cell>
              <table:table-cell office:value-type="float" office:value="1.67672604807032">
                <text:p>1.676726048070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">
                <text:p>52.4</text:p>
              </table:table-cell>
              <table:table-cell office:value-type="float" office:value="1.66614203428904">
                <text:p>1.666142034289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">
                <text:p>52.5</text:p>
              </table:table-cell>
              <table:table-cell office:value-type="float" office:value="1.65553073762939">
                <text:p>1.655530737629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">
                <text:p>52.6</text:p>
              </table:table-cell>
              <table:table-cell office:value-type="float" office:value="1.64489076622618">
                <text:p>1.644890766226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">
                <text:p>52.7</text:p>
              </table:table-cell>
              <table:table-cell office:value-type="float" office:value="1.63422593141903">
                <text:p>1.634225931419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">
                <text:p>52.8</text:p>
              </table:table-cell>
              <table:table-cell office:value-type="float" office:value="1.6235348480365">
                <text:p>1.62353484803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">
                <text:p>52.9</text:p>
              </table:table-cell>
              <table:table-cell office:value-type="float" office:value="1.61282131331016">
                <text:p>1.612821313310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">
                <text:p>53</text:p>
              </table:table-cell>
              <table:table-cell office:value-type="float" office:value="1.60208394807401">
                <text:p>1.602083948074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">
                <text:p>53.1</text:p>
              </table:table-cell>
              <table:table-cell office:value-type="float" office:value="1.59132653445695">
                <text:p>1.591326534456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">
                <text:p>53.2</text:p>
              </table:table-cell>
              <table:table-cell office:value-type="float" office:value="1.58054769861947">
                <text:p>1.580547698619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">
                <text:p>53.3</text:p>
              </table:table-cell>
              <table:table-cell office:value-type="float" office:value="1.56975120660416">
                <text:p>1.569751206604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">
                <text:p>53.4</text:p>
              </table:table-cell>
              <table:table-cell office:value-type="float" office:value="1.5589356892291">
                <text:p>1.55893568922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">
                <text:p>53.5</text:p>
              </table:table-cell>
              <table:table-cell office:value-type="float" office:value="1.54810489547862">
                <text:p>1.548104895478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">
                <text:p>53.6</text:p>
              </table:table-cell>
              <table:table-cell office:value-type="float" office:value="1.53725746017027">
                <text:p>1.537257460170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">
                <text:p>53.7</text:p>
              </table:table-cell>
              <table:table-cell office:value-type="float" office:value="1.52639711427063">
                <text:p>1.526397114270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">
                <text:p>53.8</text:p>
              </table:table-cell>
              <table:table-cell office:value-type="float" office:value="1.51552249595013">
                <text:p>1.5155224959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">
                <text:p>53.9</text:p>
              </table:table-cell>
              <table:table-cell office:value-type="float" office:value="1.5046373172112">
                <text:p>1.50463731721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">
                <text:p>54</text:p>
              </table:table-cell>
              <table:table-cell office:value-type="float" office:value="1.49374021894276">
                <text:p>1.4937402189427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">
                <text:p>54.1</text:p>
              </table:table-cell>
              <table:table-cell office:value-type="float" office:value="1.48283489325056">
                <text:p>1.482834893250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">
                <text:p>54.2</text:p>
              </table:table-cell>
              <table:table-cell office:value-type="float" office:value="1.47191998312044">
                <text:p>1.471919983120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">
                <text:p>54.3</text:p>
              </table:table-cell>
              <table:table-cell office:value-type="float" office:value="1.46099915984349">
                <text:p>1.460999159843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">
                <text:p>54.4</text:p>
              </table:table-cell>
              <table:table-cell office:value-type="float" office:value="1.45007106789442">
                <text:p>1.450071067894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">
                <text:p>54.5</text:p>
              </table:table-cell>
              <table:table-cell office:value-type="float" office:value="1.43913935684681">
                <text:p>1.4391393568468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">
                <text:p>54.6</text:p>
              </table:table-cell>
              <table:table-cell office:value-type="float" office:value="1.42820267207036">
                <text:p>1.428202672070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">
                <text:p>54.7</text:p>
              </table:table-cell>
              <table:table-cell office:value-type="float" office:value="1.41726464053413">
                <text:p>1.417264640534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">
                <text:p>54.8</text:p>
              </table:table-cell>
              <table:table-cell office:value-type="float" office:value="1.40632390792363">
                <text:p>1.406323907923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">
                <text:p>54.9</text:p>
              </table:table-cell>
              <table:table-cell office:value-type="float" office:value="1.39538407773285">
                <text:p>1.395384077732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">
                <text:p>55</text:p>
              </table:table-cell>
              <table:table-cell office:value-type="float" office:value="1.38444379539928">
                <text:p>1.3844437953992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">
                <text:p>55.1</text:p>
              </table:table-cell>
              <table:table-cell office:value-type="float" office:value="1.37350664008832">
                <text:p>1.3735066400883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">
                <text:p>55.2</text:p>
              </table:table-cell>
              <table:table-cell office:value-type="float" office:value="1.3625712564415">
                <text:p>1.36257125644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">
                <text:p>55.3</text:p>
              </table:table-cell>
              <table:table-cell office:value-type="float" office:value="1.3516411984597">
                <text:p>1.35164119845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">
                <text:p>55.4</text:p>
              </table:table-cell>
              <table:table-cell office:value-type="float" office:value="1.34071510945702">
                <text:p>1.340715109457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">
                <text:p>55.5</text:p>
              </table:table-cell>
              <table:table-cell office:value-type="float" office:value="1.32979651745209">
                <text:p>1.329796517452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">
                <text:p>55.6</text:p>
              </table:table-cell>
              <table:table-cell office:value-type="float" office:value="1.31888406391707">
                <text:p>1.318884063917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">
                <text:p>55.7</text:p>
              </table:table-cell>
              <table:table-cell office:value-type="float" office:value="1.30798125008923">
                <text:p>1.307981250089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">
                <text:p>55.8</text:p>
              </table:table-cell>
              <table:table-cell office:value-type="float" office:value="1.29708671510179">
                <text:p>1.297086715101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">
                <text:p>55.9</text:p>
              </table:table-cell>
              <table:table-cell office:value-type="float" office:value="1.28620393263079">
                <text:p>1.2862039326307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">
                <text:p>56</text:p>
              </table:table-cell>
              <table:table-cell office:value-type="float" office:value="1.27533153899141">
                <text:p>1.275331538991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">
                <text:p>56.1</text:p>
              </table:table-cell>
              <table:table-cell office:value-type="float" office:value="1.2644729795383">
                <text:p>1.26447297953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">
                <text:p>56.2</text:p>
              </table:table-cell>
              <table:table-cell office:value-type="float" office:value="1.2536268873079">
                <text:p>1.25362688730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">
                <text:p>56.3</text:p>
              </table:table-cell>
              <table:table-cell office:value-type="float" office:value="1.24279667859339">
                <text:p>1.2427966785933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">
                <text:p>56.4</text:p>
              </table:table-cell>
              <table:table-cell office:value-type="float" office:value="1.23198098271066">
                <text:p>1.231980982710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">
                <text:p>56.5</text:p>
              </table:table-cell>
              <table:table-cell office:value-type="float" office:value="1.22118318617191">
                <text:p>1.221183186171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">
                <text:p>56.6</text:p>
              </table:table-cell>
              <table:table-cell office:value-type="float" office:value="1.21040191414986">
                <text:p>1.210401914149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">
                <text:p>56.7</text:p>
              </table:table-cell>
              <table:table-cell office:value-type="float" office:value="1.19964052267722">
                <text:p>1.199640522677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">
                <text:p>56.8</text:p>
              </table:table-cell>
              <table:table-cell office:value-type="float" office:value="1.18889763238054">
                <text:p>1.188897632380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">
                <text:p>56.9</text:p>
              </table:table-cell>
              <table:table-cell office:value-type="float" office:value="1.1781765681359">
                <text:p>1.178176568135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">
                <text:p>57</text:p>
              </table:table-cell>
              <table:table-cell office:value-type="float" office:value="1.16747594564064">
                <text:p>1.167475945640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">
                <text:p>57.1</text:p>
              </table:table-cell>
              <table:table-cell office:value-type="float" office:value="1.15679905795875">
                <text:p>1.1567990579587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">
                <text:p>57.2</text:p>
              </table:table-cell>
              <table:table-cell office:value-type="float" office:value="1.14614451549562">
                <text:p>1.146144515495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">
                <text:p>57.3</text:p>
              </table:table-cell>
              <table:table-cell office:value-type="float" office:value="1.13551557886979">
                <text:p>1.135515578869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">
                <text:p>57.4</text:p>
              </table:table-cell>
              <table:table-cell office:value-type="float" office:value="1.12491085285253">
                <text:p>1.124910852852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">
                <text:p>57.5</text:p>
              </table:table-cell>
              <table:table-cell office:value-type="float" office:value="1.11433356500589">
                <text:p>1.1143335650058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">
                <text:p>57.6</text:p>
              </table:table-cell>
              <table:table-cell office:value-type="float" office:value="1.10378231414576">
                <text:p>1.103782314145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">
                <text:p>57.7</text:p>
              </table:table-cell>
              <table:table-cell office:value-type="float" office:value="1.0932602941893">
                <text:p>1.09326029418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">
                <text:p>57.8</text:p>
              </table:table-cell>
              <table:table-cell office:value-type="float" office:value="1.08276609769686">
                <text:p>1.0827660976968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">
                <text:p>57.9</text:p>
              </table:table-cell>
              <table:table-cell office:value-type="float" office:value="1.07230288437519">
                <text:p>1.0723028843751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">
                <text:p>58</text:p>
              </table:table-cell>
              <table:table-cell office:value-type="float" office:value="1.06186924025029">
                <text:p>1.061869240250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">
                <text:p>58.1</text:p>
              </table:table-cell>
              <table:table-cell office:value-type="float" office:value="1.0514682902761">
                <text:p>1.05146829027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">
                <text:p>58.2</text:p>
              </table:table-cell>
              <table:table-cell office:value-type="float" office:value="1.04109861368699">
                <text:p>1.041098613686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">
                <text:p>58.3</text:p>
              </table:table-cell>
              <table:table-cell office:value-type="float" office:value="1.03076330016504">
                <text:p>1.030763300165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">
                <text:p>58.4</text:p>
              </table:table-cell>
              <table:table-cell office:value-type="float" office:value="1.02046092191741">
                <text:p>1.020460921917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">
                <text:p>58.5</text:p>
              </table:table-cell>
              <table:table-cell office:value-type="float" office:value="1.01019453285872">
                <text:p>1.010194532858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">
                <text:p>58.6</text:p>
              </table:table-cell>
              <table:table-cell office:value-type="float" office:value="0.999962697955225">
                <text:p>0.9999626979552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">
                <text:p>58.7</text:p>
              </table:table-cell>
              <table:table-cell office:value-type="float" office:value="0.989768434882114">
                <text:p>0.9897684348821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">
                <text:p>58.8</text:p>
              </table:table-cell>
              <table:table-cell office:value-type="float" office:value="0.979610301173017">
                <text:p>0.9796103011730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">
                <text:p>58.9</text:p>
              </table:table-cell>
              <table:table-cell office:value-type="float" office:value="0.969491277815502">
                <text:p>0.9694912778155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">
                <text:p>59</text:p>
              </table:table-cell>
              <table:table-cell office:value-type="float" office:value="0.9594099147409">
                <text:p>0.95940991474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">
                <text:p>59.1</text:p>
              </table:table-cell>
              <table:table-cell office:value-type="float" office:value="0.949369155824818">
                <text:p>0.9493691558248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">
                <text:p>59.2</text:p>
              </table:table-cell>
              <table:table-cell office:value-type="float" office:value="0.939367543248739">
                <text:p>0.9393675432487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">
                <text:p>59.3</text:p>
              </table:table-cell>
              <table:table-cell office:value-type="float" office:value="0.929407983375901">
                <text:p>0.9294079833759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">
                <text:p>59.4</text:p>
              </table:table-cell>
              <table:table-cell office:value-type="float" office:value="0.919489010512582">
                <text:p>0.9194890105125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">
                <text:p>59.5</text:p>
              </table:table-cell>
              <table:table-cell office:value-type="float" office:value="0.909613493133172">
                <text:p>0.9096134931331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">
                <text:p>59.6</text:p>
              </table:table-cell>
              <table:table-cell office:value-type="float" office:value="0.899779957565574">
                <text:p>0.89977995756557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">
                <text:p>59.7</text:p>
              </table:table-cell>
              <table:table-cell office:value-type="float" office:value="0.889991234042861">
                <text:p>0.8899912340428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">
                <text:p>59.8</text:p>
              </table:table-cell>
              <table:table-cell office:value-type="float" office:value="0.880245840833538">
                <text:p>0.8802458408335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">
                <text:p>59.9</text:p>
              </table:table-cell>
              <table:table-cell office:value-type="float" office:value="0.870546569600865">
                <text:p>0.8705465696008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">
                <text:p>60</text:p>
              </table:table-cell>
              <table:table-cell office:value-type="float" office:value="0.860891930495079">
                <text:p>0.86089193049507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">
                <text:p>60.1</text:p>
              </table:table-cell>
              <table:table-cell office:value-type="float" office:value="0.851284676305045">
                <text:p>0.8512846763050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">
                <text:p>60.2</text:p>
              </table:table-cell>
              <table:table-cell office:value-type="float" office:value="0.841723309025939">
                <text:p>0.8417233090259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">
                <text:p>60.3</text:p>
              </table:table-cell>
              <table:table-cell office:value-type="float" office:value="0.832210542291533">
                <text:p>0.8322105422915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">
                <text:p>60.4</text:p>
              </table:table-cell>
              <table:table-cell office:value-type="float" office:value="0.822744869927132">
                <text:p>0.82274486992713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">
                <text:p>60.5</text:p>
              </table:table-cell>
              <table:table-cell office:value-type="float" office:value="0.813328966154509">
                <text:p>0.8133289661545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">
                <text:p>60.6</text:p>
              </table:table-cell>
              <table:table-cell office:value-type="float" office:value="0.803961316636149">
                <text:p>0.8039613166361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">
                <text:p>60.7</text:p>
              </table:table-cell>
              <table:table-cell office:value-type="float" office:value="0.794644555948609">
                <text:p>0.7946445559486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">
                <text:p>60.8</text:p>
              </table:table-cell>
              <table:table-cell office:value-type="float" office:value="0.785377161620343">
                <text:p>0.78537716162034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">
                <text:p>60.9</text:p>
              </table:table-cell>
              <table:table-cell office:value-type="float" office:value="0.776161728373019">
                <text:p>0.77616172837301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">
                <text:p>61</text:p>
              </table:table-cell>
              <table:table-cell office:value-type="float" office:value="0.766996725651422">
                <text:p>0.7669967256514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">
                <text:p>61.1</text:p>
              </table:table-cell>
              <table:table-cell office:value-type="float" office:value="0.757884708136049">
                <text:p>0.7578847081360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">
                <text:p>61.2</text:p>
              </table:table-cell>
              <table:table-cell office:value-type="float" office:value="0.748824137259768">
                <text:p>0.7488241372597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">
                <text:p>61.3</text:p>
              </table:table-cell>
              <table:table-cell office:value-type="float" office:value="0.739817527498827">
                <text:p>0.73981752749882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">
                <text:p>61.4</text:p>
              </table:table-cell>
              <table:table-cell office:value-type="float" office:value="0.73086333236712">
                <text:p>0.730863332367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">
                <text:p>61.5</text:p>
              </table:table-cell>
              <table:table-cell office:value-type="float" office:value="0.721964025996566">
                <text:p>0.7219640259965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">
                <text:p>61.6</text:p>
              </table:table-cell>
              <table:table-cell office:value-type="float" office:value="0.71311805409597">
                <text:p>0.713118054095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">
                <text:p>61.7</text:p>
              </table:table-cell>
              <table:table-cell office:value-type="float" office:value="0.704327850335643">
                <text:p>0.70432785033564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">
                <text:p>61.8</text:p>
              </table:table-cell>
              <table:table-cell office:value-type="float" office:value="0.695591852753878">
                <text:p>0.6955918527538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">
                <text:p>61.9</text:p>
              </table:table-cell>
              <table:table-cell office:value-type="float" office:value="0.686912454464607">
                <text:p>0.6869124544646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">
                <text:p>62</text:p>
              </table:table-cell>
              <table:table-cell office:value-type="float" office:value="0.678288085990632">
                <text:p>0.6782880859906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">
                <text:p>62.1</text:p>
              </table:table-cell>
              <table:table-cell office:value-type="float" office:value="0.669721099816992">
                <text:p>0.6697210998169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">
                <text:p>62.2</text:p>
              </table:table-cell>
              <table:table-cell office:value-type="float" office:value="0.66120991912614">
                <text:p>0.661209919126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">
                <text:p>62.3</text:p>
              </table:table-cell>
              <table:table-cell office:value-type="float" office:value="0.652756855723688">
                <text:p>0.6527568557236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">
                <text:p>62.4</text:p>
              </table:table-cell>
              <table:table-cell office:value-type="float" office:value="0.644360325646685">
                <text:p>0.64436032564668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">
                <text:p>62.5</text:p>
              </table:table-cell>
              <table:table-cell office:value-type="float" office:value="0.636022599992432">
                <text:p>0.6360225999924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">
                <text:p>62.6</text:p>
              </table:table-cell>
              <table:table-cell office:value-type="float" office:value="0.627742087867009">
                <text:p>0.6277420878670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">
                <text:p>62.7</text:p>
              </table:table-cell>
              <table:table-cell office:value-type="float" office:value="0.61952101965184">
                <text:p>0.619521019651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">
                <text:p>62.8</text:p>
              </table:table-cell>
              <table:table-cell office:value-type="float" office:value="0.611357797755589">
                <text:p>0.61135779775558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">
                <text:p>62.9</text:p>
              </table:table-cell>
              <table:table-cell office:value-type="float" office:value="0.603254611857213">
                <text:p>0.6032546118572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">
                <text:p>63</text:p>
              </table:table-cell>
              <table:table-cell office:value-type="float" office:value="0.595209857920265">
                <text:p>0.59520985792026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">
                <text:p>63.1</text:p>
              </table:table-cell>
              <table:table-cell office:value-type="float" office:value="0.587225684955234">
                <text:p>0.5872256849552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">
                <text:p>63.2</text:p>
              </table:table-cell>
              <table:table-cell office:value-type="float" office:value="0.579300482751217">
                <text:p>0.5793004827512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">
                <text:p>63.3</text:p>
              </table:table-cell>
              <table:table-cell office:value-type="float" office:value="0.571436359704475">
                <text:p>0.5714363597044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">
                <text:p>63.4</text:p>
              </table:table-cell>
              <table:table-cell office:value-type="float" office:value="0.563631699718236">
                <text:p>0.5636316997182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">
                <text:p>63.5</text:p>
              </table:table-cell>
              <table:table-cell office:value-type="float" office:value="0.555888570648564">
                <text:p>0.55588857064856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">
                <text:p>63.6</text:p>
              </table:table-cell>
              <table:table-cell office:value-type="float" office:value="0.548205350818945">
                <text:p>0.5482053508189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">
                <text:p>63.7</text:p>
              </table:table-cell>
              <table:table-cell office:value-type="float" office:value="0.540584067638656">
                <text:p>0.5405840676386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">
                <text:p>63.8</text:p>
              </table:table-cell>
              <table:table-cell office:value-type="float" office:value="0.533023094174638">
                <text:p>0.5330230941746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">
                <text:p>63.9</text:p>
              </table:table-cell>
              <table:table-cell office:value-type="float" office:value="0.525524417501747">
                <text:p>0.5255244175017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">
                <text:p>64</text:p>
              </table:table-cell>
              <table:table-cell office:value-type="float" office:value="0.518086405770183">
                <text:p>0.5180864057701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">
                <text:p>64.1</text:p>
              </table:table-cell>
              <table:table-cell office:value-type="float" office:value="0.510711005851252">
                <text:p>0.51071100585125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">
                <text:p>64.2</text:p>
              </table:table-cell>
              <table:table-cell office:value-type="float" office:value="0.503396581334354">
                <text:p>0.5033965813343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">
                <text:p>64.3</text:p>
              </table:table-cell>
              <table:table-cell office:value-type="float" office:value="0.49614503903614">
                <text:p>0.496145039036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">
                <text:p>64.4</text:p>
              </table:table-cell>
              <table:table-cell office:value-type="float" office:value="0.488954738356813">
                <text:p>0.4889547383568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">
                <text:p>64.5</text:p>
              </table:table-cell>
              <table:table-cell office:value-type="float" office:value="0.481827546224805">
                <text:p>0.4818275462248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">
                <text:p>64.6</text:p>
              </table:table-cell>
              <table:table-cell office:value-type="float" office:value="0.474761818237876">
                <text:p>0.47476181823787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">
                <text:p>64.7</text:p>
              </table:table-cell>
              <table:table-cell office:value-type="float" office:value="0.467759381619736">
                <text:p>0.4677593816197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">
                <text:p>64.8</text:p>
              </table:table-cell>
              <table:table-cell office:value-type="float" office:value="0.460818588567091">
                <text:p>0.46081858856709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">
                <text:p>64.9</text:p>
              </table:table-cell>
              <table:table-cell office:value-type="float" office:value="0.453941226798955">
                <text:p>0.4539412267989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">
                <text:p>65</text:p>
              </table:table-cell>
              <table:table-cell office:value-type="float" office:value="0.447125645526499">
                <text:p>0.4471256455264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">
                <text:p>65.1</text:p>
              </table:table-cell>
              <table:table-cell office:value-type="float" office:value="0.44037359318011">
                <text:p>0.440373593180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">
                <text:p>65.2</text:p>
              </table:table-cell>
              <table:table-cell office:value-type="float" office:value="0.433683416414495">
                <text:p>0.4336834164144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">
                <text:p>65.3</text:p>
              </table:table-cell>
              <table:table-cell office:value-type="float" office:value="0.427056824602964">
                <text:p>0.4270568246029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">
                <text:p>65.4</text:p>
              </table:table-cell>
              <table:table-cell office:value-type="float" office:value="0.42049216228589">
                <text:p>0.420492162285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">
                <text:p>65.5</text:p>
              </table:table-cell>
              <table:table-cell office:value-type="float" office:value="0.413991100026025">
                <text:p>0.4139911000260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">
                <text:p>65.6</text:p>
              </table:table-cell>
              <table:table-cell office:value-type="float" office:value="0.40755198070399">
                <text:p>0.407551980703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">
                <text:p>65.7</text:p>
              </table:table-cell>
              <table:table-cell office:value-type="float" office:value="0.4011764363329">
                <text:p>0.40117643633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">
                <text:p>65.8</text:p>
              </table:table-cell>
              <table:table-cell office:value-type="float" office:value="0.394862808600123">
                <text:p>0.3948628086001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">
                <text:p>65.9</text:p>
              </table:table-cell>
              <table:table-cell office:value-type="float" office:value="0.388612691243919">
                <text:p>0.38861269124391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">
                <text:p>66</text:p>
              </table:table-cell>
              <table:table-cell office:value-type="float" office:value="0.382424425236233">
                <text:p>0.3824244252362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">
                <text:p>66.1</text:p>
              </table:table-cell>
              <table:table-cell office:value-type="float" office:value="0.376299566328533">
                <text:p>0.3762995663285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">
                <text:p>66.2</text:p>
              </table:table-cell>
              <table:table-cell office:value-type="float" office:value="0.370236455265934">
                <text:p>0.37023645526593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">
                <text:p>66.3</text:p>
              </table:table-cell>
              <table:table-cell office:value-type="float" office:value="0.36423661011389">
                <text:p>0.364236610113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">
                <text:p>66.4</text:p>
              </table:table-cell>
              <table:table-cell office:value-type="float" office:value="0.358298371889446">
                <text:p>0.3582983718894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">
                <text:p>66.5</text:p>
              </table:table-cell>
              <table:table-cell office:value-type="float" office:value="0.352423221284953">
                <text:p>0.3524232212849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">
                <text:p>66.6</text:p>
              </table:table-cell>
              <table:table-cell office:value-type="float" office:value="0.346609500097728">
                <text:p>0.3466095000977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">
                <text:p>66.7</text:p>
              </table:table-cell>
              <table:table-cell office:value-type="float" office:value="0.340858651971492">
                <text:p>0.34085865197149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">
                <text:p>66.8</text:p>
              </table:table-cell>
              <table:table-cell office:value-type="float" office:value="0.335169020001152">
                <text:p>0.3351690200011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">
                <text:p>66.9</text:p>
              </table:table-cell>
              <table:table-cell office:value-type="float" office:value="0.329542011117236">
                <text:p>0.3295420111172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">
                <text:p>67</text:p>
              </table:table-cell>
              <table:table-cell office:value-type="float" office:value="0.323975970237938">
                <text:p>0.3239759702379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">
                <text:p>67.1</text:p>
              </table:table-cell>
              <table:table-cell office:value-type="float" office:value="0.318472267926412">
                <text:p>0.3184722679264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">
                <text:p>67.2</text:p>
              </table:table-cell>
              <table:table-cell office:value-type="float" office:value="0.313029251457611">
                <text:p>0.3130292514576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">
                <text:p>67.3</text:p>
              </table:table-cell>
              <table:table-cell office:value-type="float" office:value="0.307648255382912">
                <text:p>0.3076482553829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">
                <text:p>67.4</text:p>
              </table:table-cell>
              <table:table-cell office:value-type="float" office:value="0.302327629874677">
                <text:p>0.3023276298746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">
                <text:p>67.5</text:p>
              </table:table-cell>
              <table:table-cell office:value-type="float" office:value="0.297068673837285">
                <text:p>0.2970686738372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">
                <text:p>67.6</text:p>
              </table:table-cell>
              <table:table-cell office:value-type="float" office:value="0.291869740887717">
                <text:p>0.2918697408877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">
                <text:p>67.7</text:p>
              </table:table-cell>
              <table:table-cell office:value-type="float" office:value="0.286732094656725">
                <text:p>0.2867320946567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">
                <text:p>67.8</text:p>
              </table:table-cell>
              <table:table-cell office:value-type="float" office:value="0.281654092759071">
                <text:p>0.2816540927590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">
                <text:p>67.9</text:p>
              </table:table-cell>
              <table:table-cell office:value-type="float" office:value="0.276636963933242">
                <text:p>0.27663696393324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">
                <text:p>68</text:p>
              </table:table-cell>
              <table:table-cell office:value-type="float" office:value="0.27167907035029">
                <text:p>0.271679070350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">
                <text:p>68.1</text:p>
              </table:table-cell>
              <table:table-cell office:value-type="float" office:value="0.266781606245191">
                <text:p>0.2667816062451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">
                <text:p>68.2</text:p>
              </table:table-cell>
              <table:table-cell office:value-type="float" office:value="0.261942938908532">
                <text:p>0.2619429389085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">
                <text:p>68.3</text:p>
              </table:table-cell>
              <table:table-cell office:value-type="float" office:value="0.257164228467326">
                <text:p>0.25716422846732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">
                <text:p>68.4</text:p>
              </table:table-cell>
              <table:table-cell office:value-type="float" office:value="0.252443847899077">
                <text:p>0.25244384789907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">
                <text:p>68.5</text:p>
              </table:table-cell>
              <table:table-cell office:value-type="float" office:value="0.24778292362458">
                <text:p>0.247782923624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">
                <text:p>68.6</text:p>
              </table:table-cell>
              <table:table-cell office:value-type="float" office:value="0.243179834879157">
                <text:p>0.2431798348791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">
                <text:p>68.7</text:p>
              </table:table-cell>
              <table:table-cell office:value-type="float" office:value="0.238635674784747">
                <text:p>0.2386356747847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">
                <text:p>68.8</text:p>
              </table:table-cell>
              <table:table-cell office:value-type="float" office:value="0.23414882940832">
                <text:p>0.234148829408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">
                <text:p>68.9</text:p>
              </table:table-cell>
              <table:table-cell office:value-type="float" office:value="0.229720358985331">
                <text:p>0.2297203589853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">
                <text:p>69</text:p>
              </table:table-cell>
              <table:table-cell office:value-type="float" office:value="0.225348656990557">
                <text:p>0.2253486569905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">
                <text:p>69.1</text:p>
              </table:table-cell>
              <table:table-cell office:value-type="float" office:value="0.221034751189771">
                <text:p>0.2210347511897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">
                <text:p>69.2</text:p>
              </table:table-cell>
              <table:table-cell office:value-type="float" office:value="0.216777043043448">
                <text:p>0.2167770430434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">
                <text:p>69.3</text:p>
              </table:table-cell>
              <table:table-cell office:value-type="float" office:value="0.212576528268341">
                <text:p>0.2125765282683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">
                <text:p>69.4</text:p>
              </table:table-cell>
              <table:table-cell office:value-type="float" office:value="0.208431616889662">
                <text:p>0.20843161688966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">
                <text:p>69.5</text:p>
              </table:table-cell>
              <table:table-cell office:value-type="float" office:value="0.204343272999069">
                <text:p>0.20434327299906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">
                <text:p>69.6</text:p>
              </table:table-cell>
              <table:table-cell office:value-type="float" office:value="0.200309915766112">
                <text:p>0.2003099157661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">
                <text:p>69.7</text:p>
              </table:table-cell>
              <table:table-cell office:value-type="float" office:value="0.196332478083994">
                <text:p>0.1963324780839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">
                <text:p>69.8</text:p>
              </table:table-cell>
              <table:table-cell office:value-type="float" office:value="0.192409388846192">
                <text:p>0.1924093888461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">
                <text:p>69.9</text:p>
              </table:table-cell>
              <table:table-cell office:value-type="float" office:value="0.188541550176225">
                <text:p>0.1885415501762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">
                <text:p>70</text:p>
              </table:table-cell>
              <table:table-cell office:value-type="float" office:value="0.184727401270506">
                <text:p>0.1847274012705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">
                <text:p>70.1</text:p>
              </table:table-cell>
              <table:table-cell office:value-type="float" office:value="0.180967813913235">
                <text:p>0.18096781391323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">
                <text:p>70.2</text:p>
              </table:table-cell>
              <table:table-cell office:value-type="float" office:value="0.177261238181619">
                <text:p>0.17726123818161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">
                <text:p>70.3</text:p>
              </table:table-cell>
              <table:table-cell office:value-type="float" office:value="0.173608515951935">
                <text:p>0.1736085159519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">
                <text:p>70.4</text:p>
              </table:table-cell>
              <table:table-cell office:value-type="float" office:value="0.170008108758357">
                <text:p>0.1700081087583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">
                <text:p>70.5</text:p>
              </table:table-cell>
              <table:table-cell office:value-type="float" office:value="0.166460829001126">
                <text:p>0.1664608290011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">
                <text:p>70.6</text:p>
              </table:table-cell>
              <table:table-cell office:value-type="float" office:value="0.16296515024531">
                <text:p>0.162965150245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">
                <text:p>70.7</text:p>
              </table:table-cell>
              <table:table-cell office:value-type="float" office:value="0.159521855846971">
                <text:p>0.1595218558469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">
                <text:p>70.8</text:p>
              </table:table-cell>
              <table:table-cell office:value-type="float" office:value="0.156129431973222">
                <text:p>0.1561294319732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">
                <text:p>70.9</text:p>
              </table:table-cell>
              <table:table-cell office:value-type="float" office:value="0.152788633367246">
                <text:p>0.15278863336724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">
                <text:p>71</text:p>
              </table:table-cell>
              <table:table-cell office:value-type="float" office:value="0.149497959366048">
                <text:p>0.1494979593660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">
                <text:p>71.1</text:p>
              </table:table-cell>
              <table:table-cell office:value-type="float" office:value="0.146258136530165">
                <text:p>0.1462581365301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">
                <text:p>71.2</text:p>
              </table:table-cell>
              <table:table-cell office:value-type="float" office:value="0.143067677930529">
                <text:p>0.1430676779305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">
                <text:p>71.3</text:p>
              </table:table-cell>
              <table:table-cell office:value-type="float" office:value="0.139927282373692">
                <text:p>0.1399272823736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">
                <text:p>71.4</text:p>
              </table:table-cell>
              <table:table-cell office:value-type="float" office:value="0.136835477224229">
                <text:p>0.1368354772242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">
                <text:p>71.5</text:p>
              </table:table-cell>
              <table:table-cell office:value-type="float" office:value="0.133792933961308">
                <text:p>0.13379293396130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">
                <text:p>71.6</text:p>
              </table:table-cell>
              <table:table-cell office:value-type="float" office:value="0.130798194798055">
                <text:p>0.1307981947980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">
                <text:p>71.7</text:p>
              </table:table-cell>
              <table:table-cell office:value-type="float" office:value="0.12785190431032">
                <text:p>0.1278519043103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">
                <text:p>71.8</text:p>
              </table:table-cell>
              <table:table-cell office:value-type="float" office:value="0.124952620109393">
                <text:p>0.1249526201093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">
                <text:p>71.9</text:p>
              </table:table-cell>
              <table:table-cell office:value-type="float" office:value="0.122100960288868">
                <text:p>0.12210096028886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">
                <text:p>72</text:p>
              </table:table-cell>
              <table:table-cell office:value-type="float" office:value="0.119295498402057">
                <text:p>0.1192954984020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">
                <text:p>72.1</text:p>
              </table:table-cell>
              <table:table-cell office:value-type="float" office:value="0.116536826477907">
                <text:p>0.1165368264779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">
                <text:p>72.2</text:p>
              </table:table-cell>
              <table:table-cell office:value-type="float" office:value="0.113823534549397">
                <text:p>0.1138235345493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">
                <text:p>72.3</text:p>
              </table:table-cell>
              <table:table-cell office:value-type="float" office:value="0.111156188994531">
                <text:p>0.1111561889945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">
                <text:p>72.4</text:p>
              </table:table-cell>
              <table:table-cell office:value-type="float" office:value="0.108533396856949">
                <text:p>0.1085333968569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">
                <text:p>72.5</text:p>
              </table:table-cell>
              <table:table-cell office:value-type="float" office:value="0.105955699273101">
                <text:p>0.1059556992731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">
                <text:p>72.6</text:p>
              </table:table-cell>
              <table:table-cell office:value-type="float" office:value="0.103421720821194">
                <text:p>0.1034217208211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">
                <text:p>72.7</text:p>
              </table:table-cell>
              <table:table-cell office:value-type="float" office:value="0.10093197780077">
                <text:p>0.1009319778007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">
                <text:p>72.8</text:p>
              </table:table-cell>
              <table:table-cell office:value-type="float" office:value="0.0984851128410229">
                <text:p>0.098485112841022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">
                <text:p>72.9</text:p>
              </table:table-cell>
              <table:table-cell office:value-type="float" office:value="0.0960816178040926">
                <text:p>0.09608161780409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">
                <text:p>73</text:p>
              </table:table-cell>
              <table:table-cell office:value-type="float" office:value="0.0937201538786834">
                <text:p>0.09372015387868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">
                <text:p>73.1</text:p>
              </table:table-cell>
              <table:table-cell office:value-type="float" office:value="0.0914011888835211">
                <text:p>0.09140118888352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">
                <text:p>73.2</text:p>
              </table:table-cell>
              <table:table-cell office:value-type="float" office:value="0.0891234030670609">
                <text:p>0.08912340306706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">
                <text:p>73.3</text:p>
              </table:table-cell>
              <table:table-cell office:value-type="float" office:value="0.0868872405927115">
                <text:p>0.08688724059271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">
                <text:p>73.4</text:p>
              </table:table-cell>
              <table:table-cell office:value-type="float" office:value="0.0846914012602722">
                <text:p>0.084691401260272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">
                <text:p>73.5</text:p>
              </table:table-cell>
              <table:table-cell office:value-type="float" office:value="0.0825363059596791">
                <text:p>0.08253630595967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">
                <text:p>73.6</text:p>
              </table:table-cell>
              <table:table-cell office:value-type="float" office:value="0.0804206745246705">
                <text:p>0.08042067452467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">
                <text:p>73.7</text:p>
              </table:table-cell>
              <table:table-cell office:value-type="float" office:value="0.0783449049469651">
                <text:p>0.078344904946965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">
                <text:p>73.8</text:p>
              </table:table-cell>
              <table:table-cell office:value-type="float" office:value="0.0763077375674911">
                <text:p>0.07630773756749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">
                <text:p>73.9</text:p>
              </table:table-cell>
              <table:table-cell office:value-type="float" office:value="0.0743095478480917">
                <text:p>0.07430954784809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">
                <text:p>74</text:p>
              </table:table-cell>
              <table:table-cell office:value-type="float" office:value="0.0723490971004713">
                <text:p>0.07234909710047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">
                <text:p>74.1</text:p>
              </table:table-cell>
              <table:table-cell office:value-type="float" office:value="0.0704267386177154">
                <text:p>0.07042673861771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">
                <text:p>74.2</text:p>
              </table:table-cell>
              <table:table-cell office:value-type="float" office:value="0.0685412551359187">
                <text:p>0.068541255135918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">
                <text:p>74.3</text:p>
              </table:table-cell>
              <table:table-cell office:value-type="float" office:value="0.0666929781330101">
                <text:p>0.06669297813301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">
                <text:p>74.4</text:p>
              </table:table-cell>
              <table:table-cell office:value-type="float" office:value="0.0648807122128226">
                <text:p>0.06488071221282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">
                <text:p>74.5</text:p>
              </table:table-cell>
              <table:table-cell office:value-type="float" office:value="0.0631047673839377">
                <text:p>0.06310476738393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">
                <text:p>74.6</text:p>
              </table:table-cell>
              <table:table-cell office:value-type="float" office:value="0.0613639705507351">
                <text:p>0.06136397055073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">
                <text:p>74.7</text:p>
              </table:table-cell>
              <table:table-cell office:value-type="float" office:value="0.0596586105901973">
                <text:p>0.05965861059019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">
                <text:p>74.8</text:p>
              </table:table-cell>
              <table:table-cell office:value-type="float" office:value="0.057987537129264">
                <text:p>0.05798753712926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">
                <text:p>74.9</text:p>
              </table:table-cell>
              <table:table-cell office:value-type="float" office:value="0.0563510182427651">
                <text:p>0.056351018242765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">
                <text:p>75</text:p>
              </table:table-cell>
              <table:table-cell office:value-type="float" office:value="0.0547479266911689">
                <text:p>0.054747926691168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">
                <text:p>75.1</text:p>
              </table:table-cell>
              <table:table-cell office:value-type="float" office:value="0.0531785100680698">
                <text:p>0.053178510068069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">
                <text:p>75.2</text:p>
              </table:table-cell>
              <table:table-cell office:value-type="float" office:value="0.0516416646671682">
                <text:p>0.05164166466716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">
                <text:p>75.3</text:p>
              </table:table-cell>
              <table:table-cell office:value-type="float" office:value="0.0501376179129905">
                <text:p>0.05013761791299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">
                <text:p>75.4</text:p>
              </table:table-cell>
              <table:table-cell office:value-type="float" office:value="0.0486652900206968">
                <text:p>0.04866529002069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">
                <text:p>75.5</text:p>
              </table:table-cell>
              <table:table-cell office:value-type="float" office:value="0.0472248885489747">
                <text:p>0.04722488854897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">
                <text:p>75.6</text:p>
              </table:table-cell>
              <table:table-cell office:value-type="float" office:value="0.0458153580109931">
                <text:p>0.04581535801099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">
                <text:p>75.7</text:p>
              </table:table-cell>
              <table:table-cell office:value-type="float" office:value="0.0444368863937128">
                <text:p>0.04443688639371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">
                <text:p>75.8</text:p>
              </table:table-cell>
              <table:table-cell office:value-type="float" office:value="0.0430884428730159">
                <text:p>0.04308844287301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">
                <text:p>75.9</text:p>
              </table:table-cell>
              <table:table-cell office:value-type="float" office:value="0.0417701961489548">
                <text:p>0.041770196148954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">
                <text:p>76</text:p>
              </table:table-cell>
              <table:table-cell office:value-type="float" office:value="0.0404811404128236">
                <text:p>0.040481140412823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">
                <text:p>76.1</text:p>
              </table:table-cell>
              <table:table-cell office:value-type="float" office:value="0.0392214253531527">
                <text:p>0.03922142535315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">
                <text:p>76.2</text:p>
              </table:table-cell>
              <table:table-cell office:value-type="float" office:value="0.0379900705171928">
                <text:p>0.037990070517192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">
                <text:p>76.3</text:p>
              </table:table-cell>
              <table:table-cell office:value-type="float" office:value="0.0367872068477716">
                <text:p>0.03678720684777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">
                <text:p>76.4</text:p>
              </table:table-cell>
              <table:table-cell office:value-type="float" office:value="0.0356118795763585">
                <text:p>0.035611879576358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">
                <text:p>76.5</text:p>
              </table:table-cell>
              <table:table-cell office:value-type="float" office:value="0.0344642011562207">
                <text:p>0.03446420115622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">
                <text:p>76.6</text:p>
              </table:table-cell>
              <table:table-cell office:value-type="float" office:value="0.0333432428189176">
                <text:p>0.0333432428189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">
                <text:p>76.7</text:p>
              </table:table-cell>
              <table:table-cell office:value-type="float" office:value="0.0322490987745103">
                <text:p>0.03224909877451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">
                <text:p>76.8</text:p>
              </table:table-cell>
              <table:table-cell office:value-type="float" office:value="0.0311808665580328">
                <text:p>0.031180866558032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">
                <text:p>76.9</text:p>
              </table:table-cell>
              <table:table-cell office:value-type="float" office:value="0.0301386223728341">
                <text:p>0.03013862237283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">
                <text:p>77</text:p>
              </table:table-cell>
              <table:table-cell office:value-type="float" office:value="0.0291214903482355">
                <text:p>0.02912149034823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">
                <text:p>77.1</text:p>
              </table:table-cell>
              <table:table-cell office:value-type="float" office:value="0.0281295289074394">
                <text:p>0.028129528907439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">
                <text:p>77.2</text:p>
              </table:table-cell>
              <table:table-cell office:value-type="float" office:value="0.0271618890522359">
                <text:p>0.02716188905223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">
                <text:p>77.3</text:p>
              </table:table-cell>
              <table:table-cell office:value-type="float" office:value="0.0262186116422532">
                <text:p>0.026218611642253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">
                <text:p>77.4</text:p>
              </table:table-cell>
              <table:table-cell office:value-type="float" office:value="0.0252988748172584">
                <text:p>0.02529887481725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">
                <text:p>77.5</text:p>
              </table:table-cell>
              <table:table-cell office:value-type="float" office:value="0.0244027020798572">
                <text:p>0.02440270207985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">
                <text:p>77.6</text:p>
              </table:table-cell>
              <table:table-cell office:value-type="float" office:value="0.0235292989605864">
                <text:p>0.02352929896058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">
                <text:p>77.7</text:p>
              </table:table-cell>
              <table:table-cell office:value-type="float" office:value="0.0226786718015371">
                <text:p>0.02267867180153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">
                <text:p>77.8</text:p>
              </table:table-cell>
              <table:table-cell office:value-type="float" office:value="0.0218500537640811">
                <text:p>0.02185005376408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">
                <text:p>77.9</text:p>
              </table:table-cell>
              <table:table-cell office:value-type="float" office:value="0.0210434342162508">
                <text:p>0.02104343421625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">
                <text:p>78</text:p>
              </table:table-cell>
              <table:table-cell office:value-type="float" office:value="0.020258074177582">
                <text:p>0.0202580741775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">
                <text:p>78.1</text:p>
              </table:table-cell>
              <table:table-cell office:value-type="float" office:value="0.0194939462184651">
                <text:p>0.019493946218465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">
                <text:p>78.2</text:p>
              </table:table-cell>
              <table:table-cell office:value-type="float" office:value="0.0187503394312112">
                <text:p>0.0187503394312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">
                <text:p>78.3</text:p>
              </table:table-cell>
              <table:table-cell office:value-type="float" office:value="0.0180272097549598">
                <text:p>0.018027209754959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">
                <text:p>78.4</text:p>
              </table:table-cell>
              <table:table-cell office:value-type="float" office:value="0.0173238745567157">
                <text:p>0.01732387455671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">
                <text:p>78.5</text:p>
              </table:table-cell>
              <table:table-cell office:value-type="float" office:value="0.0166402733007745">
                <text:p>0.01664027330077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">
                <text:p>78.6</text:p>
              </table:table-cell>
              <table:table-cell office:value-type="float" office:value="0.0159757518181038">
                <text:p>0.015975751818103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">
                <text:p>78.7</text:p>
              </table:table-cell>
              <table:table-cell office:value-type="float" office:value="0.015330233244626">
                <text:p>0.0153302332446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">
                <text:p>78.8</text:p>
              </table:table-cell>
              <table:table-cell office:value-type="float" office:value="0.0147030920519373">
                <text:p>0.014703092051937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">
                <text:p>78.9</text:p>
              </table:table-cell>
              <table:table-cell office:value-type="float" office:value="0.0140942351841931">
                <text:p>0.01409423518419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">
                <text:p>79</text:p>
              </table:table-cell>
              <table:table-cell office:value-type="float" office:value="0.0135030659177568">
                <text:p>0.013503065917756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">
                <text:p>79.1</text:p>
              </table:table-cell>
              <table:table-cell office:value-type="float" office:value="0.0129294751318228">
                <text:p>0.012929475131822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">
                <text:p>79.2</text:p>
              </table:table-cell>
              <table:table-cell office:value-type="float" office:value="0.0123728950592143">
                <text:p>0.01237289505921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">
                <text:p>79.3</text:p>
              </table:table-cell>
              <table:table-cell office:value-type="float" office:value="0.0118332006312678">
                <text:p>0.011833200631267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">
                <text:p>79.4</text:p>
              </table:table-cell>
              <table:table-cell office:value-type="float" office:value="0.0113098531766067">
                <text:p>0.01130985317660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">
                <text:p>79.5</text:p>
              </table:table-cell>
              <table:table-cell office:value-type="float" office:value="0.0108027117862112">
                <text:p>0.01080271178621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">
                <text:p>79.6</text:p>
              </table:table-cell>
              <table:table-cell office:value-type="float" office:value="0.0103112670115957">
                <text:p>0.01031126701159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">
                <text:p>79.7</text:p>
              </table:table-cell>
              <table:table-cell office:value-type="float" office:value="0.00983536220139913">
                <text:p>0.009835362201399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">
                <text:p>79.8</text:p>
              </table:table-cell>
              <table:table-cell office:value-type="float" office:value="0.00937451724499305">
                <text:p>0.009374517244993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">
                <text:p>79.9</text:p>
              </table:table-cell>
              <table:table-cell office:value-type="float" office:value="0.00892855983732869">
                <text:p>0.008928559837328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">
                <text:p>80</text:p>
              </table:table-cell>
              <table:table-cell office:value-type="float" office:value="0.00849703930860397">
                <text:p>0.0084970393086039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">
                <text:p>80.1</text:p>
              </table:table-cell>
              <table:table-cell office:value-type="float" office:value="0.0080797677795129">
                <text:p>0.008079767779512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">
                <text:p>80.2</text:p>
              </table:table-cell>
              <table:table-cell office:value-type="float" office:value="0.00767632411219535">
                <text:p>0.007676324112195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">
                <text:p>80.3</text:p>
              </table:table-cell>
              <table:table-cell office:value-type="float" office:value="0.00728650492344487">
                <text:p>0.0072865049234448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">
                <text:p>80.4</text:p>
              </table:table-cell>
              <table:table-cell office:value-type="float" office:value="0.00690991868675557">
                <text:p>0.006909918686755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">
                <text:p>80.5</text:p>
              </table:table-cell>
              <table:table-cell office:value-type="float" office:value="0.00654634657646434">
                <text:p>0.006546346576464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">
                <text:p>80.6</text:p>
              </table:table-cell>
              <table:table-cell office:value-type="float" office:value="0.00619542674529603">
                <text:p>0.0061954267452960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">
                <text:p>80.7</text:p>
              </table:table-cell>
              <table:table-cell office:value-type="float" office:value="0.00585692497782665">
                <text:p>0.0058569249778266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">
                <text:p>80.8</text:p>
              </table:table-cell>
              <table:table-cell office:value-type="float" office:value="0.00553050916252648">
                <text:p>0.005530509162526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">
                <text:p>80.9</text:p>
              </table:table-cell>
              <table:table-cell office:value-type="float" office:value="0.00521592973834069">
                <text:p>0.005215929738340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">
                <text:p>81</text:p>
              </table:table-cell>
              <table:table-cell office:value-type="float" office:value="0.0430807770300346">
                <text:p>0.0430807770300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